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4.35pt" fo:break-before="auto" style:use-optimal-row-height="true"/>
    </style:style>
    <style:style style:name="ro4" style:family="table-row">
      <style:table-row-properties style:row-height="13.1pt" fo:break-before="auto" style:use-optimal-row-height="true"/>
    </style:style>
    <style:style style:name="ro5" style:family="table-row">
      <style:table-row-properties style:row-height="35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LLOC" table:style-name="ta1">
        <office:forms form:automatic-focus="false" form:apply-design-mode="false"/>
        <table:shapes>
          <draw:frame draw:z-index="0" draw:style-name="gr1" draw:text-style-name="P1" svg:width="320.06pt" svg:height="245.51pt" svg:x="0.26pt" svg:y="737.06pt">
            <loext:p draw:notify-on-update-of-ranges="MALLOC.B4:MALLOC.B10 MALLOC.A4:MALLOC.A4 MALLOC.C4:MALLOC.C10 MALLOC.B11:MALLOC.B17 MALLOC.A11:MALLOC.A11 MALLOC.C11:MALLOC.C17 MALLOC.B18:MALLOC.B24 MALLOC.A18:MALLOC.A18 MALLOC.C18:MALLOC.C24 MALLOC.B25:MALLOC.B31 MALLOC.A25:MALLOC.A25 MALLOC.C25:MALLOC.C31 MALLOC.B32:MALLOC.B38 MALLOC.A32:MALLOC.A32 MALLOC.C32:MALLOC.C38 MALLOC.B39:MALLOC.B45 MALLOC.A39:MALLOC.A39 MALLOC.C39:MALLOC.C45 MALLOC.B46:MALLOC.B52 MALLOC.A46:MALLOC.A46 MALLOC.C46:MALLOC.C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20.06pt" svg:height="245.51pt" svg:x="377.4pt" svg:y="732.1pt">
            <loext:p draw:notify-on-update-of-ranges="MALLOC.G4:MALLOC.G10 MALLOC.F4:MALLOC.F4 MALLOC.H4:MALLOC.H10 MALLOC.G11:MALLOC.G17 MALLOC.F11:MALLOC.F11 MALLOC.H11:MALLOC.H17 MALLOC.G18:MALLOC.G24 MALLOC.F18:MALLOC.F18 MALLOC.H18:MALLOC.H24 MALLOC.G25:MALLOC.G31 MALLOC.F25:MALLOC.F25 MALLOC.H25:MALLOC.H31 MALLOC.G32:MALLOC.G38 MALLOC.F32:MALLOC.F32 MALLOC.H32:MALLOC.H38 MALLOC.G39:MALLOC.G45 MALLOC.F39:MALLOC.F39 MALLOC.H39:MALLOC.H45 MALLOC.G46:MALLOC.G52 MALLOC.F46:MALLOC.F46 MALLOC.H46:MALLOC.H5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505.45pt" svg:height="243.04pt" svg:x="659.68pt" svg:y="190.89pt">
            <loext:p draw:notify-on-update-of-ranges="MALLOC.L4:MALLOC.L10 MALLOC.K2:MALLOC.K2 MALLOC.M4:MALLOC.M10 MALLOC.Q4:MALLOC.Q10 MALLOC.P2:MALLOC.P2 MALLOC.R4:MALLOC.R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ALLOC</text:p>
          </table:table-cell>
          <table:table-cell table:style-name="ce2"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1" office:value-type="string" calcext:value-type="string">
            <text:p>Multiple Allocations</text:p>
          </table:table-cell>
          <table:table-cell table:style-name="ce2" table:number-columns-repeated="2"/>
          <table:table-cell table:number-columns-repeated="2"/>
          <table:table-cell table:style-name="ce1" office:value-type="string" calcext:value-type="string">
            <text:p>Multiple Allocations/free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/free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º Operations</text:p>
          </table:table-cell>
          <table:table-cell table:style-name="ce1"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01093" calcext:value-type="float">
            <text:p>0.001093</text:p>
          </table:table-cell>
          <table:table-cell table:number-columns-repeated="2"/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1895" calcext:value-type="float">
            <text:p>0.001895</text:p>
          </table:table-cell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style-name="Default" office:value-type="float" office:value="0.001772" calcext:value-type="float">
            <text:p>0.001772</text:p>
          </table:table-cell>
          <table:table-cell table:number-columns-repeated="2"/>
          <table:table-cell table:style-name="ce1"/>
          <table:table-cell table:style-name="ce1" office:value-type="float" office:value="1" calcext:value-type="float">
            <text:p>1</text:p>
          </table:table-cell>
          <table:table-cell office:value-type="float" office:value="0.001917" calcext:value-type="float">
            <text:p>0.001917</text:p>
          </table:table-cell>
          <table:table-cell table:style-name="ce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044" calcext:value-type="float">
            <text:p>0.0010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229" calcext:value-type="float">
            <text:p>0.0032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543" calcext:value-type="float">
            <text:p>0.003543</text:p>
          </table:table-cell>
          <table:table-cell table:number-columns-repeated="2"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6624" calcext:value-type="float">
            <text:p>0.016624</text:p>
          </table:table-cell>
          <table:table-cell table:style-name="ce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514" calcext:value-type="float">
            <text:p>0.0051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713" calcext:value-type="float">
            <text:p>0.0071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31124" calcext:value-type="float">
            <text:p>0.031124</text:p>
          </table:table-cell>
          <table:table-cell table:number-columns-repeated="2"/>
          <table:table-cell table:style-name="ce2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61873" calcext:value-type="float">
            <text:p>0.061873</text:p>
          </table:table-cell>
          <table:table-cell table:style-name="ce2"/>
        </table:table-row>
        <table:table-row table:style-name="ro4">
          <table:table-cell/>
          <table:table-cell office:value-type="float" office:value="1000" calcext:value-type="float">
            <text:p>1000</text:p>
          </table:table-cell>
          <table:table-cell office:value-type="float" office:value="0.067138" calcext:value-type="float">
            <text:p>0.06713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05218" calcext:value-type="float">
            <text:p>0.10521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46396" calcext:value-type="float">
            <text:p>0.46396</text:p>
          </table:table-cell>
          <table:table-cell table:number-columns-repeated="2"/>
          <table:table-cell table:style-name="ce2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568359" calcext:value-type="float">
            <text:p>0.568359</text:p>
          </table:table-cell>
          <table:table-cell table:style-name="ce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375791" calcext:value-type="float">
            <text:p>0.37579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751669" calcext:value-type="float">
            <text:p>0.751669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3.94001" calcext:value-type="float">
            <text:p>3.94001</text:p>
          </table:table-cell>
          <table:table-cell table:number-columns-repeated="2"/>
          <table:table-cell table:style-name="ce2"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6.36195" calcext:value-type="float">
            <text:p>6.36195</text:p>
          </table:table-cell>
          <table:table-cell table:style-name="ce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.16052" calcext:value-type="float">
            <text:p>5.16052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7.62509" calcext:value-type="float">
            <text:p>7.62509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35.7745" calcext:value-type="float">
            <text:p>35.7745</text:p>
          </table:table-cell>
          <table:table-cell table:number-columns-repeated="2"/>
          <table:table-cell table:style-name="ce2"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46.9835" calcext:value-type="float">
            <text:p>46.9835</text:p>
          </table:table-cell>
          <table:table-cell table:style-name="ce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347.672" calcext:value-type="float">
            <text:p>347.672</text:p>
          </table:table-cell>
          <table:table-cell table:number-columns-repeated="2"/>
          <table:table-cell table:style-name="ce2"/>
          <table:table-cell table:style-name="ce1" office:value-type="float" office:value="1000000" calcext:value-type="float">
            <text:p>1000000</text:p>
          </table:table-cell>
          <table:table-cell table:style-name="ce2" office:value-type="float" office:value="393.789" calcext:value-type="float">
            <text:p>393.789</text:p>
          </table:table-cell>
          <table:table-cell table:style-name="ce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0256" calcext:value-type="float">
            <text:p>0.000256</text:p>
          </table:table-cell>
          <table:table-cell table:number-columns-repeated="2"/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0562" calcext:value-type="float">
            <text:p>0.000562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461" calcext:value-type="float">
            <text:p>0.00046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1698" calcext:value-type="float">
            <text:p>0.0016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5919" calcext:value-type="float">
            <text:p>0.00591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office:value-type="float" office:value="0.006975" calcext:value-type="float">
            <text:p>0.006975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74436" calcext:value-type="float">
            <text:p>0.07443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00991" calcext:value-type="float">
            <text:p>0.10099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446699" calcext:value-type="float">
            <text:p>0.446699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854215" calcext:value-type="float">
            <text:p>0.8542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7.18218" calcext:value-type="float">
            <text:p>7.18218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8.60663" calcext:value-type="float">
            <text:p>8.6066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0263" calcext:value-type="float">
            <text:p>0.000263</text:p>
          </table:table-cell>
          <table:table-cell table:number-columns-repeated="2"/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0793" calcext:value-type="float">
            <text:p>0.000793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005" calcext:value-type="float">
            <text:p>0.00200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525" calcext:value-type="float">
            <text:p>0.005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0299" calcext:value-type="float">
            <text:p>0.01029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16167" calcext:value-type="float">
            <text:p>0.0161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39272" calcext:value-type="float">
            <text:p>0.13927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248523" calcext:value-type="float">
            <text:p>0.24852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02405" calcext:value-type="float">
            <text:p>1.0240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.38059" calcext:value-type="float">
            <text:p>2.3805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4.7885" calcext:value-type="float">
            <text:p>14.788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3.7456" calcext:value-type="float">
            <text:p>23.74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00252" calcext:value-type="float">
            <text:p>0.000252</text:p>
          </table:table-cell>
          <table:table-cell table:number-columns-repeated="2"/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00677" calcext:value-type="float">
            <text:p>0.000677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73" calcext:value-type="float">
            <text:p>0.0017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1656" calcext:value-type="float">
            <text:p>0.001656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office:value-type="float" office:value="0.015649" calcext:value-type="float">
            <text:p>0.01564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7916" calcext:value-type="float">
            <text:p>0.007916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" calcext:value-type="float">
            <text:p>1000</text:p>
          </table:table-cell>
          <table:table-cell office:value-type="float" office:value="0.152781" calcext:value-type="float">
            <text:p>0.15278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323191" calcext:value-type="float">
            <text:p>0.323191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0" calcext:value-type="float">
            <text:p>10000</text:p>
          </table:table-cell>
          <table:table-cell office:value-type="float" office:value="1.86745" calcext:value-type="float">
            <text:p>1.8674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3.48181" calcext:value-type="float">
            <text:p>3.48181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00" calcext:value-type="float">
            <text:p>100000</text:p>
          </table:table-cell>
          <table:table-cell office:value-type="float" office:value="20.695" calcext:value-type="float">
            <text:p>20.69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ce2" office:value-type="float" office:value="31.0932" calcext:value-type="float">
            <text:p>31.09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00283" calcext:value-type="float">
            <text:p>0.000283</text:p>
          </table:table-cell>
          <table:table-cell table:number-columns-repeated="2"/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00589" calcext:value-type="float">
            <text:p>0.000589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562" calcext:value-type="float">
            <text:p>0.00256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98" calcext:value-type="float">
            <text:p>0.003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9113" calcext:value-type="float">
            <text:p>0.02911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16672" calcext:value-type="float">
            <text:p>0.0166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79908" calcext:value-type="float">
            <text:p>0.27990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635087" calcext:value-type="float">
            <text:p>0.63508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.74417" calcext:value-type="float">
            <text:p>2.7441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6.98682" calcext:value-type="float">
            <text:p>6.9868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8.8572" calcext:value-type="float">
            <text:p>28.8572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52.9962" calcext:value-type="float">
            <text:p>52.996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02504" calcext:value-type="float">
            <text:p>0.002504</text:p>
          </table:table-cell>
          <table:table-cell table:number-columns-repeated="2"/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00586" calcext:value-type="float">
            <text:p>0.000586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664" calcext:value-type="float">
            <text:p>0.0056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5687" calcext:value-type="float">
            <text:p>0.00568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5443" calcext:value-type="float">
            <text:p>0.0544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5249" calcext:value-type="float">
            <text:p>0.0524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548655" calcext:value-type="float">
            <text:p>0.54865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.29467" calcext:value-type="float">
            <text:p>1.294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5.27265" calcext:value-type="float">
            <text:p>5.2726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1.7552" calcext:value-type="float">
            <text:p>11.75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7.2541" calcext:value-type="float">
            <text:p>57.2541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98.4038" calcext:value-type="float">
            <text:p>98.403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0302" calcext:value-type="float">
            <text:p>0.00302</text:p>
          </table:table-cell>
          <table:table-cell table:number-columns-repeated="2"/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0302" calcext:value-type="float">
            <text:p>0.00302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7689" calcext:value-type="float">
            <text:p>0.01768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17689" calcext:value-type="float">
            <text:p>0.0176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35918" calcext:value-type="float">
            <text:p>0.13591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35918" calcext:value-type="float">
            <text:p>0.13591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.04979" calcext:value-type="float">
            <text:p>2.0497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.04979" calcext:value-type="float">
            <text:p>2.0497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0.9567" calcext:value-type="float">
            <text:p>20.956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0.9567" calcext:value-type="float">
            <text:p>20.95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87.082" calcext:value-type="float">
            <text:p>187.082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87.082" calcext:value-type="float">
            <text:p>187.08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503.6" calcext:value-type="float">
            <text:p>1503.6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</table:table>
      <table:table table:name="LINEAR" table:style-name="ta1">
        <office:forms form:automatic-focus="false" form:apply-design-mode="false"/>
        <table:shapes>
          <draw:frame draw:z-index="0" draw:style-name="gr1" draw:text-style-name="P1" svg:width="505.45pt" svg:height="243.04pt" svg:x="658.74pt" svg:y="187.26pt">
            <loext:p draw:notify-on-update-of-ranges="LINEAR.L4:LINEAR.L10 LINEAR.K2:LINEAR.K2 LINEAR.M4:LINEAR.M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505.45pt" svg:height="243.04pt" svg:x="661.66pt" svg:y="456.32pt">
            <loext:p draw:notify-on-update-of-ranges="LINEAR.N4:LINEAR.N10 LINEAR.L4:LINEAR.L10 LINEAR.K2:LINEAR.K2 LINEAR.N4:LINEAR.N1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464.68pt" svg:height="245.37pt" svg:x="40.76pt" svg:y="716.57pt">
            <loext:p draw:notify-on-update-of-ranges="LINEAR.B4:LINEAR.B10 LINEAR.A4:LINEAR.A4 LINEAR.C4:LINEAR.C10 LINEAR.B11:LINEAR.B17 LINEAR.A11:LINEAR.A11 LINEAR.C11:LINEAR.C17 LINEAR.B18:LINEAR.B24 LINEAR.A18:LINEAR.A18 LINEAR.C18:LINEAR.C24 LINEAR.B25:LINEAR.B31 LINEAR.A25:LINEAR.A25 LINEAR.C25:LINEAR.C31 LINEAR.B32:LINEAR.B38 LINEAR.A32:LINEAR.A32 LINEAR.C32:LINEAR.C38 LINEAR.B39:LINEAR.B45 LINEAR.A39:LINEAR.A39 LINEAR.C39:LINEAR.C45 LINEAR.B46:LINEAR.B52 LINEAR.A46:LINEAR.A46 LINEAR.C46:LINEAR.C5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LINEAR</text:p>
          </table:table-cell>
          <table:table-cell table:style-name="ce2"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5">
          <table:table-cell table:style-name="ce1" office:value-type="string" calcext:value-type="string">
            <text:p>Multiple Allocations</text:p>
          </table:table-cell>
          <table:table-cell table:style-name="ce2" table:number-columns-repeated="2"/>
          <table:table-cell table:number-columns-repeated="2"/>
          <table:table-cell table:style-name="ce1" office:value-type="string" calcext:value-type="string">
            <text:p>Multiple Allocations/free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/fre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/>
          <table:table-cell table:number-columns-repeated="4"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 table:number-columns-repeated="2"/>
          <table:table-cell table:style-name="ce1" table:number-columns-repeated="2"/>
          <table:table-cell table:style-name="ce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/>
          <table:table-cell table:style-name="Default"/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1" table:number-columns-repeated="2"/>
          <table:table-cell/>
          <table:table-cell table:style-name="ce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8129" calcext:value-type="float">
            <text:p>0.008129</text:p>
          </table:table-cell>
          <table:table-cell office:value-type="float" office:value="320" calcext:value-type="float">
            <text:p>32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08495" calcext:value-type="float">
            <text:p>0.008495</text:p>
          </table:table-cell>
          <table:table-cell office:value-type="float" office:value="5312" calcext:value-type="float">
            <text:p>5312</text:p>
          </table:table-cell>
          <table:table-cell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0298" calcext:value-type="float">
            <text:p>0.010298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0.010236" calcext:value-type="float">
            <text:p>0.010236</text:p>
          </table:table-cell>
          <table:table-cell office:value-type="float" office:value="90976" calcext:value-type="float">
            <text:p>90976</text:p>
          </table:table-cell>
          <table:table-cell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4397" calcext:value-type="float">
            <text:p>0.034397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0.079353" calcext:value-type="float">
            <text:p>0.079353</text:p>
          </table:table-cell>
          <table:table-cell office:value-type="float" office:value="1112224" calcext:value-type="float">
            <text:p>1112224</text:p>
          </table:table-cell>
          <table:table-cell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0782" calcext:value-type="float">
            <text:p>0.20782</text:p>
          </table:table-cell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0.583192" calcext:value-type="float">
            <text:p>0.583192</text:p>
          </table:table-cell>
          <table:table-cell office:value-type="float" office:value="11630336" calcext:value-type="float">
            <text:p>11630336</text:p>
          </table:table-cell>
          <table:table-cell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.9955" calcext:value-type="float">
            <text:p>1.9955</text:p>
          </table:table-cell>
          <table:table-cell table:number-columns-repeated="8"/>
          <table:table-cell office:value-type="float" office:value="100000" calcext:value-type="float">
            <text:p>100000</text:p>
          </table:table-cell>
          <table:table-cell office:value-type="float" office:value="4.94377" calcext:value-type="float">
            <text:p>4.94377</text:p>
          </table:table-cell>
          <table:table-cell office:value-type="float" office:value="115325504" calcext:value-type="float">
            <text:p>115325504</text:p>
          </table:table-cell>
          <table:table-cell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7.5002" calcext:value-type="float">
            <text:p>27.5002</text:p>
          </table:table-cell>
          <table:table-cell table:number-columns-repeated="4"/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51.9729" calcext:value-type="float">
            <text:p>51.9729</text:p>
          </table:table-cell>
          <table:table-cell office:value-type="float" office:value="1148913184" calcext:value-type="float">
            <text:p>1148913184</text:p>
          </table:table-cell>
          <table:table-cell/>
          <table:table-cell table:style-name="ce2"/>
          <table:table-cell table:style-name="ce1"/>
          <table:table-cell table:style-name="ce2"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2072" calcext:value-type="float">
            <text:p>0.012072</text:p>
          </table:table-cell>
          <table:table-cell office:value-type="float" office:value="640" calcext:value-type="float">
            <text:p>64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4466" calcext:value-type="float">
            <text:p>0.014466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9045" calcext:value-type="float">
            <text:p>0.0390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09361" calcext:value-type="float">
            <text:p>0.2093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.01789" calcext:value-type="float">
            <text:p>2.01789</text:p>
          </table:table-cell>
          <table:table-cell table:number-columns-repeated="16"/>
        </table:table-row>
        <table:table-row table:style-name="ro4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5.9282" calcext:value-type="float">
            <text:p>25.9282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9224" calcext:value-type="float">
            <text:p>0.009224</text:p>
          </table:table-cell>
          <table:table-cell office:value-type="float" office:value="2560" calcext:value-type="float">
            <text:p>256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1665" calcext:value-type="float">
            <text:p>0.01166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5544" calcext:value-type="float">
            <text:p>0.0355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056" calcext:value-type="float">
            <text:p>0.20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.01376" calcext:value-type="float">
            <text:p>2.01376</text:p>
          </table:table-cell>
          <table:table-cell table:number-columns-repeated="16"/>
        </table:table-row>
        <table:table-row table:style-name="ro4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9.7775" calcext:value-type="float">
            <text:p>19.777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5120" calcext:value-type="float">
            <text:p>512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138" calcext:value-type="float">
            <text:p>0.011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4218" calcext:value-type="float">
            <text:p>0.0342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89944" calcext:value-type="float">
            <text:p>0.289944</text:p>
          </table:table-cell>
          <table:table-cell table:number-columns-repeated="16"/>
        </table:table-row>
        <table:table-row table:style-name="ro4">
          <table:table-cell/>
          <table:table-cell office:value-type="float" office:value="100000" calcext:value-type="float">
            <text:p>100000</text:p>
          </table:table-cell>
          <table:table-cell table:style-name="ce2" office:value-type="float" office:value="2.04587" calcext:value-type="float">
            <text:p>2.04587</text:p>
          </table:table-cell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Default" office:value-type="float" office:value="19.1557" calcext:value-type="float">
            <text:p>19.1557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10240" calcext:value-type="float">
            <text:p>10240</text:p>
          </table:table-cell>
          <table:table-cell table:number-columns-repeated="15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office:value-type="float" office:value="0.01097" calcext:value-type="float">
            <text:p>0.010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4602" calcext:value-type="float">
            <text:p>0.03460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303389" calcext:value-type="float">
            <text:p>0.30338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.99606" calcext:value-type="float">
            <text:p>1.9960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5.9899" calcext:value-type="float">
            <text:p>15.9899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20480" calcext:value-type="float">
            <text:p>20480</text:p>
          </table:table-cell>
          <table:table-cell table:number-columns-repeated="15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office:value-type="float" office:value="0.013101" calcext:value-type="float">
            <text:p>0.01310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4504" calcext:value-type="float">
            <text:p>0.03450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98474" calcext:value-type="float">
            <text:p>0.2984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.76823" calcext:value-type="float">
            <text:p>1.768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6.0963" calcext:value-type="float">
            <text:p>16.0963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01255" calcext:value-type="float">
            <text:p>0.001255</text:p>
          </table:table-cell>
          <table:table-cell table:style-name="ce1" office:value-type="float" office:value="4096" calcext:value-type="float">
            <text:p>4096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986" calcext:value-type="float">
            <text:p>0.005986</text:p>
          </table:table-cell>
          <table:table-cell table:formula="of:= [.D46] * 10" office:value-type="float" office:value="40960" calcext:value-type="float">
            <text:p>4096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4035" calcext:value-type="float">
            <text:p>0.014035</text:p>
          </table:table-cell>
          <table:table-cell table:formula="of:= [.D47] * 10" office:value-type="float" office:value="409600" calcext:value-type="float">
            <text:p>4096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5065" calcext:value-type="float">
            <text:p>0.035065</text:p>
          </table:table-cell>
          <table:table-cell table:formula="of:= [.D48] * 10" office:value-type="float" office:value="4096000" calcext:value-type="float">
            <text:p>40960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22351" calcext:value-type="float">
            <text:p>0.222351</text:p>
          </table:table-cell>
          <table:table-cell table:formula="of:= [.D49] * 10" office:value-type="float" office:value="40960000" calcext:value-type="float">
            <text:p>409600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.04203" calcext:value-type="float">
            <text:p>2.04203</text:p>
          </table:table-cell>
          <table:table-cell table:formula="of:= [.D50] * 10" office:value-type="float" office:value="409600000" calcext:value-type="float">
            <text:p>4096000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0.3448" calcext:value-type="float">
            <text:p>20.3448</text:p>
          </table:table-cell>
          <table:table-cell table:formula="of:= [.D51] * 10" office:value-type="float" office:value="4096000000" calcext:value-type="float">
            <text:p>4096000000</text:p>
          </table:table-cell>
          <table:table-cell table:number-columns-repeated="3"/>
          <table:table-cell table:style-name="ce2"/>
          <table:table-cell table:number-columns-repeated="4"/>
          <table:table-cell table:style-name="ce2"/>
          <table:table-cell table:number-columns-repeated="6"/>
        </table:table-row>
      </table:table>
      <table:table table:name="STACK" table:style-name="ta1">
        <office:forms form:automatic-focus="false" form:apply-design-mode="false"/>
        <table:shapes>
          <draw:frame draw:z-index="0" draw:style-name="gr1" draw:text-style-name="P1" svg:width="453.51pt" svg:height="255.09pt" svg:x="11.68pt" svg:y="733.29pt">
            <loext:p draw:notify-on-update-of-ranges="STACK.B4:STACK.B10 STACK.A4:STACK.A4 STACK.C4:STACK.C10 STACK.B11:STACK.B17 STACK.A11:STACK.A11 STACK.C11:STACK.C17 STACK.B18:STACK.B24 STACK.A18:STACK.A18 STACK.C18:STACK.C24 STACK.B25:STACK.B31 STACK.A25:STACK.A25 STACK.C25:STACK.C31 STACK.B32:STACK.B38 STACK.A32:STACK.A32 STACK.C32:STACK.C38 STACK.B39:STACK.B45 STACK.A39:STACK.A39 STACK.C39:STACK.C45 STACK.B46:STACK.B52 STACK.A46:STACK.A46 STACK.C46:STACK.C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05.45pt" svg:height="243.04pt" svg:x="640.97pt" svg:y="210.36pt">
            <loext:p draw:notify-on-update-of-ranges="STACK.L4:STACK.L10 STACK.K2:STACK.K2 STACK.M4:STACK.M10 STACK.Q4:STACK.Q10 STACK.P2:STACK.P2 STACK.R4:STACK.R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417.71pt" svg:height="262.8pt" svg:x="503.32pt" svg:y="732.36pt">
            <loext:p draw:notify-on-update-of-ranges="STACK.G4:STACK.G10 STACK.F4:STACK.F4 STACK.H4:STACK.H10 STACK.G11:STACK.G17 STACK.F11:STACK.F11 STACK.H11:STACK.H17 STACK.G18:STACK.G24 STACK.F18:STACK.F18 STACK.H18:STACK.H24 STACK.G25:STACK.G31 STACK.F25:STACK.F25 STACK.H25:STACK.H31 STACK.G32:STACK.G38 STACK.F32:STACK.F32 STACK.H32:STACK.H38 STACK.G39:STACK.G45 STACK.F39:STACK.F39 STACK.H39:STACK.H45 STACK.G46:STACK.G52 STACK.F46:STACK.F46 STACK.C46:STACK.C5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505.45pt" svg:height="243.04pt" svg:x="641.99pt" svg:y="473.27pt">
            <loext:p draw:notify-on-update-of-ranges="STACK.N4:STACK.N10 STACK.L4:STACK.L10 STACK.K2:STACK.K2 STACK.N4:STACK.N1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STACK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5">
          <table:table-cell table:style-name="ce1" office:value-type="string" calcext:value-type="string">
            <text:p>Multiple Allocations</text:p>
          </table:table-cell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ultiple Allocations/free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/free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º Operations</text:p>
          </table:table-cell>
          <table:table-cell table:style-name="ce1"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5657" calcext:value-type="float">
            <text:p>0.005657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734" calcext:value-type="float">
            <text:p>0.006734</text:p>
          </table:table-cell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/>
          <table:table-cell table:style-name="ce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6109" calcext:value-type="float">
            <text:p>0.006109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7222" calcext:value-type="float">
            <text:p>0.0072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Default" office:value-type="float" office:value="0.00766" calcext:value-type="float">
            <text:p>0.00766</text:p>
          </table:table-cell>
          <table:table-cell office:value-type="float" office:value="5392" calcext:value-type="float">
            <text:p>5392</text:p>
          </table:table-cell>
          <table:table-cell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9559" calcext:value-type="float">
            <text:p>0.009559</text:p>
          </table:table-cell>
          <table:table-cell table:style-name="ce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9402" calcext:value-type="float">
            <text:p>0.009402</text:p>
          </table:table-cell>
          <table:table-cell office:value-type="float" office:value="3400" calcext:value-type="float">
            <text:p>34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10679" calcext:value-type="float">
            <text:p>0.01067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5295" calcext:value-type="float">
            <text:p>0.05295</text:p>
          </table:table-cell>
          <table:table-cell office:value-type="float" office:value="91776" calcext:value-type="float">
            <text:p>91776</text:p>
          </table:table-cell>
          <table:table-cell/>
          <table:table-cell table:style-name="ce2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40415" calcext:value-type="float">
            <text:p>0.040415</text:p>
          </table:table-cell>
          <table:table-cell table:style-name="ce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68254" calcext:value-type="float">
            <text:p>0.06825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066107" calcext:value-type="float">
            <text:p>0.066107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310997" calcext:value-type="float">
            <text:p>0.310997</text:p>
          </table:table-cell>
          <table:table-cell office:value-type="float" office:value="1120224" calcext:value-type="float">
            <text:p>1120224</text:p>
          </table:table-cell>
          <table:table-cell/>
          <table:table-cell table:style-name="ce2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499395" calcext:value-type="float">
            <text:p>0.499395</text:p>
          </table:table-cell>
          <table:table-cell table:style-name="ce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462132" calcext:value-type="float">
            <text:p>0.462132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692558" calcext:value-type="float">
            <text:p>0.69255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91945" calcext:value-type="float">
            <text:p>1.91945</text:p>
          </table:table-cell>
          <table:table-cell office:value-type="float" office:value="11710336" calcext:value-type="float">
            <text:p>11710336</text:p>
          </table:table-cell>
          <table:table-cell/>
          <table:table-cell table:style-name="ce2"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.99166" calcext:value-type="float">
            <text:p>1.99166</text:p>
          </table:table-cell>
          <table:table-cell table:style-name="ce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4.47386" calcext:value-type="float">
            <text:p>4.47386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6.79375" calcext:value-type="float">
            <text:p>6.7937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8.0965" calcext:value-type="float">
            <text:p>18.0965</text:p>
          </table:table-cell>
          <table:table-cell office:value-type="float" office:value="116125504" calcext:value-type="float">
            <text:p>116125504</text:p>
          </table:table-cell>
          <table:table-cell/>
          <table:table-cell table:style-name="ce2"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22.2024" calcext:value-type="float">
            <text:p>22.2024</text:p>
          </table:table-cell>
          <table:table-cell table:style-name="ce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41.312" calcext:value-type="float">
            <text:p>41.312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44.445" calcext:value-type="float">
            <text:p>144.445</text:p>
          </table:table-cell>
          <table:table-cell office:value-type="float" office:value="1156913184" calcext:value-type="float">
            <text:p>1156913184</text:p>
          </table:table-cell>
          <table:table-cell/>
          <table:table-cell table:style-name="ce2"/>
          <table:table-cell table:style-name="ce1" office:value-type="float" office:value="1000000" calcext:value-type="float">
            <text:p>1000000</text:p>
          </table:table-cell>
          <table:table-cell table:style-name="ce2" office:value-type="float" office:value="175.455" calcext:value-type="float">
            <text:p>175.455</text:p>
          </table:table-cell>
          <table:table-cell table:style-name="ce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0739" calcext:value-type="float">
            <text:p>0.010739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88" calcext:value-type="float">
            <text:p>0.015688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1706" calcext:value-type="float">
            <text:p>0.011706</text:p>
          </table:table-cell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5651" calcext:value-type="float">
            <text:p>0.0156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79" calcext:value-type="float">
            <text:p>0.0179</text:p>
          </table:table-cell>
          <table:table-cell office:value-type="float" office:value="6800" calcext:value-type="float">
            <text:p>68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Default" office:value-type="float" office:value="0.019513" calcext:value-type="float">
            <text:p>0.019513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73824" calcext:value-type="float">
            <text:p>0.07382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0229" calcext:value-type="float">
            <text:p>0.1022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535434" calcext:value-type="float">
            <text:p>0.535434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766645" calcext:value-type="float">
            <text:p>0.7666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4.85385" calcext:value-type="float">
            <text:p>4.8538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Default" office:value-type="float" office:value="8.27701" calcext:value-type="float">
            <text:p>8.277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43.4406" calcext:value-type="float">
            <text:p>43.4406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69" calcext:value-type="float">
            <text:p>0.00669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1402" calcext:value-type="float">
            <text:p>0.011402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9521" calcext:value-type="float">
            <text:p>0.009521</text:p>
          </table:table-cell>
          <table:table-cell office:value-type="float" office:value="2640" calcext:value-type="float">
            <text:p>264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2873" calcext:value-type="float">
            <text:p>0.01287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5621" calcext:value-type="float">
            <text:p>0.015621</text:p>
          </table:table-cell>
          <table:table-cell office:value-type="float" office:value="26400" calcext:value-type="float">
            <text:p>264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20683" calcext:value-type="float">
            <text:p>0.0206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19441" calcext:value-type="float">
            <text:p>0.1194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61356" calcext:value-type="float">
            <text:p>0.1613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943887" calcext:value-type="float">
            <text:p>0.94388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08573" calcext:value-type="float">
            <text:p>1.0857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.92931" calcext:value-type="float">
            <text:p>5.92931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0.6941" calcext:value-type="float">
            <text:p>10.69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56.1075" calcext:value-type="float">
            <text:p>56.1075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8869" calcext:value-type="float">
            <text:p>0.008869</text:p>
          </table:table-cell>
          <table:table-cell office:value-type="float" office:value="520" calcext:value-type="float">
            <text:p>520</text:p>
          </table:table-cell>
          <table:table-cell/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10972" calcext:value-type="float">
            <text:p>0.010972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9778" calcext:value-type="float">
            <text:p>0.009778</text:p>
          </table:table-cell>
          <table:table-cell office:value-type="float" office:value="5200" calcext:value-type="float">
            <text:p>52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2409" calcext:value-type="float">
            <text:p>0.01240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0428" calcext:value-type="float">
            <text:p>0.020428</text:p>
          </table:table-cell>
          <table:table-cell office:value-type="float" office:value="52000" calcext:value-type="float">
            <text:p>520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2604" calcext:value-type="float">
            <text:p>0.026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86064" calcext:value-type="float">
            <text:p>0.18606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256389" calcext:value-type="float">
            <text:p>0.2563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13611" calcext:value-type="float">
            <text:p>1.1361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15717" calcext:value-type="float">
            <text:p>1.1571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8.46396" calcext:value-type="float">
            <text:p>8.46396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ce2" office:value-type="float" office:value="12.8102" calcext:value-type="float">
            <text:p>12.81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90.696" calcext:value-type="float">
            <text:p>90.696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253" calcext:value-type="float">
            <text:p>0.006253</text:p>
          </table:table-cell>
          <table:table-cell office:value-type="float" office:value="1032" calcext:value-type="float">
            <text:p>1032</text:p>
          </table:table-cell>
          <table:table-cell/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10667" calcext:value-type="float">
            <text:p>0.010667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9384" calcext:value-type="float">
            <text:p>0.009384</text:p>
          </table:table-cell>
          <table:table-cell office:value-type="float" office:value="10320" calcext:value-type="float">
            <text:p>103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2461" calcext:value-type="float">
            <text:p>0.01246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39924" calcext:value-type="float">
            <text:p>0.039924</text:p>
          </table:table-cell>
          <table:table-cell office:value-type="float" office:value="103200" calcext:value-type="float">
            <text:p>1032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36195" calcext:value-type="float">
            <text:p>0.03619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339675" calcext:value-type="float">
            <text:p>0.339675</text:p>
          </table:table-cell>
          <table:table-cell office:value-type="float" office:value="1032000" calcext:value-type="float">
            <text:p>1032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425279" calcext:value-type="float">
            <text:p>0.42527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55571" calcext:value-type="float">
            <text:p>1.5557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94472" calcext:value-type="float">
            <text:p>1.944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2.7848" calcext:value-type="float">
            <text:p>12.7848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6.7141" calcext:value-type="float">
            <text:p>16.71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30.738" calcext:value-type="float">
            <text:p>130.738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202" calcext:value-type="float">
            <text:p>0.006202</text:p>
          </table:table-cell>
          <table:table-cell office:value-type="float" office:value="2056" calcext:value-type="float">
            <text:p>2056</text:p>
          </table:table-cell>
          <table:table-cell/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10641" calcext:value-type="float">
            <text:p>0.010641</text:p>
          </table:table-cell>
          <table:table-cell table:style-name="Default"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20560" calcext:value-type="float">
            <text:p>2056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4194" calcext:value-type="float">
            <text:p>0.014194</text:p>
          </table:table-cell>
          <table:table-cell office:value-type="float" office:value="20560" calcext:value-type="float">
            <text:p>2056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53823" calcext:value-type="float">
            <text:p>0.053823</text:p>
          </table:table-cell>
          <table:table-cell office:value-type="float" office:value="205600" calcext:value-type="float">
            <text:p>2056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57338" calcext:value-type="float">
            <text:p>0.05733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648699" calcext:value-type="float">
            <text:p>0.648699</text:p>
          </table:table-cell>
          <table:table-cell office:value-type="float" office:value="2056000" calcext:value-type="float">
            <text:p>2056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712882" calcext:value-type="float">
            <text:p>0.71288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99418" calcext:value-type="float">
            <text:p>1.9941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3.20659" calcext:value-type="float">
            <text:p>3.20659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00" calcext:value-type="float">
            <text:p>100000</text:p>
          </table:table-cell>
          <table:table-cell office:value-type="float" office:value="17.4786" calcext:value-type="float">
            <text:p>17.4786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1.0171" calcext:value-type="float">
            <text:p>21.017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27.565" calcext:value-type="float">
            <text:p>227.565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05942" calcext:value-type="float">
            <text:p>0.005942</text:p>
          </table:table-cell>
          <table:table-cell office:value-type="float" office:value="4104" calcext:value-type="float">
            <text:p>4104</text:p>
          </table:table-cell>
          <table:table-cell/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9569" calcext:value-type="float">
            <text:p>0.009569</text:p>
          </table:table-cell>
          <table:table-cell table:formula="of:= [.D46] * 10" office:value-type="float" office:value="41040" calcext:value-type="float">
            <text:p>4104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41040" calcext:value-type="float">
            <text:p>4104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50113" calcext:value-type="float">
            <text:p>0.050113</text:p>
          </table:table-cell>
          <table:table-cell table:formula="of:= [.D47] * 10" office:value-type="float" office:value="410400" calcext:value-type="float">
            <text:p>4104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48588" calcext:value-type="float">
            <text:p>0.148588</text:p>
          </table:table-cell>
          <table:table-cell table:formula="of:= [.D48] * 10" office:value-type="float" office:value="4104000" calcext:value-type="float">
            <text:p>4104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13164" calcext:value-type="float">
            <text:p>1.13164</text:p>
          </table:table-cell>
          <table:table-cell table:formula="of:= [.D49] * 10" office:value-type="float" office:value="41040000" calcext:value-type="float">
            <text:p>41040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6.85032" calcext:value-type="float">
            <text:p>6.85032</text:p>
          </table:table-cell>
          <table:table-cell table:formula="of:= [.D50] * 10" office:value-type="float" office:value="410400000" calcext:value-type="float">
            <text:p>410400000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61.0457" calcext:value-type="float">
            <text:p>61.0457</text:p>
          </table:table-cell>
          <table:table-cell table:formula="of:= [.D51] * 10" office:value-type="float" office:value="4104000000" calcext:value-type="float">
            <text:p>41040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style-name="Default"/>
          <table:table-cell table:number-columns-repeated="4"/>
          <table:table-cell table:style-name="ce2"/>
          <table:table-cell table:number-columns-repeated="6"/>
        </table:table-row>
        <table:table-row table:style-name="ro1" table:number-rows-repeated="4"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 table:visibility="collapse" table:number-rows-repeated="9"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 table:visibility="collapse"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</table:table>
      <table:table table:name="POOL" table:style-name="ta1">
        <table:shapes>
          <draw:frame draw:z-index="0" draw:style-name="gr1" draw:text-style-name="P1" svg:width="453.51pt" svg:height="255.09pt" svg:x="0pt" svg:y="726.15pt">
            <loext:p draw:notify-on-update-of-ranges="POOL.B4:POOL.B10 POOL.A4:POOL.A4 POOL.C4:POOL.C10 POOL.B11:POOL.B17 POOL.A11:POOL.A11 POOL.C11:POOL.C17 POOL.B18:POOL.B24 POOL.A18:POOL.A18 POOL.C18:POOL.C24 POOL.B25:POOL.B31 POOL.A25:POOL.A25 POOL.C25:POOL.C31 POOL.B32:POOL.B38 POOL.A32:POOL.A32 POOL.C32:POOL.C38 POOL.B39:POOL.B45 POOL.A39:POOL.A39 POOL.C39:POOL.C45 POOL.B46:POOL.B52 POOL.A46:POOL.A46 POOL.C46:POOL.C5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17.71pt" svg:height="262.8pt" svg:x="491.64pt" svg:y="725.22pt">
            <loext:p draw:notify-on-update-of-ranges="POOL.G4:POOL.G10 POOL.F4:POOL.F4 POOL.H4:POOL.H10 POOL.G11:POOL.G17 POOL.F11:POOL.F11 POOL.H11:POOL.H17 POOL.G18:POOL.G24 POOL.F18:POOL.F18 POOL.H18:POOL.H24 POOL.G25:POOL.G31 POOL.F25:POOL.F25 POOL.H25:POOL.H31 POOL.G32:POOL.G38 POOL.F32:POOL.F32 POOL.H32:POOL.H38 POOL.G39:POOL.G45 POOL.F39:POOL.F39 POOL.H39:POOL.H45 POOL.G46:POOL.G52 POOL.F46:POOL.F46 POOL.H46:POOL.H5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POOL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1" office:value-type="string" calcext:value-type="string">
            <text:p>Multiple Allocations</text:p>
          </table:table-cell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ultiple Allocations/free</text:p>
          </table:table-cell>
          <table:table-cell table:style-name="Default" table:number-columns-repeated="3"/>
          <table:table-cell/>
          <table:table-cell table:style-name="ce1"/>
          <table:table-cell table:style-name="Default" table:number-columns-repeated="3"/>
          <table:table-cell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/>
          <table:table-cell table:number-columns-repeated="4"/>
          <table:table-cell table:style-name="ce1" table:number-columns-repeated="3"/>
          <table:table-cell table:style-name="ce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5769" calcext:value-type="float">
            <text:p>0.005769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1384" calcext:value-type="float">
            <text:p>0.001384</text:p>
          </table:table-cell>
          <table:table-cell table:number-columns-repeated="2"/>
          <table:table-cell table:style-name="ce1"/>
          <table:table-cell/>
          <table:table-cell table:style-name="Default" table:number-columns-repeated="2"/>
          <table:table-cell/>
          <table:table-cell table:style-name="ce1" table:number-columns-repeated="2"/>
          <table:table-cell/>
          <table:table-cell table:style-name="ce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4818" calcext:value-type="float">
            <text:p>0.004818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1788" calcext:value-type="float">
            <text:p>0.001788</text:p>
          </table:table-cell>
          <table:table-cell table:number-columns-repeated="4"/>
          <table:table-cell table:style-name="Default"/>
          <table:table-cell table:number-columns-repeated="2"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6804" calcext:value-type="float">
            <text:p>0.006804</text:p>
          </table:table-cell>
          <table:table-cell office:value-type="float" office:value="3200" calcext:value-type="float">
            <text:p>32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04643" calcext:value-type="float">
            <text:p>0.004643</text:p>
          </table:table-cell>
          <table:table-cell table:number-columns-repeated="7"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2538" calcext:value-type="float">
            <text:p>0.03253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04762" calcext:value-type="float">
            <text:p>0.04762</text:p>
          </table:table-cell>
          <table:table-cell table:number-columns-repeated="7"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438305" calcext:value-type="float">
            <text:p>0.43830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43272" calcext:value-type="float">
            <text:p>0.43272</text:p>
          </table:table-cell>
          <table:table-cell table:number-columns-repeated="7"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3.07795" calcext:value-type="float">
            <text:p>3.0779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4.18032" calcext:value-type="float">
            <text:p>4.18032</text:p>
          </table:table-cell>
          <table:table-cell table:number-columns-repeated="7"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6.3363" calcext:value-type="float">
            <text:p>26.3363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37.1922" calcext:value-type="float">
            <text:p>37.1922</text:p>
          </table:table-cell>
          <table:table-cell table:number-columns-repeated="4"/>
          <table:table-cell table:style-name="ce2"/>
          <table:table-cell table:number-columns-repeated="2"/>
          <table:table-cell table:style-name="ce2"/>
          <table:table-cell table:style-name="ce1"/>
          <table:table-cell table:style-name="ce2"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0924" calcext:value-type="float">
            <text:p>0.000924</text:p>
          </table:table-cell>
          <table:table-cell table:number-columns-repeated="2"/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1391" calcext:value-type="float">
            <text:p>0.001391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599" calcext:value-type="float">
            <text:p>0.00159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1529" calcext:value-type="float">
            <text:p>0.00152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5598" calcext:value-type="float">
            <text:p>0.00559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office:value-type="float" office:value="0.006784" calcext:value-type="float">
            <text:p>0.006784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8022" calcext:value-type="float">
            <text:p>0.03802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082908" calcext:value-type="float">
            <text:p>0.0829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382567" calcext:value-type="float">
            <text:p>0.38256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502309" calcext:value-type="float">
            <text:p>0.50230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3.13629" calcext:value-type="float">
            <text:p>3.13629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Default" office:value-type="float" office:value="6.22231" calcext:value-type="float">
            <text:p>6.2223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34.1748" calcext:value-type="float">
            <text:p>34.1748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46.8658" calcext:value-type="float">
            <text:p>46.8658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09" calcext:value-type="float">
            <text:p>0.0009</text:p>
          </table:table-cell>
          <table:table-cell table:number-columns-repeated="2"/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1264" calcext:value-type="float">
            <text:p>0.001264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535" calcext:value-type="float">
            <text:p>0.0015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1434" calcext:value-type="float">
            <text:p>0.00143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3133" calcext:value-type="float">
            <text:p>0.01313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12351" calcext:value-type="float">
            <text:p>0.0123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13196" calcext:value-type="float">
            <text:p>0.11319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26126" calcext:value-type="float">
            <text:p>0.12612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50797" calcext:value-type="float">
            <text:p>1.5079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988115" calcext:value-type="float">
            <text:p>0.9881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9.55636" calcext:value-type="float">
            <text:p>9.55636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1.779" calcext:value-type="float">
            <text:p>11.77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02.48" calcext:value-type="float">
            <text:p>102.48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18.012" calcext:value-type="float">
            <text:p>118.012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1401" calcext:value-type="float">
            <text:p>0.001401</text:p>
          </table:table-cell>
          <table:table-cell table:number-columns-repeated="2"/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01056" calcext:value-type="float">
            <text:p>0.001056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3663" calcext:value-type="float">
            <text:p>0.00366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4206" calcext:value-type="float">
            <text:p>0.00420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5847" calcext:value-type="float">
            <text:p>0.01584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18317" calcext:value-type="float">
            <text:p>0.01831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82478" calcext:value-type="float">
            <text:p>0.18247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69266" calcext:value-type="float">
            <text:p>0.16926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77181" calcext:value-type="float">
            <text:p>1.7718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34223" calcext:value-type="float">
            <text:p>1.3422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1.7869" calcext:value-type="float">
            <text:p>11.7869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ce2" office:value-type="float" office:value="14.0858" calcext:value-type="float">
            <text:p>14.085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24.808" calcext:value-type="float">
            <text:p>124.808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47.313" calcext:value-type="float">
            <text:p>147.313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1158" calcext:value-type="float">
            <text:p>0.001158</text:p>
          </table:table-cell>
          <table:table-cell table:number-columns-repeated="2"/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01504" calcext:value-type="float">
            <text:p>0.001504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4504" calcext:value-type="float">
            <text:p>0.00450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453" calcext:value-type="float">
            <text:p>0.0034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5773" calcext:value-type="float">
            <text:p>0.02577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30522" calcext:value-type="float">
            <text:p>0.03052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7635" calcext:value-type="float">
            <text:p>0.2763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273248" calcext:value-type="float">
            <text:p>0.2732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50969" calcext:value-type="float">
            <text:p>1.50969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69125" calcext:value-type="float">
            <text:p>1.691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.1092" calcext:value-type="float">
            <text:p>15.1092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7.7664" calcext:value-type="float">
            <text:p>17.76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39.262" calcext:value-type="float">
            <text:p>139.262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62.15" calcext:value-type="float">
            <text:p>162.15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1167" calcext:value-type="float">
            <text:p>0.001167</text:p>
          </table:table-cell>
          <table:table-cell table:number-columns-repeated="2"/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01001" calcext:value-type="float">
            <text:p>0.001001</text:p>
          </table:table-cell>
          <table:table-cell table:style-name="Default"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7963" calcext:value-type="float">
            <text:p>0.00796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6421" calcext:value-type="float">
            <text:p>0.00642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62833" calcext:value-type="float">
            <text:p>0.06283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66953" calcext:value-type="float">
            <text:p>0.0669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607219" calcext:value-type="float">
            <text:p>0.60721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745899" calcext:value-type="float">
            <text:p>0.74589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.51625" calcext:value-type="float">
            <text:p>2.5162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.88398" calcext:value-type="float">
            <text:p>2.883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4.0137" calcext:value-type="float">
            <text:p>24.0137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5.8098" calcext:value-type="float">
            <text:p>25.80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10.214" calcext:value-type="float">
            <text:p>210.214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224.159" calcext:value-type="float">
            <text:p>224.159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03969" calcext:value-type="float">
            <text:p>0.003969</text:p>
          </table:table-cell>
          <table:table-cell table:style-name="ce1" office:value-type="float" office:value="4096" calcext:value-type="float">
            <text:p>4096</text:p>
          </table:table-cell>
          <table:table-cell/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03969" calcext:value-type="float">
            <text:p>0.003969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7501" calcext:value-type="float">
            <text:p>0.017501</text:p>
          </table:table-cell>
          <table:table-cell table:formula="of:=[.D46] * 10" office:value-type="float" office:value="40960" calcext:value-type="float">
            <text:p>4096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7501" calcext:value-type="float">
            <text:p>0.0175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39966" calcext:value-type="float">
            <text:p>0.139966</text:p>
          </table:table-cell>
          <table:table-cell table:formula="of:=[.D47] * 10" office:value-type="float" office:value="409600" calcext:value-type="float">
            <text:p>4096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139966" calcext:value-type="float">
            <text:p>0.13996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638977" calcext:value-type="float">
            <text:p>0.638977</text:p>
          </table:table-cell>
          <table:table-cell table:formula="of:=[.D48] * 10" office:value-type="float" office:value="4096000" calcext:value-type="float">
            <text:p>4096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638977" calcext:value-type="float">
            <text:p>0.63897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4.3583" calcext:value-type="float">
            <text:p>4.3583</text:p>
          </table:table-cell>
          <table:table-cell table:formula="of:=[.D49] * 10" office:value-type="float" office:value="40960000" calcext:value-type="float">
            <text:p>40960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4.3583" calcext:value-type="float">
            <text:p>4.35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38.6508" calcext:value-type="float">
            <text:p>38.6508</text:p>
          </table:table-cell>
          <table:table-cell table:formula="of:=[.D50] * 10" office:value-type="float" office:value="409600000" calcext:value-type="float">
            <text:p>409600000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38.6508" calcext:value-type="float">
            <text:p>38.65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366.667" calcext:value-type="float">
            <text:p>366.667</text:p>
          </table:table-cell>
          <table:table-cell table:formula="of:=[.D51] * 10" office:value-type="float" office:value="4096000000" calcext:value-type="float">
            <text:p>40960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style-name="ce2" office:value-type="float" office:value="366.667" calcext:value-type="float">
            <text:p>366.667</text:p>
          </table:table-cell>
          <table:table-cell table:number-columns-repeated="4"/>
          <table:table-cell table:style-name="ce2"/>
          <table:table-cell table:number-columns-repeated="6"/>
        </table:table-row>
      </table:table>
      <table:table table:name="FREE_LIST_SEQ" table:style-name="ta1">
        <table:shapes>
          <draw:frame draw:z-index="0" draw:style-name="gr1" draw:text-style-name="P1" svg:width="453.51pt" svg:height="255.09pt" svg:x="0pt" svg:y="767.42pt">
            <loext:p draw:notify-on-update-of-ranges="FREE_LIST_SEQ.B4:FREE_LIST_SEQ.B10 FREE_LIST_SEQ.A4:FREE_LIST_SEQ.A4 FREE_LIST_SEQ.C4:FREE_LIST_SEQ.C10 FREE_LIST_SEQ.B11:FREE_LIST_SEQ.B17 FREE_LIST_SEQ.A11:FREE_LIST_SEQ.A11 FREE_LIST_SEQ.C11:FREE_LIST_SEQ.C17 FREE_LIST_SEQ.B18:FREE_LIST_SEQ.B24 FREE_LIST_SEQ.A18:FREE_LIST_SEQ.A18 FREE_LIST_SEQ.C18:FREE_LIST_SEQ.C24 FREE_LIST_SEQ.B25:FREE_LIST_SEQ.B31 FREE_LIST_SEQ.A25:FREE_LIST_SEQ.A25 FREE_LIST_SEQ.C25:FREE_LIST_SEQ.C31 FREE_LIST_SEQ.B32:FREE_LIST_SEQ.B38 FREE_LIST_SEQ.A32:FREE_LIST_SEQ.A32 FREE_LIST_SEQ.C32:FREE_LIST_SEQ.C38 FREE_LIST_SEQ.B39:FREE_LIST_SEQ.B45 FREE_LIST_SEQ.A39:FREE_LIST_SEQ.A39 FREE_LIST_SEQ.C39:FREE_LIST_SEQ.C45 FREE_LIST_SEQ.B46:FREE_LIST_SEQ.B52 FREE_LIST_SEQ.A46:FREE_LIST_SEQ.A46 FREE_LIST_SEQ.C46:FREE_LIST_SEQ.C5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17.71pt" svg:height="262.8pt" svg:x="535.32pt" svg:y="735.65pt">
            <loext:p draw:notify-on-update-of-ranges="FREE_LIST_SEQ.G4:FREE_LIST_SEQ.G10 FREE_LIST_SEQ.F4:FREE_LIST_SEQ.F4 FREE_LIST_SEQ.H4:FREE_LIST_SEQ.H10 FREE_LIST_SEQ.G11:FREE_LIST_SEQ.G17 FREE_LIST_SEQ.F11:FREE_LIST_SEQ.F11 FREE_LIST_SEQ.H11:FREE_LIST_SEQ.H17 FREE_LIST_SEQ.G18:FREE_LIST_SEQ.G24 FREE_LIST_SEQ.F18:FREE_LIST_SEQ.F18 FREE_LIST_SEQ.H18:FREE_LIST_SEQ.H24 FREE_LIST_SEQ.G25:FREE_LIST_SEQ.G31 FREE_LIST_SEQ.F25:FREE_LIST_SEQ.F25 FREE_LIST_SEQ.H25:FREE_LIST_SEQ.H31 FREE_LIST_SEQ.G32:FREE_LIST_SEQ.G38 FREE_LIST_SEQ.F32:FREE_LIST_SEQ.F32 FREE_LIST_SEQ.H32:FREE_LIST_SEQ.H38 FREE_LIST_SEQ.G39:FREE_LIST_SEQ.G45 FREE_LIST_SEQ.F39:FREE_LIST_SEQ.F39 FREE_LIST_SEQ.H39:FREE_LIST_SEQ.H45 FREE_LIST_SEQ.G46:FREE_LIST_SEQ.G52 FREE_LIST_SEQ.F46:FREE_LIST_SEQ.F46 FREE_LIST_SEQ.H46:FREE_LIST_SEQ.H52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505.45pt" svg:height="243.04pt" svg:x="706.96pt" svg:y="178.89pt">
            <loext:p draw:notify-on-update-of-ranges="FREE_LIST_SEQ.L4:FREE_LIST_SEQ.L10 FREE_LIST_SEQ.K2:FREE_LIST_SEQ.K2 FREE_LIST_SEQ.M4:FREE_LIST_SEQ.M10 FREE_LIST_SEQ.Q4:FREE_LIST_SEQ.Q10 FREE_LIST_SEQ.P2:FREE_LIST_SEQ.P2 FREE_LIST_SEQ.R4:FREE_LIST_SEQ.R1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draw:text-style-name="P1" svg:width="505.45pt" svg:height="243.04pt" svg:x="707.98pt" svg:y="441.81pt">
            <loext:p draw:notify-on-update-of-ranges="FREE_LIST_SEQ.N4:FREE_LIST_SEQ.N10 FREE_LIST_SEQ.L4:FREE_LIST_SEQ.L10 FREE_LIST_SEQ.K2:FREE_LIST_SEQ.K2 FREE_LIST_SEQ.N4:FREE_LIST_SEQ.N1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FREE LIST SEQ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5">
          <table:table-cell table:style-name="ce1" office:value-type="string" calcext:value-type="string">
            <text:p>Multiple Allocations</text:p>
          </table:table-cell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ultiple Allocations/free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/free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º Operations</text:p>
          </table:table-cell>
          <table:table-cell table:style-name="ce1"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734" calcext:value-type="float">
            <text:p>0.0073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5973" calcext:value-type="float">
            <text:p>0.005973</text:p>
          </table:table-cell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style-name="Default" office:value-type="float" office:value="0.009603" calcext:value-type="float">
            <text:p>0.009603</text:p>
          </table:table-cell>
          <table:table-cell table:style-name="Default" office:value-type="float" office:value="80" calcext:value-type="float">
            <text:p>80</text:p>
          </table:table-cell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office:value-type="float" office:value="0.013748" calcext:value-type="float">
            <text:p>0.013748</text:p>
          </table:table-cell>
          <table:table-cell table:style-name="ce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1646" calcext:value-type="float">
            <text:p>0.01164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9849" calcext:value-type="float">
            <text:p>0.00984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Default" office:value-type="float" office:value="0.008742" calcext:value-type="float">
            <text:p>0.008742</text:p>
          </table:table-cell>
          <table:table-cell office:value-type="float" office:value="5472" calcext:value-type="float">
            <text:p>5472</text:p>
          </table:table-cell>
          <table:table-cell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9558" calcext:value-type="float">
            <text:p>0.009558</text:p>
          </table:table-cell>
          <table:table-cell table:style-name="ce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4548" calcext:value-type="float">
            <text:p>0.01454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24482" calcext:value-type="float">
            <text:p>0.02448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5138" calcext:value-type="float">
            <text:p>0.05138</text:p>
          </table:table-cell>
          <table:table-cell office:value-type="float" office:value="92576" calcext:value-type="float">
            <text:p>92576</text:p>
          </table:table-cell>
          <table:table-cell/>
          <table:table-cell table:style-name="ce2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56135" calcext:value-type="float">
            <text:p>0.056135</text:p>
          </table:table-cell>
          <table:table-cell table:style-name="ce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28951" calcext:value-type="float">
            <text:p>0.12895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24929" calcext:value-type="float">
            <text:p>0.12492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541957" calcext:value-type="float">
            <text:p>0.541957</text:p>
          </table:table-cell>
          <table:table-cell office:value-type="float" office:value="1128224" calcext:value-type="float">
            <text:p>1128224</text:p>
          </table:table-cell>
          <table:table-cell/>
          <table:table-cell table:style-name="ce2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338066" calcext:value-type="float">
            <text:p>0.338066</text:p>
          </table:table-cell>
          <table:table-cell table:style-name="ce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26913" calcext:value-type="float">
            <text:p>1.26913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24172" calcext:value-type="float">
            <text:p>1.24172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.44206" calcext:value-type="float">
            <text:p>2.44206</text:p>
          </table:table-cell>
          <table:table-cell office:value-type="float" office:value="11790336" calcext:value-type="float">
            <text:p>11790336</text:p>
          </table:table-cell>
          <table:table-cell/>
          <table:table-cell table:style-name="ce2"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.94435" calcext:value-type="float">
            <text:p>2.94435</text:p>
          </table:table-cell>
          <table:table-cell table:style-name="ce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8.55807" calcext:value-type="float">
            <text:p>8.55807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2.4773" calcext:value-type="float">
            <text:p>12.4773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0.2777" calcext:value-type="float">
            <text:p>20.2777</text:p>
          </table:table-cell>
          <table:table-cell office:value-type="float" office:value="116925504" calcext:value-type="float">
            <text:p>116925504</text:p>
          </table:table-cell>
          <table:table-cell/>
          <table:table-cell table:style-name="ce2"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27.3434" calcext:value-type="float">
            <text:p>27.3434</text:p>
          </table:table-cell>
          <table:table-cell table:style-name="ce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09.271" calcext:value-type="float">
            <text:p>109.271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88.405" calcext:value-type="float">
            <text:p>188.405</text:p>
          </table:table-cell>
          <table:table-cell office:value-type="float" office:value="1164913184" calcext:value-type="float">
            <text:p>1164913184</text:p>
          </table:table-cell>
          <table:table-cell/>
          <table:table-cell table:style-name="ce2"/>
          <table:table-cell table:style-name="ce1" office:value-type="float" office:value="1000000" calcext:value-type="float">
            <text:p>1000000</text:p>
          </table:table-cell>
          <table:table-cell table:style-name="ce2" office:value-type="float" office:value="288.365" calcext:value-type="float">
            <text:p>288.365</text:p>
          </table:table-cell>
          <table:table-cell table:style-name="ce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20182" calcext:value-type="float">
            <text:p>0.02018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4291" calcext:value-type="float">
            <text:p>0.014291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9931" calcext:value-type="float">
            <text:p>0.01993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2076" calcext:value-type="float">
            <text:p>0.0220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2528" calcext:value-type="float">
            <text:p>0.02252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office:value-type="float" office:value="0.031334" calcext:value-type="float">
            <text:p>0.031334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53239" calcext:value-type="float">
            <text:p>0.15323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77928" calcext:value-type="float">
            <text:p>0.177928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0" calcext:value-type="float">
            <text:p>10000</text:p>
          </table:table-cell>
          <table:table-cell office:value-type="float" office:value="1.26759" calcext:value-type="float">
            <text:p>1.26759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style-name="Default" office:value-type="float" office:value="1.29389" calcext:value-type="float">
            <text:p>1.293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9.38115" calcext:value-type="float">
            <text:p>9.3811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Default" office:value-type="float" office:value="11.6065" calcext:value-type="float">
            <text:p>11.606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09.562" calcext:value-type="float">
            <text:p>109.562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6221" calcext:value-type="float">
            <text:p>0.016221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0859" calcext:value-type="float">
            <text:p>0.010859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8824" calcext:value-type="float">
            <text:p>0.00882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17428" calcext:value-type="float">
            <text:p>0.0174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3447" calcext:value-type="float">
            <text:p>0.02344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32271" calcext:value-type="float">
            <text:p>0.03227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01095" calcext:value-type="float">
            <text:p>0.20109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77928" calcext:value-type="float">
            <text:p>0.1779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20978" calcext:value-type="float">
            <text:p>1.2097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79853" calcext:value-type="float">
            <text:p>1.798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4.7972" calcext:value-type="float">
            <text:p>14.7972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5.0532" calcext:value-type="float">
            <text:p>15.05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37.623" calcext:value-type="float">
            <text:p>137.623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6726" calcext:value-type="float">
            <text:p>0.016726</text:p>
          </table:table-cell>
          <table:table-cell office:value-type="float" office:value="528" calcext:value-type="float">
            <text:p>528</text:p>
          </table:table-cell>
          <table:table-cell/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10342" calcext:value-type="float">
            <text:p>0.010342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8194" calcext:value-type="float">
            <text:p>0.00819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17363" calcext:value-type="float">
            <text:p>0.01736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8463" calcext:value-type="float">
            <text:p>0.02846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40501" calcext:value-type="float">
            <text:p>0.0405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70546" calcext:value-type="float">
            <text:p>0.27054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306045" calcext:value-type="float">
            <text:p>0.3060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6318" calcext:value-type="float">
            <text:p>1.631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72589" calcext:value-type="float">
            <text:p>1.725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.4123" calcext:value-type="float">
            <text:p>15.4123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ce2" office:value-type="float" office:value="16.7054" calcext:value-type="float">
            <text:p>16.705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62.774" calcext:value-type="float">
            <text:p>162.774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6418" calcext:value-type="float">
            <text:p>0.016418</text:p>
          </table:table-cell>
          <table:table-cell office:value-type="float" office:value="1040" calcext:value-type="float">
            <text:p>1040</text:p>
          </table:table-cell>
          <table:table-cell/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10508" calcext:value-type="float">
            <text:p>0.010508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1213" calcext:value-type="float">
            <text:p>0.0112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18539" calcext:value-type="float">
            <text:p>0.01853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41396" calcext:value-type="float">
            <text:p>0.04139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56448" calcext:value-type="float">
            <text:p>0.0564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417626" calcext:value-type="float">
            <text:p>0.41762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287854" calcext:value-type="float">
            <text:p>0.28785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.25137" calcext:value-type="float">
            <text:p>2.2513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.0585" calcext:value-type="float">
            <text:p>2.058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.1262" calcext:value-type="float">
            <text:p>19.1262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0.9929" calcext:value-type="float">
            <text:p>20.992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201.861" calcext:value-type="float">
            <text:p>201.861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3845" calcext:value-type="float">
            <text:p>0.013845</text:p>
          </table:table-cell>
          <table:table-cell office:value-type="float" office:value="2064" calcext:value-type="float">
            <text:p>2064</text:p>
          </table:table-cell>
          <table:table-cell/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10214" calcext:value-type="float">
            <text:p>0.010214</text:p>
          </table:table-cell>
          <table:table-cell table:style-name="Default"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6574" calcext:value-type="float">
            <text:p>0.01657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251" calcext:value-type="float">
            <text:p>0.0212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59912" calcext:value-type="float">
            <text:p>0.05991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85948" calcext:value-type="float">
            <text:p>0.0859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686793" calcext:value-type="float">
            <text:p>0.68679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285708" calcext:value-type="float">
            <text:p>0.2857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.88681" calcext:value-type="float">
            <text:p>2.8868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3.24636" calcext:value-type="float">
            <text:p>3.246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6.1886" calcext:value-type="float">
            <text:p>26.1886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35.6502" calcext:value-type="float">
            <text:p>35.65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298.629" calcext:value-type="float">
            <text:p>298.629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1127" calcext:value-type="float">
            <text:p>0.01127</text:p>
          </table:table-cell>
          <table:table-cell office:value-type="float" office:value="4112" calcext:value-type="float">
            <text:p>4112</text:p>
          </table:table-cell>
          <table:table-cell/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1127" calcext:value-type="float">
            <text:p>0.01127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28004" calcext:value-type="float">
            <text:p>0.028004</text:p>
          </table:table-cell>
          <table:table-cell table:formula="of:=[.D46] * 10" office:value-type="float" office:value="41120" calcext:value-type="float">
            <text:p>411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28004" calcext:value-type="float">
            <text:p>0.0280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42241" calcext:value-type="float">
            <text:p>0.142241</text:p>
          </table:table-cell>
          <table:table-cell table:formula="of:=[.D47] * 10" office:value-type="float" office:value="411200" calcext:value-type="float">
            <text:p>4112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142241" calcext:value-type="float">
            <text:p>0.1422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425964" calcext:value-type="float">
            <text:p>0.425964</text:p>
          </table:table-cell>
          <table:table-cell table:formula="of:=[.D48] * 10" office:value-type="float" office:value="4112000" calcext:value-type="float">
            <text:p>4112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425964" calcext:value-type="float">
            <text:p>0.4259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4.81707" calcext:value-type="float">
            <text:p>4.81707</text:p>
          </table:table-cell>
          <table:table-cell table:formula="of:=[.D49] * 10" office:value-type="float" office:value="41120000" calcext:value-type="float">
            <text:p>41120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4.81707" calcext:value-type="float">
            <text:p>4.8170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47.5452" calcext:value-type="float">
            <text:p>47.5452</text:p>
          </table:table-cell>
          <table:table-cell table:formula="of:=[.D50] * 10" office:value-type="float" office:value="411200000" calcext:value-type="float">
            <text:p>411200000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47.5452" calcext:value-type="float">
            <text:p>47.54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426.126" calcext:value-type="float">
            <text:p>426.126</text:p>
          </table:table-cell>
          <table:table-cell table:formula="of:=[.D51] * 10" office:value-type="float" office:value="4112000000" calcext:value-type="float">
            <text:p>41120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style-name="ce2" office:value-type="float" office:value="426.126" calcext:value-type="float">
            <text:p>426.126</text:p>
          </table:table-cell>
          <table:table-cell table:number-columns-repeated="4"/>
          <table:table-cell table:style-name="ce2"/>
          <table:table-cell table:number-columns-repeated="6"/>
        </table:table-row>
      </table:table>
      <table:table table:name="COMPARE" table:style-name="ta1">
        <office:forms form:automatic-focus="false" form:apply-design-mode="false"/>
        <table:shapes>
          <draw:frame draw:z-index="0" draw:style-name="gr1" draw:text-style-name="P1" svg:width="633.2pt" svg:height="404.62pt" svg:x="16.5pt" svg:y="59.13pt">
            <loext:p draw:notify-on-update-of-ranges="MALLOC.B46:MALLOC.B52 MALLOC.A1:MALLOC.A1 MALLOC.C46:MALLOC.C52 LINEAR.B46:LINEAR.B52 LINEAR.A1:LINEAR.A1 LINEAR.C46:LINEAR.C52 STACK.B46:STACK.B52 STACK.A1:STACK.A1 STACK.C46:STACK.C52 POOL.B46:POOL.B52 POOL.A1:POOL.A1 POOL.C46:POOL.C52 FREE_LIST_SEQ.B46:FREE_LIST_SEQ.B52 FREE_LIST_SEQ.A1:FREE_LIST_SEQ.A1 FREE_LIST_SEQ.C46:FREE_LIST_SEQ.C52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519.76pt" svg:height="428.31pt" svg:x="665.21pt" svg:y="37.42pt">
            <loext:p draw:notify-on-update-of-ranges="MALLOC.B46:MALLOC.B52 MALLOC.A1:MALLOC.A1 MALLOC.C46:MALLOC.C52 LINEAR.B46:LINEAR.B52 LINEAR.A1:LINEAR.A1 LINEAR.C46:LINEAR.C52 STACK.B46:STACK.B52 STACK.A1:STACK.A1 STACK.C46:STACK.C52 POOL.B46:POOL.B52 POOL.A1:POOL.A1 POOL.C46:POOL.C52 FREE_LIST_SEQ.B46:FREE_LIST_SEQ.B52 FREE_LIST_SEQ.A1:FREE_LIST_SEQ.A1 FREE_LIST_SEQ.C46:FREE_LIST_SEQ.C52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draw:text-style-name="P1" svg:width="633.2pt" svg:height="404.62pt" svg:x="0pt" svg:y="501.17pt">
            <loext:p draw:notify-on-update-of-ranges="MALLOC.B46:MALLOC.B52 MALLOC.A1:MALLOC.A1 MALLOC.C46:MALLOC.C52 LINEAR.B46:LINEAR.B52 LINEAR.A1:LINEAR.A1 LINEAR.C46:LINEAR.C52 STACK.B46:STACK.B52 STACK.A1:STACK.A1 STACK.C46:STACK.C52 POOL.B46:POOL.B52 POOL.A1:POOL.A1 POOL.C46:POOL.C52 FREE_LIST_SEQ.B46:FREE_LIST_SEQ.B52 FREE_LIST_SEQ.A1:FREE_LIST_SEQ.A1 FREE_LIST_SEQ.C46:FREE_LIST_SEQ.C52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1" draw:text-style-name="P1" svg:width="633.2pt" svg:height="404.62pt" svg:x="677.08pt" svg:y="497.23pt">
            <loext:p draw:notify-on-update-of-ranges="LINEAR.B46:LINEAR.B52 LINEAR.A1:LINEAR.A1 LINEAR.D46:LINEAR.D52 STACK.B46:STACK.B52 STACK.A1:STACK.A1 STACK.D46:STACK.D52 POOL.B46:POOL.B52 POOL.A1:POOL.A1 POOL.D46:POOL.D52 FREE_LIST_SEQ.B46:FREE_LIST_SEQ.B52 FREE_LIST_SEQ.A1:FREE_LIST_SEQ.A1 FREE_LIST_SEQ.D46:FREE_LIST_SEQ.D52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23:07:03.282291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9:55:18.511892620</meta:creation-date>
    <dc:date>2016-12-05T23:26:54.878482831</dc:date>
    <meta:editing-duration>PT4H16M6S</meta:editing-duration>
    <meta:editing-cycles>41</meta:editing-cycles>
    <meta:generator>LibreOffice/5.1.4.2$Linux_X86_64 LibreOffice_project/10m0$Build-2</meta:generator>
    <meta:document-statistic meta:table-count="6" meta:cell-count="1173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1.292cm" svg:height="8.662cm" xlink:href=".." xlink:type="simple" chart:class="chart:scatter" chart:style-name="ch1">
        <chart:title svg:x="2.89cm" svg:y="0.309cm" chart:style-name="ch2">
          <text:p>Malloc: multiple allocations</text:p>
        </chart:title>
        <chart:legend chart:legend-position="end" svg:x="9.207cm" svg:y="2.538cm" style:legend-expansion="high" chart:style-name="ch3"/>
        <chart:plot-area chart:style-name="ch4" table:cell-range-address="MALLOC.B4:MALLOC.C10 MALLOC.A4:MALLOC.A4 MALLOC.A11:MALLOC.A11 MALLOC.C11:MALLOC.C52 MALLOC.A18:MALLOC.A18 MALLOC.A25:MALLOC.A25 MALLOC.A32:MALLOC.A32 MALLOC.A39:MALLOC.A39 MALLOC.A46:MALLOC.A46" chart:data-source-has-labels="row" svg:x="1.236cm" svg:y="1.261cm" svg:width="7.746cm" svg:height="6.247cm">
          <chartooo:coordinate-region svg:x="2.043cm" svg:y="1.261cm" svg:width="6.613cm" svg:height="4.602cm"/>
          <chart:axis chart:dimension="x" chart:name="primary-x" chart:style-name="ch5">
            <chart:title svg:x="4.073cm" svg:y="7.681cm" chart:style-name="ch6">
              <text:p>Nº operations</text:p>
            </chart:title>
          </chart:axis>
          <chart:axis chart:dimension="y" chart:name="primary-y" chart:style-name="ch7">
            <chart:title svg:x="0.451cm" svg:y="5.103cm" chart:style-name="ch8">
              <text:p>Time(ms)</text:p>
            </chart:title>
            <chart:grid chart:style-name="ch9" chart:class="major"/>
          </chart:axis>
          <chart:series chart:style-name="ch10" chart:values-cell-range-address="MALLOC.C4:MALLOC.C10" chart:label-cell-address="MALLOC.A4:MALLOC.A4" chart:class="chart:scatter">
            <chart:domain table:cell-range-address="MALLOC.B4:MALLOC.B10"/>
            <chart:data-point chart:repeated="7"/>
          </chart:series>
          <chart:series chart:style-name="ch11" chart:values-cell-range-address="MALLOC.C11:MALLOC.C17" chart:label-cell-address="MALLOC.A11:MALLOC.A11" chart:class="chart:scatter">
            <chart:domain table:cell-range-address="MALLOC.B11:MALLOC.B17"/>
            <chart:data-point chart:repeated="7"/>
          </chart:series>
          <chart:series chart:style-name="ch12" chart:values-cell-range-address="MALLOC.C18:MALLOC.C24" chart:label-cell-address="MALLOC.A18:MALLOC.A18" chart:class="chart:scatter">
            <chart:domain table:cell-range-address="MALLOC.B18:MALLOC.B24"/>
            <chart:data-point chart:repeated="7"/>
          </chart:series>
          <chart:series chart:style-name="ch13" chart:values-cell-range-address="MALLOC.C25:MALLOC.C31" chart:label-cell-address="MALLOC.A25:MALLOC.A25" chart:class="chart:scatter">
            <chart:domain table:cell-range-address="MALLOC.B25:MALLOC.B31"/>
            <chart:data-point chart:repeated="7"/>
          </chart:series>
          <chart:series chart:style-name="ch14" chart:values-cell-range-address="MALLOC.C32:MALLOC.C38" chart:label-cell-address="MALLOC.A32:MALLOC.A32" chart:class="chart:scatter">
            <chart:domain table:cell-range-address="MALLOC.B32:MALLOC.B38"/>
            <chart:data-point chart:repeated="7"/>
          </chart:series>
          <chart:series chart:style-name="ch15" chart:values-cell-range-address="MALLOC.C39:MALLOC.C45" chart:label-cell-address="MALLOC.A39:MALLOC.A39" chart:class="chart:scatter">
            <chart:domain table:cell-range-address="MALLOC.B39:MALLOC.B45"/>
            <chart:data-point chart:repeated="7"/>
          </chart:series>
          <chart:series chart:style-name="ch16" chart:values-cell-range-address="MALLOC.C46:MALLOC.C52" chart:label-cell-address="MALLOC.A46:MALLOC.A46" chart:class="chart:scatter">
            <chart:domain table:cell-range-address="MALLOC.B46:MALLOC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MALLOC.A4:MALLOC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MALLOC.A11:MALLOC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MALLOC.A18:MALLOC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MALLOC.A25:MALLOC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MALLOC.A32:MALLOC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MALLOC.A39:MALLOC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MALLOC.A46:MALLOC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B4:MALLOC.B10</svg:desc>
                </draw:g>
              </table:table-cell>
              <table:table-cell office:value-type="float" office:value="0.001093">
                <text:p>0.001093</text:p>
                <draw:g>
                  <svg:desc>MALLOC.C4:MALLOC.C10</svg:desc>
                </draw:g>
              </table:table-cell>
              <table:table-cell office:value-type="float" office:value="1">
                <text:p>1</text:p>
                <draw:g>
                  <svg:desc>MALLOC.B11:MALLOC.B17</svg:desc>
                </draw:g>
              </table:table-cell>
              <table:table-cell office:value-type="float" office:value="0.000256">
                <text:p>0.000256</text:p>
                <draw:g>
                  <svg:desc>MALLOC.C11:MALLOC.C17</svg:desc>
                </draw:g>
              </table:table-cell>
              <table:table-cell office:value-type="float" office:value="1">
                <text:p>1</text:p>
                <draw:g>
                  <svg:desc>MALLOC.B18:MALLOC.B24</svg:desc>
                </draw:g>
              </table:table-cell>
              <table:table-cell office:value-type="float" office:value="0.000263">
                <text:p>0.000263</text:p>
                <draw:g>
                  <svg:desc>MALLOC.C18:MALLOC.C24</svg:desc>
                </draw:g>
              </table:table-cell>
              <table:table-cell office:value-type="float" office:value="1">
                <text:p>1</text:p>
                <draw:g>
                  <svg:desc>MALLOC.B25:MALLOC.B31</svg:desc>
                </draw:g>
              </table:table-cell>
              <table:table-cell office:value-type="float" office:value="0.000252">
                <text:p>0.000252</text:p>
                <draw:g>
                  <svg:desc>MALLOC.C25:MALLOC.C31</svg:desc>
                </draw:g>
              </table:table-cell>
              <table:table-cell office:value-type="float" office:value="1">
                <text:p>1</text:p>
                <draw:g>
                  <svg:desc>MALLOC.B32:MALLOC.B38</svg:desc>
                </draw:g>
              </table:table-cell>
              <table:table-cell office:value-type="float" office:value="0.000283">
                <text:p>0.000283</text:p>
                <draw:g>
                  <svg:desc>MALLOC.C32:MALLOC.C38</svg:desc>
                </draw:g>
              </table:table-cell>
              <table:table-cell office:value-type="float" office:value="1">
                <text:p>1</text:p>
                <draw:g>
                  <svg:desc>MALLOC.B39:MALLOC.B45</svg:desc>
                </draw:g>
              </table:table-cell>
              <table:table-cell office:value-type="float" office:value="0.002504">
                <text:p>0.002504</text:p>
                <draw:g>
                  <svg:desc>MALLOC.C39:MALLOC.C45</svg:desc>
                </draw:g>
              </table:table-cell>
              <table:table-cell office:value-type="float" office:value="1">
                <text:p>1</text:p>
                <draw:g>
                  <svg:desc>MALLOC.B46:MALLOC.B52</svg:desc>
                </draw:g>
              </table:table-cell>
              <table:table-cell office:value-type="float" office:value="0.00302">
                <text:p>0.00302</text:p>
                <draw:g>
                  <svg:desc>MALLOC.C46:MALLOC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1044">
                <text:p>0.001044</text:p>
              </table:table-cell>
              <table:table-cell office:value-type="float" office:value="10">
                <text:p>10</text:p>
              </table:table-cell>
              <table:table-cell office:value-type="float" office:value="0.000461">
                <text:p>0.000461</text:p>
              </table:table-cell>
              <table:table-cell office:value-type="float" office:value="10">
                <text:p>10</text:p>
              </table:table-cell>
              <table:table-cell office:value-type="float" office:value="0.002005">
                <text:p>0.002005</text:p>
              </table:table-cell>
              <table:table-cell office:value-type="float" office:value="10">
                <text:p>10</text:p>
              </table:table-cell>
              <table:table-cell office:value-type="float" office:value="0.00173">
                <text:p>0.00173</text:p>
              </table:table-cell>
              <table:table-cell office:value-type="float" office:value="10">
                <text:p>10</text:p>
              </table:table-cell>
              <table:table-cell office:value-type="float" office:value="0.002562">
                <text:p>0.002562</text:p>
              </table:table-cell>
              <table:table-cell office:value-type="float" office:value="10">
                <text:p>10</text:p>
              </table:table-cell>
              <table:table-cell office:value-type="float" office:value="0.005664">
                <text:p>0.005664</text:p>
              </table:table-cell>
              <table:table-cell office:value-type="float" office:value="10">
                <text:p>10</text:p>
              </table:table-cell>
              <table:table-cell office:value-type="float" office:value="0.017689">
                <text:p>0.017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514">
                <text:p>0.00514</text:p>
              </table:table-cell>
              <table:table-cell office:value-type="float" office:value="100">
                <text:p>100</text:p>
              </table:table-cell>
              <table:table-cell office:value-type="float" office:value="0.005919">
                <text:p>0.005919</text:p>
              </table:table-cell>
              <table:table-cell office:value-type="float" office:value="100">
                <text:p>100</text:p>
              </table:table-cell>
              <table:table-cell office:value-type="float" office:value="0.010299">
                <text:p>0.010299</text:p>
              </table:table-cell>
              <table:table-cell office:value-type="float" office:value="100">
                <text:p>100</text:p>
              </table:table-cell>
              <table:table-cell office:value-type="float" office:value="0.015649">
                <text:p>0.015649</text:p>
              </table:table-cell>
              <table:table-cell office:value-type="float" office:value="100">
                <text:p>100</text:p>
              </table:table-cell>
              <table:table-cell office:value-type="float" office:value="0.029113">
                <text:p>0.029113</text:p>
              </table:table-cell>
              <table:table-cell office:value-type="float" office:value="100">
                <text:p>100</text:p>
              </table:table-cell>
              <table:table-cell office:value-type="float" office:value="0.05443">
                <text:p>0.05443</text:p>
              </table:table-cell>
              <table:table-cell office:value-type="float" office:value="100">
                <text:p>100</text:p>
              </table:table-cell>
              <table:table-cell office:value-type="float" office:value="0.135918">
                <text:p>0.135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67138">
                <text:p>0.067138</text:p>
              </table:table-cell>
              <table:table-cell office:value-type="float" office:value="1000">
                <text:p>1000</text:p>
              </table:table-cell>
              <table:table-cell office:value-type="float" office:value="0.074436">
                <text:p>0.074436</text:p>
              </table:table-cell>
              <table:table-cell office:value-type="float" office:value="1000">
                <text:p>1000</text:p>
              </table:table-cell>
              <table:table-cell office:value-type="float" office:value="0.139272">
                <text:p>0.139272</text:p>
              </table:table-cell>
              <table:table-cell office:value-type="float" office:value="1000">
                <text:p>1000</text:p>
              </table:table-cell>
              <table:table-cell office:value-type="float" office:value="0.152781">
                <text:p>0.152781</text:p>
              </table:table-cell>
              <table:table-cell office:value-type="float" office:value="1000">
                <text:p>1000</text:p>
              </table:table-cell>
              <table:table-cell office:value-type="float" office:value="0.279908">
                <text:p>0.279908</text:p>
              </table:table-cell>
              <table:table-cell office:value-type="float" office:value="1000">
                <text:p>1000</text:p>
              </table:table-cell>
              <table:table-cell office:value-type="float" office:value="0.548655">
                <text:p>0.548655</text:p>
              </table:table-cell>
              <table:table-cell office:value-type="float" office:value="1000">
                <text:p>1000</text:p>
              </table:table-cell>
              <table:table-cell office:value-type="float" office:value="2.04979">
                <text:p>2.04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375791">
                <text:p>0.375791</text:p>
              </table:table-cell>
              <table:table-cell office:value-type="float" office:value="10000">
                <text:p>10000</text:p>
              </table:table-cell>
              <table:table-cell office:value-type="float" office:value="0.446699">
                <text:p>0.446699</text:p>
              </table:table-cell>
              <table:table-cell office:value-type="float" office:value="10000">
                <text:p>10000</text:p>
              </table:table-cell>
              <table:table-cell office:value-type="float" office:value="1.02405">
                <text:p>1.02405</text:p>
              </table:table-cell>
              <table:table-cell office:value-type="float" office:value="10000">
                <text:p>10000</text:p>
              </table:table-cell>
              <table:table-cell office:value-type="float" office:value="1.86745">
                <text:p>1.86745</text:p>
              </table:table-cell>
              <table:table-cell office:value-type="float" office:value="10000">
                <text:p>10000</text:p>
              </table:table-cell>
              <table:table-cell office:value-type="float" office:value="2.74417">
                <text:p>2.74417</text:p>
              </table:table-cell>
              <table:table-cell office:value-type="float" office:value="10000">
                <text:p>10000</text:p>
              </table:table-cell>
              <table:table-cell office:value-type="float" office:value="5.27265">
                <text:p>5.27265</text:p>
              </table:table-cell>
              <table:table-cell office:value-type="float" office:value="10000">
                <text:p>10000</text:p>
              </table:table-cell>
              <table:table-cell office:value-type="float" office:value="20.9567">
                <text:p>20.9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5.16052">
                <text:p>5.16052</text:p>
              </table:table-cell>
              <table:table-cell office:value-type="float" office:value="100000">
                <text:p>100000</text:p>
              </table:table-cell>
              <table:table-cell office:value-type="float" office:value="7.18218">
                <text:p>7.18218</text:p>
              </table:table-cell>
              <table:table-cell office:value-type="float" office:value="100000">
                <text:p>100000</text:p>
              </table:table-cell>
              <table:table-cell office:value-type="float" office:value="14.7885">
                <text:p>14.7885</text:p>
              </table:table-cell>
              <table:table-cell office:value-type="float" office:value="100000">
                <text:p>100000</text:p>
              </table:table-cell>
              <table:table-cell office:value-type="float" office:value="20.695">
                <text:p>20.695</text:p>
              </table:table-cell>
              <table:table-cell office:value-type="float" office:value="100000">
                <text:p>100000</text:p>
              </table:table-cell>
              <table:table-cell office:value-type="float" office:value="28.8572">
                <text:p>28.8572</text:p>
              </table:table-cell>
              <table:table-cell office:value-type="float" office:value="100000">
                <text:p>100000</text:p>
              </table:table-cell>
              <table:table-cell office:value-type="float" office:value="57.2541">
                <text:p>57.2541</text:p>
              </table:table-cell>
              <table:table-cell office:value-type="float" office:value="100000">
                <text:p>100000</text:p>
              </table:table-cell>
              <table:table-cell office:value-type="float" office:value="187.082">
                <text:p>187.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503.6">
                <text:p>150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737cm" svg:height="9.272cm" xlink:href=".." xlink:type="simple" chart:class="chart:scatter" chart:style-name="ch1">
        <chart:title svg:x="4.163cm" svg:y="0.321cm" chart:style-name="ch2">
          <text:p>Malloc: multiple allocations/free</text:p>
        </chart:title>
        <chart:legend chart:legend-position="end" svg:x="12.652cm" svg:y="2.843cm" style:legend-expansion="high" chart:style-name="ch3"/>
        <chart:plot-area chart:style-name="ch4" table:cell-range-address="STACK.G4:STACK.H10 STACK.F4:STACK.F4 STACK.F11:STACK.F11 STACK.H11:STACK.H45 STACK.F18:STACK.F18 STACK.F25:STACK.F25 STACK.F32:STACK.F32 STACK.F39:STACK.F39 STACK.F46:STACK.F46 STACK.C46:STACK.C52" chart:data-source-has-labels="row" svg:x="1.305cm" svg:y="1.285cm" svg:width="11.053cm" svg:height="6.821cm">
          <chartooo:coordinate-region svg:x="2.403cm" svg:y="1.484cm" svg:width="9.305cm" svg:height="5.975cm"/>
          <chart:axis chart:dimension="x" chart:name="primary-x" chart:style-name="ch5">
            <chart:title svg:x="5.795cm" svg:y="8.291cm" chart:style-name="ch6">
              <text:p>Nº operations</text:p>
            </chart:title>
          </chart:axis>
          <chart:axis chart:dimension="y" chart:name="primary-y" chart:style-name="ch7">
            <chart:title svg:x="0.451cm" svg:y="5.414cm" chart:style-name="ch8">
              <text:p>Time(ms)</text:p>
            </chart:title>
            <chart:grid chart:style-name="ch9" chart:class="major"/>
          </chart:axis>
          <chart:series chart:style-name="ch10" chart:values-cell-range-address="STACK.H4:STACK.H10" chart:label-cell-address="STACK.F4:STACK.F4" chart:class="chart:scatter">
            <chart:domain table:cell-range-address="STACK.G4:STACK.G10"/>
            <chart:data-point chart:repeated="7"/>
          </chart:series>
          <chart:series chart:style-name="ch11" chart:values-cell-range-address="STACK.H11:STACK.H17" chart:label-cell-address="STACK.F11:STACK.F11" chart:class="chart:scatter">
            <chart:domain table:cell-range-address="STACK.G11:STACK.G17"/>
            <chart:data-point chart:repeated="7"/>
          </chart:series>
          <chart:series chart:style-name="ch12" chart:values-cell-range-address="STACK.H18:STACK.H24" chart:label-cell-address="STACK.F18:STACK.F18" chart:class="chart:scatter">
            <chart:domain table:cell-range-address="STACK.G18:STACK.G24"/>
            <chart:data-point chart:repeated="7"/>
          </chart:series>
          <chart:series chart:style-name="ch13" chart:values-cell-range-address="STACK.H25:STACK.H31" chart:label-cell-address="STACK.F25:STACK.F25" chart:class="chart:scatter">
            <chart:domain table:cell-range-address="STACK.G25:STACK.G31"/>
            <chart:data-point chart:repeated="7"/>
          </chart:series>
          <chart:series chart:style-name="ch14" chart:values-cell-range-address="STACK.H32:STACK.H38" chart:label-cell-address="STACK.F32:STACK.F32" chart:class="chart:scatter">
            <chart:domain table:cell-range-address="STACK.G32:STACK.G38"/>
            <chart:data-point chart:repeated="7"/>
          </chart:series>
          <chart:series chart:style-name="ch15" chart:values-cell-range-address="STACK.H39:STACK.H45" chart:label-cell-address="STACK.F39:STACK.F39" chart:class="chart:scatter">
            <chart:domain table:cell-range-address="STACK.G39:STACK.G45"/>
            <chart:data-point chart:repeated="7"/>
          </chart:series>
          <chart:series chart:style-name="ch16" chart:values-cell-range-address="STACK.C46:STACK.C52" chart:label-cell-address="STACK.F46:STACK.F46" chart:class="chart:scatter">
            <chart:domain table:cell-range-address="STACK.G46:STACK.G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32</text:p>
                <draw:g>
                  <svg:desc>STACK.F4:STACK.F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4</text:p>
                <draw:g>
                  <svg:desc>STACK.F11:STACK.F1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56</text:p>
                <draw:g>
                  <svg:desc>STACK.F18:STACK.F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512</text:p>
                <draw:g>
                  <svg:desc>STACK.F25:STACK.F2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24</text:p>
                <draw:g>
                  <svg:desc>STACK.F32:STACK.F3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48</text:p>
                <draw:g>
                  <svg:desc>STACK.F39:STACK.F3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4096</text:p>
                <draw:g>
                  <svg:desc>STACK.F46:STACK.F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TACK.G4:STACK.G10</svg:desc>
                </draw:g>
              </table:table-cell>
              <table:table-cell office:value-type="float" office:value="0.006734">
                <text:p>0.006734</text:p>
                <draw:g>
                  <svg:desc>STACK.H4:STACK.H10</svg:desc>
                </draw:g>
              </table:table-cell>
              <table:table-cell office:value-type="float" office:value="1">
                <text:p>1</text:p>
                <draw:g>
                  <svg:desc>STACK.G11:STACK.G17</svg:desc>
                </draw:g>
              </table:table-cell>
              <table:table-cell office:value-type="float" office:value="0.015688">
                <text:p>0.015688</text:p>
                <draw:g>
                  <svg:desc>STACK.H11:STACK.H17</svg:desc>
                </draw:g>
              </table:table-cell>
              <table:table-cell office:value-type="float" office:value="1">
                <text:p>1</text:p>
                <draw:g>
                  <svg:desc>STACK.G18:STACK.G24</svg:desc>
                </draw:g>
              </table:table-cell>
              <table:table-cell office:value-type="float" office:value="0.011402">
                <text:p>0.011402</text:p>
                <draw:g>
                  <svg:desc>STACK.H18:STACK.H24</svg:desc>
                </draw:g>
              </table:table-cell>
              <table:table-cell office:value-type="float" office:value="1">
                <text:p>1</text:p>
                <draw:g>
                  <svg:desc>STACK.G25:STACK.G31</svg:desc>
                </draw:g>
              </table:table-cell>
              <table:table-cell office:value-type="float" office:value="0.010972">
                <text:p>0.010972</text:p>
                <draw:g>
                  <svg:desc>STACK.H25:STACK.H31</svg:desc>
                </draw:g>
              </table:table-cell>
              <table:table-cell office:value-type="float" office:value="1">
                <text:p>1</text:p>
                <draw:g>
                  <svg:desc>STACK.G32:STACK.G38</svg:desc>
                </draw:g>
              </table:table-cell>
              <table:table-cell office:value-type="float" office:value="0.010667">
                <text:p>0.010667</text:p>
                <draw:g>
                  <svg:desc>STACK.H32:STACK.H38</svg:desc>
                </draw:g>
              </table:table-cell>
              <table:table-cell office:value-type="float" office:value="1">
                <text:p>1</text:p>
                <draw:g>
                  <svg:desc>STACK.G39:STACK.G45</svg:desc>
                </draw:g>
              </table:table-cell>
              <table:table-cell office:value-type="float" office:value="0.010641">
                <text:p>0.010641</text:p>
                <draw:g>
                  <svg:desc>STACK.H39:STACK.H45</svg:desc>
                </draw:g>
              </table:table-cell>
              <table:table-cell office:value-type="float" office:value="1">
                <text:p>1</text:p>
                <draw:g>
                  <svg:desc>STACK.G46:STACK.G52</svg:desc>
                </draw:g>
              </table:table-cell>
              <table:table-cell office:value-type="float" office:value="0.005942">
                <text:p>0.005942</text:p>
                <draw:g>
                  <svg:desc>STACK.C46:STACK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7222">
                <text:p>0.007222</text:p>
              </table:table-cell>
              <table:table-cell office:value-type="float" office:value="10">
                <text:p>10</text:p>
              </table:table-cell>
              <table:table-cell office:value-type="float" office:value="0.015651">
                <text:p>0.015651</text:p>
              </table:table-cell>
              <table:table-cell office:value-type="float" office:value="10">
                <text:p>10</text:p>
              </table:table-cell>
              <table:table-cell office:value-type="float" office:value="0.012873">
                <text:p>0.012873</text:p>
              </table:table-cell>
              <table:table-cell office:value-type="float" office:value="10">
                <text:p>10</text:p>
              </table:table-cell>
              <table:table-cell office:value-type="float" office:value="0.012409">
                <text:p>0.012409</text:p>
              </table:table-cell>
              <table:table-cell office:value-type="float" office:value="10">
                <text:p>10</text:p>
              </table:table-cell>
              <table:table-cell office:value-type="float" office:value="0.012461">
                <text:p>0.012461</text:p>
              </table:table-cell>
              <table:table-cell office:value-type="float" office:value="10">
                <text:p>10</text:p>
              </table:table-cell>
              <table:table-cell office:value-type="float" office:value="0.014194">
                <text:p>0.014194</text:p>
              </table:table-cell>
              <table:table-cell office:value-type="float" office:value="10">
                <text:p>10</text:p>
              </table:table-cell>
              <table:table-cell office:value-type="float" office:value="0.009569">
                <text:p>0.009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0679">
                <text:p>0.010679</text:p>
              </table:table-cell>
              <table:table-cell office:value-type="float" office:value="100">
                <text:p>100</text:p>
              </table:table-cell>
              <table:table-cell office:value-type="float" office:value="0.019513">
                <text:p>0.019513</text:p>
              </table:table-cell>
              <table:table-cell office:value-type="float" office:value="100">
                <text:p>100</text:p>
              </table:table-cell>
              <table:table-cell office:value-type="float" office:value="0.020683">
                <text:p>0.020683</text:p>
              </table:table-cell>
              <table:table-cell office:value-type="float" office:value="100">
                <text:p>100</text:p>
              </table:table-cell>
              <table:table-cell office:value-type="float" office:value="0.02604">
                <text:p>0.02604</text:p>
              </table:table-cell>
              <table:table-cell office:value-type="float" office:value="100">
                <text:p>100</text:p>
              </table:table-cell>
              <table:table-cell office:value-type="float" office:value="0.036195">
                <text:p>0.036195</text:p>
              </table:table-cell>
              <table:table-cell office:value-type="float" office:value="100">
                <text:p>100</text:p>
              </table:table-cell>
              <table:table-cell office:value-type="float" office:value="0.057338">
                <text:p>0.057338</text:p>
              </table:table-cell>
              <table:table-cell office:value-type="float" office:value="100">
                <text:p>100</text:p>
              </table:table-cell>
              <table:table-cell office:value-type="float" office:value="0.050113">
                <text:p>0.050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66107">
                <text:p>0.066107</text:p>
              </table:table-cell>
              <table:table-cell office:value-type="float" office:value="1000">
                <text:p>1000</text:p>
              </table:table-cell>
              <table:table-cell office:value-type="float" office:value="0.10229">
                <text:p>0.10229</text:p>
              </table:table-cell>
              <table:table-cell office:value-type="float" office:value="1000">
                <text:p>1000</text:p>
              </table:table-cell>
              <table:table-cell office:value-type="float" office:value="0.161356">
                <text:p>0.161356</text:p>
              </table:table-cell>
              <table:table-cell office:value-type="float" office:value="1000">
                <text:p>1000</text:p>
              </table:table-cell>
              <table:table-cell office:value-type="float" office:value="0.256389">
                <text:p>0.256389</text:p>
              </table:table-cell>
              <table:table-cell office:value-type="float" office:value="1000">
                <text:p>1000</text:p>
              </table:table-cell>
              <table:table-cell office:value-type="float" office:value="0.425279">
                <text:p>0.425279</text:p>
              </table:table-cell>
              <table:table-cell office:value-type="float" office:value="1000">
                <text:p>1000</text:p>
              </table:table-cell>
              <table:table-cell office:value-type="float" office:value="0.712882">
                <text:p>0.712882</text:p>
              </table:table-cell>
              <table:table-cell office:value-type="float" office:value="1000">
                <text:p>1000</text:p>
              </table:table-cell>
              <table:table-cell office:value-type="float" office:value="0.148588">
                <text:p>0.148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692558">
                <text:p>0.692558</text:p>
              </table:table-cell>
              <table:table-cell office:value-type="float" office:value="10000">
                <text:p>10000</text:p>
              </table:table-cell>
              <table:table-cell office:value-type="float" office:value="0.766645">
                <text:p>0.766645</text:p>
              </table:table-cell>
              <table:table-cell office:value-type="float" office:value="10000">
                <text:p>10000</text:p>
              </table:table-cell>
              <table:table-cell office:value-type="float" office:value="1.08573">
                <text:p>1.08573</text:p>
              </table:table-cell>
              <table:table-cell office:value-type="float" office:value="10000">
                <text:p>10000</text:p>
              </table:table-cell>
              <table:table-cell office:value-type="float" office:value="1.15717">
                <text:p>1.15717</text:p>
              </table:table-cell>
              <table:table-cell office:value-type="float" office:value="10000">
                <text:p>10000</text:p>
              </table:table-cell>
              <table:table-cell office:value-type="float" office:value="1.94472">
                <text:p>1.94472</text:p>
              </table:table-cell>
              <table:table-cell office:value-type="float" office:value="10000">
                <text:p>10000</text:p>
              </table:table-cell>
              <table:table-cell office:value-type="float" office:value="3.20659">
                <text:p>3.20659</text:p>
              </table:table-cell>
              <table:table-cell office:value-type="float" office:value="10000">
                <text:p>10000</text:p>
              </table:table-cell>
              <table:table-cell office:value-type="float" office:value="1.13164">
                <text:p>1.13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6.79375">
                <text:p>6.79375</text:p>
              </table:table-cell>
              <table:table-cell office:value-type="float" office:value="100000">
                <text:p>100000</text:p>
              </table:table-cell>
              <table:table-cell office:value-type="float" office:value="8.27701">
                <text:p>8.27701</text:p>
              </table:table-cell>
              <table:table-cell office:value-type="float" office:value="100000">
                <text:p>100000</text:p>
              </table:table-cell>
              <table:table-cell office:value-type="float" office:value="10.6941">
                <text:p>10.6941</text:p>
              </table:table-cell>
              <table:table-cell office:value-type="float" office:value="100000">
                <text:p>100000</text:p>
              </table:table-cell>
              <table:table-cell office:value-type="float" office:value="12.8102">
                <text:p>12.8102</text:p>
              </table:table-cell>
              <table:table-cell office:value-type="float" office:value="100000">
                <text:p>100000</text:p>
              </table:table-cell>
              <table:table-cell office:value-type="float" office:value="16.7141">
                <text:p>16.7141</text:p>
              </table:table-cell>
              <table:table-cell office:value-type="float" office:value="100000">
                <text:p>100000</text:p>
              </table:table-cell>
              <table:table-cell office:value-type="float" office:value="21.0171">
                <text:p>21.0171</text:p>
              </table:table-cell>
              <table:table-cell office:value-type="float" office:value="100000">
                <text:p>100000</text:p>
              </table:table-cell>
              <table:table-cell office:value-type="float" office:value="6.85032">
                <text:p>6.85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61.0457">
                <text:p>61.04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3.472cm" svg:y="3.988cm" style:legend-expansion="high" chart:style-name="ch3"/>
        <chart:plot-area chart:style-name="ch4" table:cell-range-address="STACK.N4:STACK.N10 STACK.L4:STACK.L10 STACK.K2:STACK.K2" chart:data-source-has-labels="both" svg:x="1.367cm" svg:y="1.257cm" svg:width="11.749cm" svg:height="6.166cm">
          <chartooo:coordinate-region svg:x="2.729cm" svg:y="1.456cm" svg:width="8.811cm" svg:height="5.32cm"/>
          <chart:axis chart:dimension="x" chart:name="primary-x" chart:style-name="ch5" chartooo:axis-type="auto">
            <chart:title svg:x="6.205cm" svg:y="7.594cm" chart:style-name="ch6">
              <text:p>Nº operations</text:p>
            </chart:title>
            <chart:categories table:cell-range-address="STACK.N4:STACK.N10"/>
          </chart:axis>
          <chart:axis chart:dimension="y" chart:name="primary-y" chart:style-name="ch7">
            <chart:title svg:x="0.451cm" svg:y="5.244cm" chart:style-name="ch8">
              <text:p>Size (bytes)</text:p>
            </chart:title>
            <chart:grid chart:style-name="ch9" chart:class="major"/>
          </chart:axis>
          <chart:series chart:style-name="ch10" chart:values-cell-range-address="STACK.N4:STACK.N10" chart:label-cell-address="STACK.K2:STACK.K2" chart:class="chart:scatter">
            <chart:domain table:cell-range-address="STACK.L4:STACK.L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STACK.K2:STACK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TACK.N4:STACK.N10</svg:desc>
                </draw:g>
              </table:table-cell>
              <table:table-cell office:value-type="float" office:value="1">
                <text:p>1</text:p>
                <draw:g>
                  <svg:desc>STACK.L4:STACK.L10</svg:desc>
                </draw:g>
              </table:table-cell>
              <table:table-cell office:value-type="float" office:value="NaN">
                <text:p>NaN</text:p>
                <draw:g>
                  <svg:desc>STACK.N4:STACK.N10</svg:desc>
                </draw:g>
              </table:table-cell>
            </table:table-row>
            <table:table-row>
              <table:table-cell office:value-type="float" office:value="5392">
                <text:p>5392</text:p>
              </table:table-cell>
              <table:table-cell office:value-type="float" office:value="10">
                <text:p>10</text:p>
              </table:table-cell>
              <table:table-cell office:value-type="float" office:value="5392">
                <text:p>5392</text:p>
              </table:table-cell>
            </table:table-row>
            <table:table-row>
              <table:table-cell office:value-type="float" office:value="91776">
                <text:p>91776</text:p>
              </table:table-cell>
              <table:table-cell office:value-type="float" office:value="100">
                <text:p>100</text:p>
              </table:table-cell>
              <table:table-cell office:value-type="float" office:value="91776">
                <text:p>91776</text:p>
              </table:table-cell>
            </table:table-row>
            <table:table-row>
              <table:table-cell office:value-type="float" office:value="1120224">
                <text:p>1120224</text:p>
              </table:table-cell>
              <table:table-cell office:value-type="float" office:value="1000">
                <text:p>1000</text:p>
              </table:table-cell>
              <table:table-cell office:value-type="float" office:value="1120224">
                <text:p>1120224</text:p>
              </table:table-cell>
            </table:table-row>
            <table:table-row>
              <table:table-cell office:value-type="float" office:value="11710336">
                <text:p>11710336</text:p>
              </table:table-cell>
              <table:table-cell office:value-type="float" office:value="10000">
                <text:p>10000</text:p>
              </table:table-cell>
              <table:table-cell office:value-type="float" office:value="11710336">
                <text:p>11710336</text:p>
              </table:table-cell>
            </table:table-row>
            <table:table-row>
              <table:table-cell office:value-type="float" office:value="116125504">
                <text:p>116125504</text:p>
              </table:table-cell>
              <table:table-cell office:value-type="float" office:value="100000">
                <text:p>100000</text:p>
              </table:table-cell>
              <table:table-cell office:value-type="float" office:value="116125504">
                <text:p>116125504</text:p>
              </table:table-cell>
            </table:table-row>
            <table:table-row>
              <table:table-cell office:value-type="float" office:value="1156913184">
                <text:p>1156913184</text:p>
              </table:table-cell>
              <table:table-cell office:value-type="float" office:value="1000000">
                <text:p>1000000</text:p>
              </table:table-cell>
              <table:table-cell office:value-type="float" office:value="1156913184">
                <text:p>115691318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44cm" svg:y="0.316cm" chart:style-name="ch2">
          <text:p>Malloc: multiple allocations</text:p>
        </chart:title>
        <chart:legend chart:legend-position="end" svg:x="13.915cm" svg:y="2.707cm" style:legend-expansion="high" chart:style-name="ch3"/>
        <chart:plot-area chart:style-name="ch4" table:cell-range-address="POOL.B4:POOL.C10 POOL.A4:POOL.A4 POOL.A11:POOL.A11 POOL.C11:POOL.C52 POOL.A18:POOL.A18 POOL.A25:POOL.A25 POOL.A32:POOL.A32 POOL.A39:POOL.A39 POOL.A46:POOL.A46" chart:data-source-has-labels="row" svg:x="1.331cm" svg:y="1.275cm" svg:width="12.264cm" svg:height="6.564cm">
          <chartooo:coordinate-region svg:x="2.614cm" svg:y="1.475cm" svg:width="10.331cm" svg:height="5.717cm"/>
          <chart:axis chart:dimension="x" chart:name="primary-x" chart:style-name="ch5">
            <chart:title svg:x="6.427cm" svg:y="8.019cm" chart:style-name="ch6">
              <text:p>Nº operations</text:p>
            </chart:title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POOL.C4:POOL.C10" chart:label-cell-address="POOL.A4:POOL.A4" chart:class="chart:scatter">
            <chart:domain table:cell-range-address="POOL.B4:POOL.B10"/>
            <chart:data-point chart:repeated="7"/>
          </chart:series>
          <chart:series chart:style-name="ch11" chart:values-cell-range-address="POOL.C11:POOL.C17" chart:label-cell-address="POOL.A11:POOL.A11" chart:class="chart:scatter">
            <chart:domain table:cell-range-address="POOL.B11:POOL.B17"/>
            <chart:data-point chart:repeated="7"/>
          </chart:series>
          <chart:series chart:style-name="ch12" chart:values-cell-range-address="POOL.C18:POOL.C24" chart:label-cell-address="POOL.A18:POOL.A18" chart:class="chart:scatter">
            <chart:domain table:cell-range-address="POOL.B18:POOL.B24"/>
            <chart:data-point chart:repeated="7"/>
          </chart:series>
          <chart:series chart:style-name="ch13" chart:values-cell-range-address="POOL.C25:POOL.C31" chart:label-cell-address="POOL.A25:POOL.A25" chart:class="chart:scatter">
            <chart:domain table:cell-range-address="POOL.B25:POOL.B31"/>
            <chart:data-point chart:repeated="7"/>
          </chart:series>
          <chart:series chart:style-name="ch14" chart:values-cell-range-address="POOL.C32:POOL.C38" chart:label-cell-address="POOL.A32:POOL.A32" chart:class="chart:scatter">
            <chart:domain table:cell-range-address="POOL.B32:POOL.B38"/>
            <chart:data-point chart:repeated="7"/>
          </chart:series>
          <chart:series chart:style-name="ch15" chart:values-cell-range-address="POOL.C39:POOL.C45" chart:label-cell-address="POOL.A39:POOL.A39" chart:class="chart:scatter">
            <chart:domain table:cell-range-address="POOL.B39:POOL.B45"/>
            <chart:data-point chart:repeated="7"/>
          </chart:series>
          <chart:series chart:style-name="ch16" chart:values-cell-range-address="POOL.C46:POOL.C52" chart:label-cell-address="POOL.A46:POOL.A46" chart:class="chart:scatter">
            <chart:domain table:cell-range-address="POOL.B46:POOL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POOL.A4:POOL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POOL.A11:POOL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POOL.A18:POOL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POOL.A25:POOL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POOL.A32:POOL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POOL.A39:POOL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POOL.A46:POOL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OL.B4:POOL.B10</svg:desc>
                </draw:g>
              </table:table-cell>
              <table:table-cell office:value-type="float" office:value="0.005769">
                <text:p>0.005769</text:p>
                <draw:g>
                  <svg:desc>POOL.C4:POOL.C10</svg:desc>
                </draw:g>
              </table:table-cell>
              <table:table-cell office:value-type="float" office:value="1">
                <text:p>1</text:p>
                <draw:g>
                  <svg:desc>POOL.B11:POOL.B17</svg:desc>
                </draw:g>
              </table:table-cell>
              <table:table-cell office:value-type="float" office:value="0.000924">
                <text:p>0.000924</text:p>
                <draw:g>
                  <svg:desc>POOL.C11:POOL.C17</svg:desc>
                </draw:g>
              </table:table-cell>
              <table:table-cell office:value-type="float" office:value="1">
                <text:p>1</text:p>
                <draw:g>
                  <svg:desc>POOL.B18:POOL.B24</svg:desc>
                </draw:g>
              </table:table-cell>
              <table:table-cell office:value-type="float" office:value="0.0009">
                <text:p>0.0009</text:p>
                <draw:g>
                  <svg:desc>POOL.C18:POOL.C24</svg:desc>
                </draw:g>
              </table:table-cell>
              <table:table-cell office:value-type="float" office:value="1">
                <text:p>1</text:p>
                <draw:g>
                  <svg:desc>POOL.B25:POOL.B31</svg:desc>
                </draw:g>
              </table:table-cell>
              <table:table-cell office:value-type="float" office:value="0.001401">
                <text:p>0.001401</text:p>
                <draw:g>
                  <svg:desc>POOL.C25:POOL.C31</svg:desc>
                </draw:g>
              </table:table-cell>
              <table:table-cell office:value-type="float" office:value="1">
                <text:p>1</text:p>
                <draw:g>
                  <svg:desc>POOL.B32:POOL.B38</svg:desc>
                </draw:g>
              </table:table-cell>
              <table:table-cell office:value-type="float" office:value="0.001158">
                <text:p>0.001158</text:p>
                <draw:g>
                  <svg:desc>POOL.C32:POOL.C38</svg:desc>
                </draw:g>
              </table:table-cell>
              <table:table-cell office:value-type="float" office:value="1">
                <text:p>1</text:p>
                <draw:g>
                  <svg:desc>POOL.B39:POOL.B45</svg:desc>
                </draw:g>
              </table:table-cell>
              <table:table-cell office:value-type="float" office:value="0.001167">
                <text:p>0.001167</text:p>
                <draw:g>
                  <svg:desc>POOL.C39:POOL.C45</svg:desc>
                </draw:g>
              </table:table-cell>
              <table:table-cell office:value-type="float" office:value="1">
                <text:p>1</text:p>
                <draw:g>
                  <svg:desc>POOL.B46:POOL.B52</svg:desc>
                </draw:g>
              </table:table-cell>
              <table:table-cell office:value-type="float" office:value="0.003969">
                <text:p>0.003969</text:p>
                <draw:g>
                  <svg:desc>POOL.C46:POOL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4818">
                <text:p>0.004818</text:p>
              </table:table-cell>
              <table:table-cell office:value-type="float" office:value="10">
                <text:p>10</text:p>
              </table:table-cell>
              <table:table-cell office:value-type="float" office:value="0.001599">
                <text:p>0.001599</text:p>
              </table:table-cell>
              <table:table-cell office:value-type="float" office:value="10">
                <text:p>10</text:p>
              </table:table-cell>
              <table:table-cell office:value-type="float" office:value="0.001535">
                <text:p>0.001535</text:p>
              </table:table-cell>
              <table:table-cell office:value-type="float" office:value="10">
                <text:p>10</text:p>
              </table:table-cell>
              <table:table-cell office:value-type="float" office:value="0.003663">
                <text:p>0.003663</text:p>
              </table:table-cell>
              <table:table-cell office:value-type="float" office:value="10">
                <text:p>10</text:p>
              </table:table-cell>
              <table:table-cell office:value-type="float" office:value="0.004504">
                <text:p>0.004504</text:p>
              </table:table-cell>
              <table:table-cell office:value-type="float" office:value="10">
                <text:p>10</text:p>
              </table:table-cell>
              <table:table-cell office:value-type="float" office:value="0.007963">
                <text:p>0.007963</text:p>
              </table:table-cell>
              <table:table-cell office:value-type="float" office:value="10">
                <text:p>10</text:p>
              </table:table-cell>
              <table:table-cell office:value-type="float" office:value="0.017501">
                <text:p>0.017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6804">
                <text:p>0.006804</text:p>
              </table:table-cell>
              <table:table-cell office:value-type="float" office:value="100">
                <text:p>100</text:p>
              </table:table-cell>
              <table:table-cell office:value-type="float" office:value="0.005598">
                <text:p>0.005598</text:p>
              </table:table-cell>
              <table:table-cell office:value-type="float" office:value="100">
                <text:p>100</text:p>
              </table:table-cell>
              <table:table-cell office:value-type="float" office:value="0.013133">
                <text:p>0.013133</text:p>
              </table:table-cell>
              <table:table-cell office:value-type="float" office:value="100">
                <text:p>100</text:p>
              </table:table-cell>
              <table:table-cell office:value-type="float" office:value="0.015847">
                <text:p>0.015847</text:p>
              </table:table-cell>
              <table:table-cell office:value-type="float" office:value="100">
                <text:p>100</text:p>
              </table:table-cell>
              <table:table-cell office:value-type="float" office:value="0.025773">
                <text:p>0.025773</text:p>
              </table:table-cell>
              <table:table-cell office:value-type="float" office:value="100">
                <text:p>100</text:p>
              </table:table-cell>
              <table:table-cell office:value-type="float" office:value="0.062833">
                <text:p>0.062833</text:p>
              </table:table-cell>
              <table:table-cell office:value-type="float" office:value="100">
                <text:p>100</text:p>
              </table:table-cell>
              <table:table-cell office:value-type="float" office:value="0.139966">
                <text:p>0.139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32538">
                <text:p>0.032538</text:p>
              </table:table-cell>
              <table:table-cell office:value-type="float" office:value="1000">
                <text:p>1000</text:p>
              </table:table-cell>
              <table:table-cell office:value-type="float" office:value="0.038022">
                <text:p>0.038022</text:p>
              </table:table-cell>
              <table:table-cell office:value-type="float" office:value="1000">
                <text:p>1000</text:p>
              </table:table-cell>
              <table:table-cell office:value-type="float" office:value="0.113196">
                <text:p>0.113196</text:p>
              </table:table-cell>
              <table:table-cell office:value-type="float" office:value="1000">
                <text:p>1000</text:p>
              </table:table-cell>
              <table:table-cell office:value-type="float" office:value="0.182478">
                <text:p>0.182478</text:p>
              </table:table-cell>
              <table:table-cell office:value-type="float" office:value="1000">
                <text:p>1000</text:p>
              </table:table-cell>
              <table:table-cell office:value-type="float" office:value="0.27635">
                <text:p>0.27635</text:p>
              </table:table-cell>
              <table:table-cell office:value-type="float" office:value="1000">
                <text:p>1000</text:p>
              </table:table-cell>
              <table:table-cell office:value-type="float" office:value="0.607219">
                <text:p>0.607219</text:p>
              </table:table-cell>
              <table:table-cell office:value-type="float" office:value="1000">
                <text:p>1000</text:p>
              </table:table-cell>
              <table:table-cell office:value-type="float" office:value="0.638977">
                <text:p>0.638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438305">
                <text:p>0.438305</text:p>
              </table:table-cell>
              <table:table-cell office:value-type="float" office:value="10000">
                <text:p>10000</text:p>
              </table:table-cell>
              <table:table-cell office:value-type="float" office:value="0.382567">
                <text:p>0.382567</text:p>
              </table:table-cell>
              <table:table-cell office:value-type="float" office:value="10000">
                <text:p>10000</text:p>
              </table:table-cell>
              <table:table-cell office:value-type="float" office:value="1.50797">
                <text:p>1.50797</text:p>
              </table:table-cell>
              <table:table-cell office:value-type="float" office:value="10000">
                <text:p>10000</text:p>
              </table:table-cell>
              <table:table-cell office:value-type="float" office:value="1.77181">
                <text:p>1.77181</text:p>
              </table:table-cell>
              <table:table-cell office:value-type="float" office:value="10000">
                <text:p>10000</text:p>
              </table:table-cell>
              <table:table-cell office:value-type="float" office:value="1.50969">
                <text:p>1.50969</text:p>
              </table:table-cell>
              <table:table-cell office:value-type="float" office:value="10000">
                <text:p>10000</text:p>
              </table:table-cell>
              <table:table-cell office:value-type="float" office:value="2.51625">
                <text:p>2.51625</text:p>
              </table:table-cell>
              <table:table-cell office:value-type="float" office:value="10000">
                <text:p>10000</text:p>
              </table:table-cell>
              <table:table-cell office:value-type="float" office:value="4.3583">
                <text:p>4.3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3.07795">
                <text:p>3.07795</text:p>
              </table:table-cell>
              <table:table-cell office:value-type="float" office:value="100000">
                <text:p>100000</text:p>
              </table:table-cell>
              <table:table-cell office:value-type="float" office:value="3.13629">
                <text:p>3.13629</text:p>
              </table:table-cell>
              <table:table-cell office:value-type="float" office:value="100000">
                <text:p>100000</text:p>
              </table:table-cell>
              <table:table-cell office:value-type="float" office:value="9.55636">
                <text:p>9.55636</text:p>
              </table:table-cell>
              <table:table-cell office:value-type="float" office:value="100000">
                <text:p>100000</text:p>
              </table:table-cell>
              <table:table-cell office:value-type="float" office:value="11.7869">
                <text:p>11.7869</text:p>
              </table:table-cell>
              <table:table-cell office:value-type="float" office:value="100000">
                <text:p>100000</text:p>
              </table:table-cell>
              <table:table-cell office:value-type="float" office:value="15.1092">
                <text:p>15.1092</text:p>
              </table:table-cell>
              <table:table-cell office:value-type="float" office:value="100000">
                <text:p>100000</text:p>
              </table:table-cell>
              <table:table-cell office:value-type="float" office:value="24.0137">
                <text:p>24.0137</text:p>
              </table:table-cell>
              <table:table-cell office:value-type="float" office:value="100000">
                <text:p>100000</text:p>
              </table:table-cell>
              <table:table-cell office:value-type="float" office:value="38.6508">
                <text:p>38.6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26.3363">
                <text:p>26.3363</text:p>
              </table:table-cell>
              <table:table-cell office:value-type="float" office:value="1000000">
                <text:p>1000000</text:p>
              </table:table-cell>
              <table:table-cell office:value-type="float" office:value="34.1748">
                <text:p>34.1748</text:p>
              </table:table-cell>
              <table:table-cell office:value-type="float" office:value="1000000">
                <text:p>1000000</text:p>
              </table:table-cell>
              <table:table-cell office:value-type="float" office:value="102.48">
                <text:p>102.48</text:p>
              </table:table-cell>
              <table:table-cell office:value-type="float" office:value="1000000">
                <text:p>1000000</text:p>
              </table:table-cell>
              <table:table-cell office:value-type="float" office:value="124.808">
                <text:p>124.808</text:p>
              </table:table-cell>
              <table:table-cell office:value-type="float" office:value="1000000">
                <text:p>1000000</text:p>
              </table:table-cell>
              <table:table-cell office:value-type="float" office:value="139.262">
                <text:p>139.262</text:p>
              </table:table-cell>
              <table:table-cell office:value-type="float" office:value="1000000">
                <text:p>1000000</text:p>
              </table:table-cell>
              <table:table-cell office:value-type="float" office:value="210.214">
                <text:p>210.214</text:p>
              </table:table-cell>
              <table:table-cell office:value-type="float" office:value="1000000">
                <text:p>1000000</text:p>
              </table:table-cell>
              <table:table-cell office:value-type="float" office:value="366.667">
                <text:p>366.66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737cm" svg:height="9.272cm" xlink:href=".." xlink:type="simple" chart:class="chart:scatter" chart:style-name="ch1">
        <chart:title svg:x="4.163cm" svg:y="0.321cm" chart:style-name="ch2">
          <text:p>Malloc: multiple allocations/free</text:p>
        </chart:title>
        <chart:legend chart:legend-position="end" svg:x="12.652cm" svg:y="2.843cm" style:legend-expansion="high" chart:style-name="ch3"/>
        <chart:plot-area chart:style-name="ch4" table:cell-range-address="FREE_LIST_SEQ.G4:FREE_LIST_SEQ.H10 FREE_LIST_SEQ.F4:FREE_LIST_SEQ.F4 FREE_LIST_SEQ.F11:FREE_LIST_SEQ.F11 FREE_LIST_SEQ.H11:FREE_LIST_SEQ.H52 FREE_LIST_SEQ.F18:FREE_LIST_SEQ.F18 FREE_LIST_SEQ.F25:FREE_LIST_SEQ.F25 FREE_LIST_SEQ.F32:FREE_LIST_SEQ.F32 FREE_LIST_SEQ.F39:FREE_LIST_SEQ.F39 FREE_LIST_SEQ.F46:FREE_LIST_SEQ.F46" chart:data-source-has-labels="row" svg:x="1.305cm" svg:y="1.285cm" svg:width="11.053cm" svg:height="6.821cm">
          <chartooo:coordinate-region svg:x="2.403cm" svg:y="1.484cm" svg:width="9.305cm" svg:height="5.975cm"/>
          <chart:axis chart:dimension="x" chart:name="primary-x" chart:style-name="ch5">
            <chart:title svg:x="5.795cm" svg:y="8.291cm" chart:style-name="ch6">
              <text:p>Nº operations</text:p>
            </chart:title>
          </chart:axis>
          <chart:axis chart:dimension="y" chart:name="primary-y" chart:style-name="ch7">
            <chart:title svg:x="0.451cm" svg:y="5.414cm" chart:style-name="ch8">
              <text:p>Time(ms)</text:p>
            </chart:title>
            <chart:grid chart:style-name="ch9" chart:class="major"/>
          </chart:axis>
          <chart:series chart:style-name="ch10" chart:values-cell-range-address="FREE_LIST_SEQ.H4:FREE_LIST_SEQ.H10" chart:label-cell-address="FREE_LIST_SEQ.F4:FREE_LIST_SEQ.F4" chart:class="chart:scatter">
            <chart:domain table:cell-range-address="FREE_LIST_SEQ.G4:FREE_LIST_SEQ.G10"/>
            <chart:data-point chart:repeated="7"/>
          </chart:series>
          <chart:series chart:style-name="ch11" chart:values-cell-range-address="FREE_LIST_SEQ.H11:FREE_LIST_SEQ.H17" chart:label-cell-address="FREE_LIST_SEQ.F11:FREE_LIST_SEQ.F11" chart:class="chart:scatter">
            <chart:domain table:cell-range-address="FREE_LIST_SEQ.G11:FREE_LIST_SEQ.G17"/>
            <chart:data-point chart:repeated="7"/>
          </chart:series>
          <chart:series chart:style-name="ch12" chart:values-cell-range-address="FREE_LIST_SEQ.H18:FREE_LIST_SEQ.H24" chart:label-cell-address="FREE_LIST_SEQ.F18:FREE_LIST_SEQ.F18" chart:class="chart:scatter">
            <chart:domain table:cell-range-address="FREE_LIST_SEQ.G18:FREE_LIST_SEQ.G24"/>
            <chart:data-point chart:repeated="7"/>
          </chart:series>
          <chart:series chart:style-name="ch13" chart:values-cell-range-address="FREE_LIST_SEQ.H25:FREE_LIST_SEQ.H31" chart:label-cell-address="FREE_LIST_SEQ.F25:FREE_LIST_SEQ.F25" chart:class="chart:scatter">
            <chart:domain table:cell-range-address="FREE_LIST_SEQ.G25:FREE_LIST_SEQ.G31"/>
            <chart:data-point chart:repeated="7"/>
          </chart:series>
          <chart:series chart:style-name="ch14" chart:values-cell-range-address="FREE_LIST_SEQ.H32:FREE_LIST_SEQ.H38" chart:label-cell-address="FREE_LIST_SEQ.F32:FREE_LIST_SEQ.F32" chart:class="chart:scatter">
            <chart:domain table:cell-range-address="FREE_LIST_SEQ.G32:FREE_LIST_SEQ.G38"/>
            <chart:data-point chart:repeated="7"/>
          </chart:series>
          <chart:series chart:style-name="ch15" chart:values-cell-range-address="FREE_LIST_SEQ.H39:FREE_LIST_SEQ.H45" chart:label-cell-address="FREE_LIST_SEQ.F39:FREE_LIST_SEQ.F39" chart:class="chart:scatter">
            <chart:domain table:cell-range-address="FREE_LIST_SEQ.G39:FREE_LIST_SEQ.G45"/>
            <chart:data-point chart:repeated="7"/>
          </chart:series>
          <chart:series chart:style-name="ch16" chart:values-cell-range-address="FREE_LIST_SEQ.H46:FREE_LIST_SEQ.H52" chart:label-cell-address="FREE_LIST_SEQ.F46:FREE_LIST_SEQ.F46" chart:class="chart:scatter">
            <chart:domain table:cell-range-address="FREE_LIST_SEQ.G46:FREE_LIST_SEQ.G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32</text:p>
                <draw:g>
                  <svg:desc>FREE_LIST_SEQ.F4:FREE_LIST_SEQ.F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4</text:p>
                <draw:g>
                  <svg:desc>FREE_LIST_SEQ.F11:FREE_LIST_SEQ.F1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56</text:p>
                <draw:g>
                  <svg:desc>FREE_LIST_SEQ.F18:FREE_LIST_SEQ.F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512</text:p>
                <draw:g>
                  <svg:desc>FREE_LIST_SEQ.F25:FREE_LIST_SEQ.F2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24</text:p>
                <draw:g>
                  <svg:desc>FREE_LIST_SEQ.F32:FREE_LIST_SEQ.F3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48</text:p>
                <draw:g>
                  <svg:desc>FREE_LIST_SEQ.F39:FREE_LIST_SEQ.F3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4096</text:p>
                <draw:g>
                  <svg:desc>FREE_LIST_SEQ.F46:FREE_LIST_SEQ.F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EE_LIST_SEQ.G4:FREE_LIST_SEQ.G10</svg:desc>
                </draw:g>
              </table:table-cell>
              <table:table-cell office:value-type="float" office:value="0.005973">
                <text:p>0.005973</text:p>
                <draw:g>
                  <svg:desc>FREE_LIST_SEQ.H4:FREE_LIST_SEQ.H10</svg:desc>
                </draw:g>
              </table:table-cell>
              <table:table-cell office:value-type="float" office:value="1">
                <text:p>1</text:p>
                <draw:g>
                  <svg:desc>FREE_LIST_SEQ.G11:FREE_LIST_SEQ.G17</svg:desc>
                </draw:g>
              </table:table-cell>
              <table:table-cell office:value-type="float" office:value="0.014291">
                <text:p>0.014291</text:p>
                <draw:g>
                  <svg:desc>FREE_LIST_SEQ.H11:FREE_LIST_SEQ.H17</svg:desc>
                </draw:g>
              </table:table-cell>
              <table:table-cell office:value-type="float" office:value="1">
                <text:p>1</text:p>
                <draw:g>
                  <svg:desc>FREE_LIST_SEQ.G18:FREE_LIST_SEQ.G24</svg:desc>
                </draw:g>
              </table:table-cell>
              <table:table-cell office:value-type="float" office:value="0.010859">
                <text:p>0.010859</text:p>
                <draw:g>
                  <svg:desc>FREE_LIST_SEQ.H18:FREE_LIST_SEQ.H24</svg:desc>
                </draw:g>
              </table:table-cell>
              <table:table-cell office:value-type="float" office:value="1">
                <text:p>1</text:p>
                <draw:g>
                  <svg:desc>FREE_LIST_SEQ.G25:FREE_LIST_SEQ.G31</svg:desc>
                </draw:g>
              </table:table-cell>
              <table:table-cell office:value-type="float" office:value="0.010342">
                <text:p>0.010342</text:p>
                <draw:g>
                  <svg:desc>FREE_LIST_SEQ.H25:FREE_LIST_SEQ.H31</svg:desc>
                </draw:g>
              </table:table-cell>
              <table:table-cell office:value-type="float" office:value="1">
                <text:p>1</text:p>
                <draw:g>
                  <svg:desc>FREE_LIST_SEQ.G32:FREE_LIST_SEQ.G38</svg:desc>
                </draw:g>
              </table:table-cell>
              <table:table-cell office:value-type="float" office:value="0.010508">
                <text:p>0.010508</text:p>
                <draw:g>
                  <svg:desc>FREE_LIST_SEQ.H32:FREE_LIST_SEQ.H38</svg:desc>
                </draw:g>
              </table:table-cell>
              <table:table-cell office:value-type="float" office:value="1">
                <text:p>1</text:p>
                <draw:g>
                  <svg:desc>FREE_LIST_SEQ.G39:FREE_LIST_SEQ.G45</svg:desc>
                </draw:g>
              </table:table-cell>
              <table:table-cell office:value-type="float" office:value="0.010214">
                <text:p>0.010214</text:p>
                <draw:g>
                  <svg:desc>FREE_LIST_SEQ.H39:FREE_LIST_SEQ.H45</svg:desc>
                </draw:g>
              </table:table-cell>
              <table:table-cell office:value-type="float" office:value="1">
                <text:p>1</text:p>
                <draw:g>
                  <svg:desc>FREE_LIST_SEQ.G46:FREE_LIST_SEQ.G52</svg:desc>
                </draw:g>
              </table:table-cell>
              <table:table-cell office:value-type="float" office:value="0.01127">
                <text:p>0.01127</text:p>
                <draw:g>
                  <svg:desc>FREE_LIST_SEQ.H46:FREE_LIST_SEQ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9849">
                <text:p>0.009849</text:p>
              </table:table-cell>
              <table:table-cell office:value-type="float" office:value="10">
                <text:p>10</text:p>
              </table:table-cell>
              <table:table-cell office:value-type="float" office:value="0.022076">
                <text:p>0.022076</text:p>
              </table:table-cell>
              <table:table-cell office:value-type="float" office:value="10">
                <text:p>10</text:p>
              </table:table-cell>
              <table:table-cell office:value-type="float" office:value="0.017428">
                <text:p>0.017428</text:p>
              </table:table-cell>
              <table:table-cell office:value-type="float" office:value="10">
                <text:p>10</text:p>
              </table:table-cell>
              <table:table-cell office:value-type="float" office:value="0.017363">
                <text:p>0.017363</text:p>
              </table:table-cell>
              <table:table-cell office:value-type="float" office:value="10">
                <text:p>10</text:p>
              </table:table-cell>
              <table:table-cell office:value-type="float" office:value="0.018539">
                <text:p>0.018539</text:p>
              </table:table-cell>
              <table:table-cell office:value-type="float" office:value="10">
                <text:p>10</text:p>
              </table:table-cell>
              <table:table-cell office:value-type="float" office:value="0.021251">
                <text:p>0.021251</text:p>
              </table:table-cell>
              <table:table-cell office:value-type="float" office:value="10">
                <text:p>10</text:p>
              </table:table-cell>
              <table:table-cell office:value-type="float" office:value="0.028004">
                <text:p>0.028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24482">
                <text:p>0.024482</text:p>
              </table:table-cell>
              <table:table-cell office:value-type="float" office:value="100">
                <text:p>100</text:p>
              </table:table-cell>
              <table:table-cell office:value-type="float" office:value="0.031334">
                <text:p>0.031334</text:p>
              </table:table-cell>
              <table:table-cell office:value-type="float" office:value="100">
                <text:p>100</text:p>
              </table:table-cell>
              <table:table-cell office:value-type="float" office:value="0.032271">
                <text:p>0.032271</text:p>
              </table:table-cell>
              <table:table-cell office:value-type="float" office:value="100">
                <text:p>100</text:p>
              </table:table-cell>
              <table:table-cell office:value-type="float" office:value="0.040501">
                <text:p>0.040501</text:p>
              </table:table-cell>
              <table:table-cell office:value-type="float" office:value="100">
                <text:p>100</text:p>
              </table:table-cell>
              <table:table-cell office:value-type="float" office:value="0.056448">
                <text:p>0.056448</text:p>
              </table:table-cell>
              <table:table-cell office:value-type="float" office:value="100">
                <text:p>100</text:p>
              </table:table-cell>
              <table:table-cell office:value-type="float" office:value="0.085948">
                <text:p>0.085948</text:p>
              </table:table-cell>
              <table:table-cell office:value-type="float" office:value="100">
                <text:p>100</text:p>
              </table:table-cell>
              <table:table-cell office:value-type="float" office:value="0.142241">
                <text:p>0.142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124929">
                <text:p>0.124929</text:p>
              </table:table-cell>
              <table:table-cell office:value-type="float" office:value="1000">
                <text:p>1000</text:p>
              </table:table-cell>
              <table:table-cell office:value-type="float" office:value="0.177928">
                <text:p>0.177928</text:p>
              </table:table-cell>
              <table:table-cell office:value-type="float" office:value="1000">
                <text:p>1000</text:p>
              </table:table-cell>
              <table:table-cell office:value-type="float" office:value="0.177928">
                <text:p>0.177928</text:p>
              </table:table-cell>
              <table:table-cell office:value-type="float" office:value="1000">
                <text:p>1000</text:p>
              </table:table-cell>
              <table:table-cell office:value-type="float" office:value="0.306045">
                <text:p>0.306045</text:p>
              </table:table-cell>
              <table:table-cell office:value-type="float" office:value="1000">
                <text:p>1000</text:p>
              </table:table-cell>
              <table:table-cell office:value-type="float" office:value="0.287854">
                <text:p>0.287854</text:p>
              </table:table-cell>
              <table:table-cell office:value-type="float" office:value="1000">
                <text:p>1000</text:p>
              </table:table-cell>
              <table:table-cell office:value-type="float" office:value="0.285708">
                <text:p>0.285708</text:p>
              </table:table-cell>
              <table:table-cell office:value-type="float" office:value="1000">
                <text:p>1000</text:p>
              </table:table-cell>
              <table:table-cell office:value-type="float" office:value="0.425964">
                <text:p>0.425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24172">
                <text:p>1.24172</text:p>
              </table:table-cell>
              <table:table-cell office:value-type="float" office:value="10000">
                <text:p>10000</text:p>
              </table:table-cell>
              <table:table-cell office:value-type="float" office:value="1.29389">
                <text:p>1.29389</text:p>
              </table:table-cell>
              <table:table-cell office:value-type="float" office:value="10000">
                <text:p>10000</text:p>
              </table:table-cell>
              <table:table-cell office:value-type="float" office:value="1.79853">
                <text:p>1.79853</text:p>
              </table:table-cell>
              <table:table-cell office:value-type="float" office:value="10000">
                <text:p>10000</text:p>
              </table:table-cell>
              <table:table-cell office:value-type="float" office:value="1.72589">
                <text:p>1.72589</text:p>
              </table:table-cell>
              <table:table-cell office:value-type="float" office:value="10000">
                <text:p>10000</text:p>
              </table:table-cell>
              <table:table-cell office:value-type="float" office:value="2.0585">
                <text:p>2.0585</text:p>
              </table:table-cell>
              <table:table-cell office:value-type="float" office:value="10000">
                <text:p>10000</text:p>
              </table:table-cell>
              <table:table-cell office:value-type="float" office:value="3.24636">
                <text:p>3.24636</text:p>
              </table:table-cell>
              <table:table-cell office:value-type="float" office:value="10000">
                <text:p>10000</text:p>
              </table:table-cell>
              <table:table-cell office:value-type="float" office:value="4.81707">
                <text:p>4.81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2.4773">
                <text:p>12.4773</text:p>
              </table:table-cell>
              <table:table-cell office:value-type="float" office:value="100000">
                <text:p>100000</text:p>
              </table:table-cell>
              <table:table-cell office:value-type="float" office:value="11.6065">
                <text:p>11.6065</text:p>
              </table:table-cell>
              <table:table-cell office:value-type="float" office:value="100000">
                <text:p>100000</text:p>
              </table:table-cell>
              <table:table-cell office:value-type="float" office:value="15.0532">
                <text:p>15.0532</text:p>
              </table:table-cell>
              <table:table-cell office:value-type="float" office:value="100000">
                <text:p>100000</text:p>
              </table:table-cell>
              <table:table-cell office:value-type="float" office:value="16.7054">
                <text:p>16.7054</text:p>
              </table:table-cell>
              <table:table-cell office:value-type="float" office:value="100000">
                <text:p>100000</text:p>
              </table:table-cell>
              <table:table-cell office:value-type="float" office:value="20.9929">
                <text:p>20.9929</text:p>
              </table:table-cell>
              <table:table-cell office:value-type="float" office:value="100000">
                <text:p>100000</text:p>
              </table:table-cell>
              <table:table-cell office:value-type="float" office:value="35.6502">
                <text:p>35.6502</text:p>
              </table:table-cell>
              <table:table-cell office:value-type="float" office:value="100000">
                <text:p>100000</text:p>
              </table:table-cell>
              <table:table-cell office:value-type="float" office:value="47.5452">
                <text:p>47.5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09.271">
                <text:p>109.271</text:p>
              </table:table-cell>
              <table:table-cell office:value-type="float" office:value="1000000">
                <text:p>1000000</text:p>
              </table:table-cell>
              <table:table-cell office:value-type="float" office:value="109.562">
                <text:p>109.562</text:p>
              </table:table-cell>
              <table:table-cell office:value-type="float" office:value="1000000">
                <text:p>1000000</text:p>
              </table:table-cell>
              <table:table-cell office:value-type="float" office:value="137.623">
                <text:p>137.623</text:p>
              </table:table-cell>
              <table:table-cell office:value-type="float" office:value="1000000">
                <text:p>1000000</text:p>
              </table:table-cell>
              <table:table-cell office:value-type="float" office:value="162.774">
                <text:p>162.774</text:p>
              </table:table-cell>
              <table:table-cell office:value-type="float" office:value="1000000">
                <text:p>1000000</text:p>
              </table:table-cell>
              <table:table-cell office:value-type="float" office:value="201.861">
                <text:p>201.861</text:p>
              </table:table-cell>
              <table:table-cell office:value-type="float" office:value="1000000">
                <text:p>1000000</text:p>
              </table:table-cell>
              <table:table-cell office:value-type="float" office:value="298.629">
                <text:p>298.629</text:p>
              </table:table-cell>
              <table:table-cell office:value-type="float" office:value="1000000">
                <text:p>1000000</text:p>
              </table:table-cell>
              <table:table-cell office:value-type="float" office:value="426.126">
                <text:p>426.12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2.784cm" svg:y="3.739cm" style:legend-expansion="high" chart:style-name="ch3"/>
        <chart:plot-area chart:style-name="ch4" table:cell-range-address="FREE_LIST_SEQ.L4:FREE_LIST_SEQ.M10 FREE_LIST_SEQ.K2:FREE_LIST_SEQ.K2 FREE_LIST_SEQ.P2:FREE_LIST_SEQ.P2 FREE_LIST_SEQ.R4:FREE_LIST_SEQ.R10" chart:data-source-has-labels="row" svg:x="1.367cm" svg:y="1.257cm" svg:width="11.061cm" svg:height="6.166cm">
          <chartooo:coordinate-region svg:x="2.465cm" svg:y="1.456cm" svg:width="9.313cm" svg:height="5.32cm"/>
          <chart:axis chart:dimension="x" chart:name="primary-x" chart:style-name="ch5">
            <chart:title svg:x="5.861cm" svg:y="7.594cm" chart:style-name="ch6">
              <text:p>Nº operations</text:p>
            </chart:title>
          </chart:axis>
          <chart:axis chart:dimension="y" chart:name="primary-y" chart:style-name="ch7">
            <chart:title svg:x="0.451cm" svg:y="5.059cm" chart:style-name="ch8">
              <text:p>Time(ms)</text:p>
            </chart:title>
            <chart:grid chart:style-name="ch9" chart:class="major"/>
          </chart:axis>
          <chart:series chart:style-name="ch10" chart:values-cell-range-address="FREE_LIST_SEQ.M4:FREE_LIST_SEQ.M10" chart:label-cell-address="FREE_LIST_SEQ.K2:FREE_LIST_SEQ.K2" chart:class="chart:scatter">
            <chart:domain table:cell-range-address="FREE_LIST_SEQ.L4:FREE_LIST_SEQ.L10"/>
            <chart:data-point chart:repeated="7"/>
          </chart:series>
          <chart:series chart:style-name="ch11" chart:values-cell-range-address="FREE_LIST_SEQ.R4:FREE_LIST_SEQ.R10" chart:label-cell-address="FREE_LIST_SEQ.P2:FREE_LIST_SEQ.P2" chart:class="chart:scatter">
            <chart:domain table:cell-range-address="FREE_LIST_SEQ.Q4:FREE_LIST_SEQ.Q10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FREE_LIST_SEQ.K2:FREE_LIST_SEQ.K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Random allocations/free</text:p>
                <draw:g>
                  <svg:desc>FREE_LIST_SEQ.P2:FREE_LIST_SEQ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EE_LIST_SEQ.L4:FREE_LIST_SEQ.L10</svg:desc>
                </draw:g>
              </table:table-cell>
              <table:table-cell office:value-type="float" office:value="0.009603">
                <text:p>0.009603</text:p>
                <draw:g>
                  <svg:desc>FREE_LIST_SEQ.M4:FREE_LIST_SEQ.M10</svg:desc>
                </draw:g>
              </table:table-cell>
              <table:table-cell office:value-type="float" office:value="1">
                <text:p>1</text:p>
                <draw:g>
                  <svg:desc>FREE_LIST_SEQ.Q4:FREE_LIST_SEQ.Q10</svg:desc>
                </draw:g>
              </table:table-cell>
              <table:table-cell office:value-type="float" office:value="0.013748">
                <text:p>0.013748</text:p>
                <draw:g>
                  <svg:desc>FREE_LIST_SEQ.R4:FREE_LIST_SEQ.R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8742">
                <text:p>0.008742</text:p>
              </table:table-cell>
              <table:table-cell office:value-type="float" office:value="10">
                <text:p>10</text:p>
              </table:table-cell>
              <table:table-cell office:value-type="float" office:value="0.009558">
                <text:p>0.009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5138">
                <text:p>0.05138</text:p>
              </table:table-cell>
              <table:table-cell office:value-type="float" office:value="100">
                <text:p>100</text:p>
              </table:table-cell>
              <table:table-cell office:value-type="float" office:value="0.056135">
                <text:p>0.056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541957">
                <text:p>0.541957</text:p>
              </table:table-cell>
              <table:table-cell office:value-type="float" office:value="1000">
                <text:p>1000</text:p>
              </table:table-cell>
              <table:table-cell office:value-type="float" office:value="0.338066">
                <text:p>0.338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.44206">
                <text:p>2.44206</text:p>
              </table:table-cell>
              <table:table-cell office:value-type="float" office:value="10000">
                <text:p>10000</text:p>
              </table:table-cell>
              <table:table-cell office:value-type="float" office:value="2.94435">
                <text:p>2.94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20.2777">
                <text:p>20.2777</text:p>
              </table:table-cell>
              <table:table-cell office:value-type="float" office:value="100000">
                <text:p>100000</text:p>
              </table:table-cell>
              <table:table-cell office:value-type="float" office:value="27.3434">
                <text:p>27.34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88.405">
                <text:p>188.405</text:p>
              </table:table-cell>
              <table:table-cell office:value-type="float" office:value="1000000">
                <text:p>1000000</text:p>
              </table:table-cell>
              <table:table-cell office:value-type="float" office:value="288.365">
                <text:p>288.36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3.472cm" svg:y="3.988cm" style:legend-expansion="high" chart:style-name="ch3"/>
        <chart:plot-area chart:style-name="ch4" table:cell-range-address="FREE_LIST_SEQ.N4:FREE_LIST_SEQ.N10 FREE_LIST_SEQ.L4:FREE_LIST_SEQ.L10 FREE_LIST_SEQ.K2:FREE_LIST_SEQ.K2" chart:data-source-has-labels="both" svg:x="1.367cm" svg:y="1.257cm" svg:width="11.749cm" svg:height="6.166cm">
          <chartooo:coordinate-region svg:x="2.729cm" svg:y="1.456cm" svg:width="8.811cm" svg:height="5.32cm"/>
          <chart:axis chart:dimension="x" chart:name="primary-x" chart:style-name="ch5" chartooo:axis-type="auto">
            <chart:title svg:x="6.205cm" svg:y="7.594cm" chart:style-name="ch6">
              <text:p>Nº operations</text:p>
            </chart:title>
            <chart:categories table:cell-range-address="FREE_LIST_SEQ.N4:FREE_LIST_SEQ.N10"/>
          </chart:axis>
          <chart:axis chart:dimension="y" chart:name="primary-y" chart:style-name="ch7">
            <chart:title svg:x="0.451cm" svg:y="5.244cm" chart:style-name="ch8">
              <text:p>Size (bytes)</text:p>
            </chart:title>
            <chart:grid chart:style-name="ch9" chart:class="major"/>
          </chart:axis>
          <chart:series chart:style-name="ch10" chart:values-cell-range-address="FREE_LIST_SEQ.N4:FREE_LIST_SEQ.N10" chart:label-cell-address="FREE_LIST_SEQ.K2:FREE_LIST_SEQ.K2" chart:class="chart:scatter">
            <chart:domain table:cell-range-address="FREE_LIST_SEQ.L4:FREE_LIST_SEQ.L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FREE_LIST_SEQ.K2:FREE_LIST_SEQ.K2</svg:desc>
                </draw:g>
              </table:table-cell>
            </table:table-row>
          </table:table-header-rows>
          <table:table-rows>
            <table:table-row>
              <table:table-cell office:value-type="float" office:value="80">
                <text:p>80</text:p>
                <draw:g>
                  <svg:desc>FREE_LIST_SEQ.N4:FREE_LIST_SEQ.N10</svg:desc>
                </draw:g>
              </table:table-cell>
              <table:table-cell office:value-type="float" office:value="1">
                <text:p>1</text:p>
                <draw:g>
                  <svg:desc>FREE_LIST_SEQ.L4:FREE_LIST_SEQ.L10</svg:desc>
                </draw:g>
              </table:table-cell>
              <table:table-cell office:value-type="float" office:value="80">
                <text:p>80</text:p>
                <draw:g>
                  <svg:desc>FREE_LIST_SEQ.N4:FREE_LIST_SEQ.N10</svg:desc>
                </draw:g>
              </table:table-cell>
            </table:table-row>
            <table:table-row>
              <table:table-cell office:value-type="float" office:value="5472">
                <text:p>5472</text:p>
              </table:table-cell>
              <table:table-cell office:value-type="float" office:value="10">
                <text:p>10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float" office:value="92576">
                <text:p>92576</text:p>
              </table:table-cell>
              <table:table-cell office:value-type="float" office:value="100">
                <text:p>100</text:p>
              </table:table-cell>
              <table:table-cell office:value-type="float" office:value="92576">
                <text:p>92576</text:p>
              </table:table-cell>
            </table:table-row>
            <table:table-row>
              <table:table-cell office:value-type="float" office:value="1128224">
                <text:p>1128224</text:p>
              </table:table-cell>
              <table:table-cell office:value-type="float" office:value="1000">
                <text:p>1000</text:p>
              </table:table-cell>
              <table:table-cell office:value-type="float" office:value="1128224">
                <text:p>1128224</text:p>
              </table:table-cell>
            </table:table-row>
            <table:table-row>
              <table:table-cell office:value-type="float" office:value="11790336">
                <text:p>11790336</text:p>
              </table:table-cell>
              <table:table-cell office:value-type="float" office:value="10000">
                <text:p>10000</text:p>
              </table:table-cell>
              <table:table-cell office:value-type="float" office:value="11790336">
                <text:p>11790336</text:p>
              </table:table-cell>
            </table:table-row>
            <table:table-row>
              <table:table-cell office:value-type="float" office:value="116925504">
                <text:p>116925504</text:p>
              </table:table-cell>
              <table:table-cell office:value-type="float" office:value="100000">
                <text:p>100000</text:p>
              </table:table-cell>
              <table:table-cell office:value-type="float" office:value="116925504">
                <text:p>116925504</text:p>
              </table:table-cell>
            </table:table-row>
            <table:table-row>
              <table:table-cell office:value-type="float" office:value="1164913184">
                <text:p>1164913184</text:p>
              </table:table-cell>
              <table:table-cell office:value-type="float" office:value="1000000">
                <text:p>1000000</text:p>
              </table:table-cell>
              <table:table-cell office:value-type="float" office:value="1164913184">
                <text:p>116491318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737cm" svg:height="9.272cm" xlink:href=".." xlink:type="simple" chart:class="chart:scatter" chart:style-name="ch1">
        <chart:title svg:x="4.163cm" svg:y="0.321cm" chart:style-name="ch2">
          <text:p>Malloc: multiple allocations/free</text:p>
        </chart:title>
        <chart:legend chart:legend-position="end" svg:x="12.652cm" svg:y="2.843cm" style:legend-expansion="high" chart:style-name="ch3"/>
        <chart:plot-area chart:style-name="ch4" table:cell-range-address="POOL.G4:POOL.H10 POOL.F4:POOL.F4 POOL.F11:POOL.F11 POOL.H11:POOL.H52 POOL.F18:POOL.F18 POOL.F25:POOL.F25 POOL.F32:POOL.F32 POOL.F39:POOL.F39 POOL.F46:POOL.F46" chart:data-source-has-labels="row" svg:x="1.305cm" svg:y="1.285cm" svg:width="11.053cm" svg:height="6.821cm">
          <chartooo:coordinate-region svg:x="2.403cm" svg:y="1.484cm" svg:width="9.305cm" svg:height="5.975cm"/>
          <chart:axis chart:dimension="x" chart:name="primary-x" chart:style-name="ch5">
            <chart:title svg:x="5.795cm" svg:y="8.291cm" chart:style-name="ch6">
              <text:p>Nº operations</text:p>
            </chart:title>
          </chart:axis>
          <chart:axis chart:dimension="y" chart:name="primary-y" chart:style-name="ch7">
            <chart:title svg:x="0.451cm" svg:y="5.414cm" chart:style-name="ch8">
              <text:p>Time(ms)</text:p>
            </chart:title>
            <chart:grid chart:style-name="ch9" chart:class="major"/>
          </chart:axis>
          <chart:series chart:style-name="ch10" chart:values-cell-range-address="POOL.H4:POOL.H10" chart:label-cell-address="POOL.F4:POOL.F4" chart:class="chart:scatter">
            <chart:domain table:cell-range-address="POOL.G4:POOL.G10"/>
            <chart:data-point chart:repeated="7"/>
          </chart:series>
          <chart:series chart:style-name="ch11" chart:values-cell-range-address="POOL.H11:POOL.H17" chart:label-cell-address="POOL.F11:POOL.F11" chart:class="chart:scatter">
            <chart:domain table:cell-range-address="POOL.G11:POOL.G17"/>
            <chart:data-point chart:repeated="7"/>
          </chart:series>
          <chart:series chart:style-name="ch12" chart:values-cell-range-address="POOL.H18:POOL.H24" chart:label-cell-address="POOL.F18:POOL.F18" chart:class="chart:scatter">
            <chart:domain table:cell-range-address="POOL.G18:POOL.G24"/>
            <chart:data-point chart:repeated="7"/>
          </chart:series>
          <chart:series chart:style-name="ch13" chart:values-cell-range-address="POOL.H25:POOL.H31" chart:label-cell-address="POOL.F25:POOL.F25" chart:class="chart:scatter">
            <chart:domain table:cell-range-address="POOL.G25:POOL.G31"/>
            <chart:data-point chart:repeated="7"/>
          </chart:series>
          <chart:series chart:style-name="ch14" chart:values-cell-range-address="POOL.H32:POOL.H38" chart:label-cell-address="POOL.F32:POOL.F32" chart:class="chart:scatter">
            <chart:domain table:cell-range-address="POOL.G32:POOL.G38"/>
            <chart:data-point chart:repeated="7"/>
          </chart:series>
          <chart:series chart:style-name="ch15" chart:values-cell-range-address="POOL.H39:POOL.H45" chart:label-cell-address="POOL.F39:POOL.F39" chart:class="chart:scatter">
            <chart:domain table:cell-range-address="POOL.G39:POOL.G45"/>
            <chart:data-point chart:repeated="7"/>
          </chart:series>
          <chart:series chart:style-name="ch16" chart:values-cell-range-address="POOL.H46:POOL.H52" chart:label-cell-address="POOL.F46:POOL.F46" chart:class="chart:scatter">
            <chart:domain table:cell-range-address="POOL.G46:POOL.G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32</text:p>
                <draw:g>
                  <svg:desc>POOL.F4:POOL.F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4</text:p>
                <draw:g>
                  <svg:desc>POOL.F11:POOL.F1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56</text:p>
                <draw:g>
                  <svg:desc>POOL.F18:POOL.F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512</text:p>
                <draw:g>
                  <svg:desc>POOL.F25:POOL.F2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24</text:p>
                <draw:g>
                  <svg:desc>POOL.F32:POOL.F3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48</text:p>
                <draw:g>
                  <svg:desc>POOL.F39:POOL.F3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4096</text:p>
                <draw:g>
                  <svg:desc>POOL.F46:POOL.F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OL.G4:POOL.G10</svg:desc>
                </draw:g>
              </table:table-cell>
              <table:table-cell office:value-type="float" office:value="0.001384">
                <text:p>0.001384</text:p>
                <draw:g>
                  <svg:desc>POOL.H4:POOL.H10</svg:desc>
                </draw:g>
              </table:table-cell>
              <table:table-cell office:value-type="float" office:value="1">
                <text:p>1</text:p>
                <draw:g>
                  <svg:desc>POOL.G11:POOL.G17</svg:desc>
                </draw:g>
              </table:table-cell>
              <table:table-cell office:value-type="float" office:value="0.001391">
                <text:p>0.001391</text:p>
                <draw:g>
                  <svg:desc>POOL.H11:POOL.H17</svg:desc>
                </draw:g>
              </table:table-cell>
              <table:table-cell office:value-type="float" office:value="1">
                <text:p>1</text:p>
                <draw:g>
                  <svg:desc>POOL.G18:POOL.G24</svg:desc>
                </draw:g>
              </table:table-cell>
              <table:table-cell office:value-type="float" office:value="0.001264">
                <text:p>0.001264</text:p>
                <draw:g>
                  <svg:desc>POOL.H18:POOL.H24</svg:desc>
                </draw:g>
              </table:table-cell>
              <table:table-cell office:value-type="float" office:value="1">
                <text:p>1</text:p>
                <draw:g>
                  <svg:desc>POOL.G25:POOL.G31</svg:desc>
                </draw:g>
              </table:table-cell>
              <table:table-cell office:value-type="float" office:value="0.001056">
                <text:p>0.001056</text:p>
                <draw:g>
                  <svg:desc>POOL.H25:POOL.H31</svg:desc>
                </draw:g>
              </table:table-cell>
              <table:table-cell office:value-type="float" office:value="1">
                <text:p>1</text:p>
                <draw:g>
                  <svg:desc>POOL.G32:POOL.G38</svg:desc>
                </draw:g>
              </table:table-cell>
              <table:table-cell office:value-type="float" office:value="0.001504">
                <text:p>0.001504</text:p>
                <draw:g>
                  <svg:desc>POOL.H32:POOL.H38</svg:desc>
                </draw:g>
              </table:table-cell>
              <table:table-cell office:value-type="float" office:value="1">
                <text:p>1</text:p>
                <draw:g>
                  <svg:desc>POOL.G39:POOL.G45</svg:desc>
                </draw:g>
              </table:table-cell>
              <table:table-cell office:value-type="float" office:value="0.001001">
                <text:p>0.001001</text:p>
                <draw:g>
                  <svg:desc>POOL.H39:POOL.H45</svg:desc>
                </draw:g>
              </table:table-cell>
              <table:table-cell office:value-type="float" office:value="1">
                <text:p>1</text:p>
                <draw:g>
                  <svg:desc>POOL.G46:POOL.G52</svg:desc>
                </draw:g>
              </table:table-cell>
              <table:table-cell office:value-type="float" office:value="0.003969">
                <text:p>0.003969</text:p>
                <draw:g>
                  <svg:desc>POOL.H46:POOL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1788">
                <text:p>0.001788</text:p>
              </table:table-cell>
              <table:table-cell office:value-type="float" office:value="10">
                <text:p>10</text:p>
              </table:table-cell>
              <table:table-cell office:value-type="float" office:value="0.001529">
                <text:p>0.001529</text:p>
              </table:table-cell>
              <table:table-cell office:value-type="float" office:value="10">
                <text:p>10</text:p>
              </table:table-cell>
              <table:table-cell office:value-type="float" office:value="0.001434">
                <text:p>0.001434</text:p>
              </table:table-cell>
              <table:table-cell office:value-type="float" office:value="10">
                <text:p>10</text:p>
              </table:table-cell>
              <table:table-cell office:value-type="float" office:value="0.004206">
                <text:p>0.004206</text:p>
              </table:table-cell>
              <table:table-cell office:value-type="float" office:value="10">
                <text:p>10</text:p>
              </table:table-cell>
              <table:table-cell office:value-type="float" office:value="0.003453">
                <text:p>0.003453</text:p>
              </table:table-cell>
              <table:table-cell office:value-type="float" office:value="10">
                <text:p>10</text:p>
              </table:table-cell>
              <table:table-cell office:value-type="float" office:value="0.006421">
                <text:p>0.006421</text:p>
              </table:table-cell>
              <table:table-cell office:value-type="float" office:value="10">
                <text:p>10</text:p>
              </table:table-cell>
              <table:table-cell office:value-type="float" office:value="0.017501">
                <text:p>0.017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4643">
                <text:p>0.004643</text:p>
              </table:table-cell>
              <table:table-cell office:value-type="float" office:value="100">
                <text:p>100</text:p>
              </table:table-cell>
              <table:table-cell office:value-type="float" office:value="0.006784">
                <text:p>0.006784</text:p>
              </table:table-cell>
              <table:table-cell office:value-type="float" office:value="100">
                <text:p>100</text:p>
              </table:table-cell>
              <table:table-cell office:value-type="float" office:value="0.012351">
                <text:p>0.012351</text:p>
              </table:table-cell>
              <table:table-cell office:value-type="float" office:value="100">
                <text:p>100</text:p>
              </table:table-cell>
              <table:table-cell office:value-type="float" office:value="0.018317">
                <text:p>0.018317</text:p>
              </table:table-cell>
              <table:table-cell office:value-type="float" office:value="100">
                <text:p>100</text:p>
              </table:table-cell>
              <table:table-cell office:value-type="float" office:value="0.030522">
                <text:p>0.030522</text:p>
              </table:table-cell>
              <table:table-cell office:value-type="float" office:value="100">
                <text:p>100</text:p>
              </table:table-cell>
              <table:table-cell office:value-type="float" office:value="0.066953">
                <text:p>0.066953</text:p>
              </table:table-cell>
              <table:table-cell office:value-type="float" office:value="100">
                <text:p>100</text:p>
              </table:table-cell>
              <table:table-cell office:value-type="float" office:value="0.139966">
                <text:p>0.139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4762">
                <text:p>0.04762</text:p>
              </table:table-cell>
              <table:table-cell office:value-type="float" office:value="1000">
                <text:p>1000</text:p>
              </table:table-cell>
              <table:table-cell office:value-type="float" office:value="0.082908">
                <text:p>0.082908</text:p>
              </table:table-cell>
              <table:table-cell office:value-type="float" office:value="1000">
                <text:p>1000</text:p>
              </table:table-cell>
              <table:table-cell office:value-type="float" office:value="0.126126">
                <text:p>0.126126</text:p>
              </table:table-cell>
              <table:table-cell office:value-type="float" office:value="1000">
                <text:p>1000</text:p>
              </table:table-cell>
              <table:table-cell office:value-type="float" office:value="0.169266">
                <text:p>0.169266</text:p>
              </table:table-cell>
              <table:table-cell office:value-type="float" office:value="1000">
                <text:p>1000</text:p>
              </table:table-cell>
              <table:table-cell office:value-type="float" office:value="0.273248">
                <text:p>0.273248</text:p>
              </table:table-cell>
              <table:table-cell office:value-type="float" office:value="1000">
                <text:p>1000</text:p>
              </table:table-cell>
              <table:table-cell office:value-type="float" office:value="0.745899">
                <text:p>0.745899</text:p>
              </table:table-cell>
              <table:table-cell office:value-type="float" office:value="1000">
                <text:p>1000</text:p>
              </table:table-cell>
              <table:table-cell office:value-type="float" office:value="0.638977">
                <text:p>0.638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43272">
                <text:p>0.43272</text:p>
              </table:table-cell>
              <table:table-cell office:value-type="float" office:value="10000">
                <text:p>10000</text:p>
              </table:table-cell>
              <table:table-cell office:value-type="float" office:value="0.502309">
                <text:p>0.502309</text:p>
              </table:table-cell>
              <table:table-cell office:value-type="float" office:value="10000">
                <text:p>10000</text:p>
              </table:table-cell>
              <table:table-cell office:value-type="float" office:value="0.988115">
                <text:p>0.988115</text:p>
              </table:table-cell>
              <table:table-cell office:value-type="float" office:value="10000">
                <text:p>10000</text:p>
              </table:table-cell>
              <table:table-cell office:value-type="float" office:value="1.34223">
                <text:p>1.34223</text:p>
              </table:table-cell>
              <table:table-cell office:value-type="float" office:value="10000">
                <text:p>10000</text:p>
              </table:table-cell>
              <table:table-cell office:value-type="float" office:value="1.69125">
                <text:p>1.69125</text:p>
              </table:table-cell>
              <table:table-cell office:value-type="float" office:value="10000">
                <text:p>10000</text:p>
              </table:table-cell>
              <table:table-cell office:value-type="float" office:value="2.88398">
                <text:p>2.88398</text:p>
              </table:table-cell>
              <table:table-cell office:value-type="float" office:value="10000">
                <text:p>10000</text:p>
              </table:table-cell>
              <table:table-cell office:value-type="float" office:value="4.3583">
                <text:p>4.3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4.18032">
                <text:p>4.18032</text:p>
              </table:table-cell>
              <table:table-cell office:value-type="float" office:value="100000">
                <text:p>100000</text:p>
              </table:table-cell>
              <table:table-cell office:value-type="float" office:value="6.22231">
                <text:p>6.22231</text:p>
              </table:table-cell>
              <table:table-cell office:value-type="float" office:value="100000">
                <text:p>100000</text:p>
              </table:table-cell>
              <table:table-cell office:value-type="float" office:value="11.779">
                <text:p>11.779</text:p>
              </table:table-cell>
              <table:table-cell office:value-type="float" office:value="100000">
                <text:p>100000</text:p>
              </table:table-cell>
              <table:table-cell office:value-type="float" office:value="14.0858">
                <text:p>14.0858</text:p>
              </table:table-cell>
              <table:table-cell office:value-type="float" office:value="100000">
                <text:p>100000</text:p>
              </table:table-cell>
              <table:table-cell office:value-type="float" office:value="17.7664">
                <text:p>17.7664</text:p>
              </table:table-cell>
              <table:table-cell office:value-type="float" office:value="100000">
                <text:p>100000</text:p>
              </table:table-cell>
              <table:table-cell office:value-type="float" office:value="25.8098">
                <text:p>25.8098</text:p>
              </table:table-cell>
              <table:table-cell office:value-type="float" office:value="100000">
                <text:p>100000</text:p>
              </table:table-cell>
              <table:table-cell office:value-type="float" office:value="38.6508">
                <text:p>38.6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37.1922">
                <text:p>37.1922</text:p>
              </table:table-cell>
              <table:table-cell office:value-type="float" office:value="1000000">
                <text:p>1000000</text:p>
              </table:table-cell>
              <table:table-cell office:value-type="float" office:value="46.8658">
                <text:p>46.8658</text:p>
              </table:table-cell>
              <table:table-cell office:value-type="float" office:value="1000000">
                <text:p>1000000</text:p>
              </table:table-cell>
              <table:table-cell office:value-type="float" office:value="118.012">
                <text:p>118.012</text:p>
              </table:table-cell>
              <table:table-cell office:value-type="float" office:value="1000000">
                <text:p>1000000</text:p>
              </table:table-cell>
              <table:table-cell office:value-type="float" office:value="147.313">
                <text:p>147.313</text:p>
              </table:table-cell>
              <table:table-cell office:value-type="float" office:value="1000000">
                <text:p>1000000</text:p>
              </table:table-cell>
              <table:table-cell office:value-type="float" office:value="162.15">
                <text:p>162.15</text:p>
              </table:table-cell>
              <table:table-cell office:value-type="float" office:value="1000000">
                <text:p>1000000</text:p>
              </table:table-cell>
              <table:table-cell office:value-type="float" office:value="224.159">
                <text:p>224.159</text:p>
              </table:table-cell>
              <table:table-cell office:value-type="float" office:value="1000000">
                <text:p>1000000</text:p>
              </table:table-cell>
              <table:table-cell office:value-type="float" office:value="366.667">
                <text:p>366.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39cm" svg:height="14.275cm" xlink:href=".." xlink:type="simple" chart:class="chart:scatter" chart:style-name="ch1">
        <chart:title svg:x="8.413cm" svg:y="0.421cm" chart:style-name="ch2">
          <text:p>Malloc: multiple allocations</text:p>
        </chart:title>
        <chart:legend chart:legend-position="end" svg:x="18.402cm" svg:y="5.842cm" style:legend-expansion="high" chart:style-name="ch3"/>
        <chart:plot-area chart:style-name="ch4" table:cell-range-address="MALLOC.B46:MALLOC.C52 MALLOC.A1:MALLOC.A1 LINEAR.A1:LINEAR.A1 LINEAR.C46:LINEAR.C52 STACK.A1:STACK.A1 STACK.C46:STACK.C52 POOL.A1:POOL.A1 POOL.C46:POOL.C52 FREE_LIST_SEQ.A1:FREE_LIST_SEQ.A1 FREE_LIST_SEQ.C46:FREE_LIST_SEQ.C52" chart:data-source-has-labels="row" svg:x="1.457cm" svg:y="1.485cm" svg:width="16.499cm" svg:height="11.524cm">
          <chartooo:coordinate-region svg:x="2.555cm" svg:y="1.684cm" svg:width="14.672cm" svg:height="10.678cm"/>
          <chart:axis chart:dimension="x" chart:name="primary-x" chart:style-name="ch5">
            <chart:title svg:x="8.67cm" svg:y="13.294cm" chart:style-name="ch6">
              <text:p>Nº operations</text:p>
            </chart:title>
          </chart:axis>
          <chart:axis chart:dimension="y" chart:name="primary-y" chart:style-name="ch7">
            <chart:title svg:x="0.451cm" svg:y="7.966cm" chart:style-name="ch8">
              <text:p>Time(ms)</text:p>
            </chart:title>
            <chart:grid chart:style-name="ch9" chart:class="major"/>
          </chart:axis>
          <chart:series chart:style-name="ch10" chart:values-cell-range-address="MALLOC.C46:MALLOC.C52" chart:label-cell-address="MALLOC.A1:MALLOC.A1" chart:class="chart:scatter">
            <chart:domain table:cell-range-address="MALLOC.B46:MALLOC.B52"/>
            <chart:data-point chart:repeated="7"/>
          </chart:series>
          <chart:series chart:style-name="ch11" chart:values-cell-range-address="LINEAR.C46:LINEAR.C52" chart:label-cell-address="LINEAR.A1:LINEAR.A1" chart:class="chart:scatter">
            <chart:domain table:cell-range-address="LINEAR.B46:LINEAR.B52"/>
            <chart:data-point chart:repeated="7"/>
          </chart:series>
          <chart:series chart:style-name="ch12" chart:values-cell-range-address="STACK.C46:STACK.C52" chart:label-cell-address="STACK.A1:STACK.A1" chart:class="chart:scatter">
            <chart:domain table:cell-range-address="STACK.B46:STACK.B52"/>
            <chart:data-point chart:repeated="7"/>
          </chart:series>
          <chart:series chart:style-name="ch13" chart:values-cell-range-address="POOL.C46:POOL.C52" chart:label-cell-address="POOL.A1:POOL.A1" chart:class="chart:scatter">
            <chart:domain table:cell-range-address="POOL.B46:POOL.B52"/>
            <chart:data-point chart:repeated="7"/>
          </chart:series>
          <chart:series chart:style-name="ch14" chart:values-cell-range-address="FREE_LIST_SEQ.C46:FREE_LIST_SEQ.C52" chart:label-cell-address="FREE_LIST_SEQ.A1:FREE_LIST_SEQ.A1" chart:class="chart:scatter">
            <chart:domain table:cell-range-address="FREE_LIST_SEQ.B46:FREE_LIST_SEQ.B52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LLOC</text:p>
                <draw:g>
                  <svg:desc>MALLOC.A1:MALLOC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INEAR</text:p>
                <draw:g>
                  <svg:desc>LINEAR.A1:LINEAR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TACK</text:p>
                <draw:g>
                  <svg:desc>STACK.A1:STACK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OL</text:p>
                <draw:g>
                  <svg:desc>POOL.A1:POOL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FREE LIST SEQ</text:p>
                <draw:g>
                  <svg:desc>FREE_LIST_SEQ.A1:FREE_LIST_SEQ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B46:MALLOC.B52</svg:desc>
                </draw:g>
              </table:table-cell>
              <table:table-cell office:value-type="float" office:value="0.00302">
                <text:p>0.00302</text:p>
                <draw:g>
                  <svg:desc>MALLOC.C46:MALLOC.C52</svg:desc>
                </draw:g>
              </table:table-cell>
              <table:table-cell office:value-type="float" office:value="1">
                <text:p>1</text:p>
                <draw:g>
                  <svg:desc>LINEAR.B46:LINEAR.B52</svg:desc>
                </draw:g>
              </table:table-cell>
              <table:table-cell office:value-type="float" office:value="0.001255">
                <text:p>0.001255</text:p>
                <draw:g>
                  <svg:desc>LINEAR.C46:LINEAR.C52</svg:desc>
                </draw:g>
              </table:table-cell>
              <table:table-cell office:value-type="float" office:value="1">
                <text:p>1</text:p>
                <draw:g>
                  <svg:desc>STACK.B46:STACK.B52</svg:desc>
                </draw:g>
              </table:table-cell>
              <table:table-cell office:value-type="float" office:value="0.005942">
                <text:p>0.005942</text:p>
                <draw:g>
                  <svg:desc>STACK.C46:STACK.C52</svg:desc>
                </draw:g>
              </table:table-cell>
              <table:table-cell office:value-type="float" office:value="1">
                <text:p>1</text:p>
                <draw:g>
                  <svg:desc>POOL.B46:POOL.B52</svg:desc>
                </draw:g>
              </table:table-cell>
              <table:table-cell office:value-type="float" office:value="0.003969">
                <text:p>0.003969</text:p>
                <draw:g>
                  <svg:desc>POOL.C46:POOL.C52</svg:desc>
                </draw:g>
              </table:table-cell>
              <table:table-cell office:value-type="float" office:value="1">
                <text:p>1</text:p>
                <draw:g>
                  <svg:desc>FREE_LIST_SEQ.B46:FREE_LIST_SEQ.B52</svg:desc>
                </draw:g>
              </table:table-cell>
              <table:table-cell office:value-type="float" office:value="0.01127">
                <text:p>0.01127</text:p>
                <draw:g>
                  <svg:desc>FREE_LIST_SEQ.C46:FREE_LIST_SEQ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17689">
                <text:p>0.017689</text:p>
              </table:table-cell>
              <table:table-cell office:value-type="float" office:value="10">
                <text:p>10</text:p>
              </table:table-cell>
              <table:table-cell office:value-type="float" office:value="0.005986">
                <text:p>0.005986</text:p>
              </table:table-cell>
              <table:table-cell office:value-type="float" office:value="10">
                <text:p>10</text:p>
              </table:table-cell>
              <table:table-cell office:value-type="float" office:value="0.009569">
                <text:p>0.009569</text:p>
              </table:table-cell>
              <table:table-cell office:value-type="float" office:value="10">
                <text:p>10</text:p>
              </table:table-cell>
              <table:table-cell office:value-type="float" office:value="0.017501">
                <text:p>0.017501</text:p>
              </table:table-cell>
              <table:table-cell office:value-type="float" office:value="10">
                <text:p>10</text:p>
              </table:table-cell>
              <table:table-cell office:value-type="float" office:value="0.028004">
                <text:p>0.028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35918">
                <text:p>0.135918</text:p>
              </table:table-cell>
              <table:table-cell office:value-type="float" office:value="100">
                <text:p>100</text:p>
              </table:table-cell>
              <table:table-cell office:value-type="float" office:value="0.014035">
                <text:p>0.014035</text:p>
              </table:table-cell>
              <table:table-cell office:value-type="float" office:value="100">
                <text:p>100</text:p>
              </table:table-cell>
              <table:table-cell office:value-type="float" office:value="0.050113">
                <text:p>0.050113</text:p>
              </table:table-cell>
              <table:table-cell office:value-type="float" office:value="100">
                <text:p>100</text:p>
              </table:table-cell>
              <table:table-cell office:value-type="float" office:value="0.139966">
                <text:p>0.139966</text:p>
              </table:table-cell>
              <table:table-cell office:value-type="float" office:value="100">
                <text:p>100</text:p>
              </table:table-cell>
              <table:table-cell office:value-type="float" office:value="0.142241">
                <text:p>0.142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2.04979">
                <text:p>2.04979</text:p>
              </table:table-cell>
              <table:table-cell office:value-type="float" office:value="1000">
                <text:p>1000</text:p>
              </table:table-cell>
              <table:table-cell office:value-type="float" office:value="0.035065">
                <text:p>0.035065</text:p>
              </table:table-cell>
              <table:table-cell office:value-type="float" office:value="1000">
                <text:p>1000</text:p>
              </table:table-cell>
              <table:table-cell office:value-type="float" office:value="0.148588">
                <text:p>0.148588</text:p>
              </table:table-cell>
              <table:table-cell office:value-type="float" office:value="1000">
                <text:p>1000</text:p>
              </table:table-cell>
              <table:table-cell office:value-type="float" office:value="0.638977">
                <text:p>0.638977</text:p>
              </table:table-cell>
              <table:table-cell office:value-type="float" office:value="1000">
                <text:p>1000</text:p>
              </table:table-cell>
              <table:table-cell office:value-type="float" office:value="0.425964">
                <text:p>0.425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0.9567">
                <text:p>20.9567</text:p>
              </table:table-cell>
              <table:table-cell office:value-type="float" office:value="10000">
                <text:p>10000</text:p>
              </table:table-cell>
              <table:table-cell office:value-type="float" office:value="0.222351">
                <text:p>0.222351</text:p>
              </table:table-cell>
              <table:table-cell office:value-type="float" office:value="10000">
                <text:p>10000</text:p>
              </table:table-cell>
              <table:table-cell office:value-type="float" office:value="1.13164">
                <text:p>1.13164</text:p>
              </table:table-cell>
              <table:table-cell office:value-type="float" office:value="10000">
                <text:p>10000</text:p>
              </table:table-cell>
              <table:table-cell office:value-type="float" office:value="4.3583">
                <text:p>4.3583</text:p>
              </table:table-cell>
              <table:table-cell office:value-type="float" office:value="10000">
                <text:p>10000</text:p>
              </table:table-cell>
              <table:table-cell office:value-type="float" office:value="4.81707">
                <text:p>4.81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87.082">
                <text:p>187.082</text:p>
              </table:table-cell>
              <table:table-cell office:value-type="float" office:value="100000">
                <text:p>100000</text:p>
              </table:table-cell>
              <table:table-cell office:value-type="float" office:value="2.04203">
                <text:p>2.04203</text:p>
              </table:table-cell>
              <table:table-cell office:value-type="float" office:value="100000">
                <text:p>100000</text:p>
              </table:table-cell>
              <table:table-cell office:value-type="float" office:value="6.85032">
                <text:p>6.85032</text:p>
              </table:table-cell>
              <table:table-cell office:value-type="float" office:value="100000">
                <text:p>100000</text:p>
              </table:table-cell>
              <table:table-cell office:value-type="float" office:value="38.6508">
                <text:p>38.6508</text:p>
              </table:table-cell>
              <table:table-cell office:value-type="float" office:value="100000">
                <text:p>100000</text:p>
              </table:table-cell>
              <table:table-cell office:value-type="float" office:value="47.5452">
                <text:p>47.5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503.6">
                <text:p>1503.6</text:p>
              </table:table-cell>
              <table:table-cell office:value-type="float" office:value="1000000">
                <text:p>1000000</text:p>
              </table:table-cell>
              <table:table-cell office:value-type="float" office:value="20.3448">
                <text:p>20.3448</text:p>
              </table:table-cell>
              <table:table-cell office:value-type="float" office:value="1000000">
                <text:p>1000000</text:p>
              </table:table-cell>
              <table:table-cell office:value-type="float" office:value="61.0457">
                <text:p>61.0457</text:p>
              </table:table-cell>
              <table:table-cell office:value-type="float" office:value="1000000">
                <text:p>1000000</text:p>
              </table:table-cell>
              <table:table-cell office:value-type="float" office:value="366.667">
                <text:p>366.667</text:p>
              </table:table-cell>
              <table:table-cell office:value-type="float" office:value="1000000">
                <text:p>1000000</text:p>
              </table:table-cell>
              <table:table-cell office:value-type="float" office:value="426.126">
                <text:p>426.12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337cm" svg:height="15.111cm" xlink:href=".." xlink:type="simple" chart:class="chart:scatter" chart:style-name="ch1">
        <chart:title svg:x="4.798cm" svg:y="0.438cm" chart:style-name="ch2">
          <text:p>Time Complexity of random allocations/free</text:p>
        </chart:title>
        <chart:legend chart:legend-position="end" svg:x="14.4cm" svg:y="6.26cm" style:legend-expansion="high" chart:style-name="ch3"/>
        <chart:plot-area chart:style-name="ch4" table:cell-range-address="MALLOC.B46:MALLOC.C52 MALLOC.A1:MALLOC.A1 LINEAR.A1:LINEAR.A1 LINEAR.C46:LINEAR.C52 STACK.A1:STACK.A1 STACK.C46:STACK.C52 POOL.A1:POOL.A1 POOL.C46:POOL.C52 FREE_LIST_SEQ.A1:FREE_LIST_SEQ.A1 FREE_LIST_SEQ.C46:FREE_LIST_SEQ.C52" chart:data-source-has-labels="row" svg:x="1.377cm" svg:y="1.519cm" svg:width="12.657cm" svg:height="12.309cm">
          <chartooo:coordinate-region svg:x="2.184cm" svg:y="1.718cm" svg:width="11.015cm" svg:height="11.463cm"/>
          <chart:axis chart:dimension="x" chart:name="primary-x" chart:style-name="ch5">
            <chart:title svg:x="6.669cm" svg:y="14.13cm" chart:style-name="ch6">
              <text:p>Nº operations</text:p>
            </chart:title>
          </chart:axis>
          <chart:axis chart:dimension="y" chart:name="primary-y" chart:style-name="ch7">
            <chart:title svg:x="0.451cm" svg:y="8.392cm" chart:style-name="ch8">
              <text:p>Time(ms)</text:p>
            </chart:title>
            <chart:grid chart:style-name="ch9" chart:class="major"/>
          </chart:axis>
          <chart:series chart:style-name="ch10" chart:values-cell-range-address="MALLOC.C46:MALLOC.C52" chart:label-cell-address="MALLOC.A1:MALLOC.A1" chart:class="chart:scatter">
            <chart:domain table:cell-range-address="MALLOC.B46:MALLOC.B52"/>
            <chart:data-point chart:repeated="7"/>
          </chart:series>
          <chart:series chart:style-name="ch11" chart:values-cell-range-address="LINEAR.C46:LINEAR.C52" chart:label-cell-address="LINEAR.A1:LINEAR.A1" chart:class="chart:scatter">
            <chart:domain table:cell-range-address="LINEAR.B46:LINEAR.B52"/>
            <chart:data-point chart:repeated="7"/>
          </chart:series>
          <chart:series chart:style-name="ch12" chart:values-cell-range-address="STACK.C46:STACK.C52" chart:label-cell-address="STACK.A1:STACK.A1" chart:class="chart:scatter">
            <chart:domain table:cell-range-address="STACK.B46:STACK.B52"/>
            <chart:data-point chart:repeated="7"/>
          </chart:series>
          <chart:series chart:style-name="ch13" chart:values-cell-range-address="POOL.C46:POOL.C52" chart:label-cell-address="POOL.A1:POOL.A1" chart:class="chart:scatter">
            <chart:domain table:cell-range-address="POOL.B46:POOL.B52"/>
            <chart:data-point chart:repeated="7"/>
          </chart:series>
          <chart:series chart:style-name="ch14" chart:values-cell-range-address="FREE_LIST_SEQ.C46:FREE_LIST_SEQ.C52" chart:label-cell-address="FREE_LIST_SEQ.A1:FREE_LIST_SEQ.A1" chart:class="chart:scatter">
            <chart:domain table:cell-range-address="FREE_LIST_SEQ.B46:FREE_LIST_SEQ.B52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LLOC</text:p>
                <draw:g>
                  <svg:desc>MALLOC.A1:MALLOC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INEAR</text:p>
                <draw:g>
                  <svg:desc>LINEAR.A1:LINEAR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TACK</text:p>
                <draw:g>
                  <svg:desc>STACK.A1:STACK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OL</text:p>
                <draw:g>
                  <svg:desc>POOL.A1:POOL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FREE LIST SEQ</text:p>
                <draw:g>
                  <svg:desc>FREE_LIST_SEQ.A1:FREE_LIST_SEQ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B46:MALLOC.B52</svg:desc>
                </draw:g>
              </table:table-cell>
              <table:table-cell office:value-type="float" office:value="0.00302">
                <text:p>0.00302</text:p>
                <draw:g>
                  <svg:desc>MALLOC.C46:MALLOC.C52</svg:desc>
                </draw:g>
              </table:table-cell>
              <table:table-cell office:value-type="float" office:value="1">
                <text:p>1</text:p>
                <draw:g>
                  <svg:desc>LINEAR.B46:LINEAR.B52</svg:desc>
                </draw:g>
              </table:table-cell>
              <table:table-cell office:value-type="float" office:value="0.001255">
                <text:p>0.001255</text:p>
                <draw:g>
                  <svg:desc>LINEAR.C46:LINEAR.C52</svg:desc>
                </draw:g>
              </table:table-cell>
              <table:table-cell office:value-type="float" office:value="1">
                <text:p>1</text:p>
                <draw:g>
                  <svg:desc>STACK.B46:STACK.B52</svg:desc>
                </draw:g>
              </table:table-cell>
              <table:table-cell office:value-type="float" office:value="0.005942">
                <text:p>0.005942</text:p>
                <draw:g>
                  <svg:desc>STACK.C46:STACK.C52</svg:desc>
                </draw:g>
              </table:table-cell>
              <table:table-cell office:value-type="float" office:value="1">
                <text:p>1</text:p>
                <draw:g>
                  <svg:desc>POOL.B46:POOL.B52</svg:desc>
                </draw:g>
              </table:table-cell>
              <table:table-cell office:value-type="float" office:value="0.003969">
                <text:p>0.003969</text:p>
                <draw:g>
                  <svg:desc>POOL.C46:POOL.C52</svg:desc>
                </draw:g>
              </table:table-cell>
              <table:table-cell office:value-type="float" office:value="1">
                <text:p>1</text:p>
                <draw:g>
                  <svg:desc>FREE_LIST_SEQ.B46:FREE_LIST_SEQ.B52</svg:desc>
                </draw:g>
              </table:table-cell>
              <table:table-cell office:value-type="float" office:value="0.01127">
                <text:p>0.01127</text:p>
                <draw:g>
                  <svg:desc>FREE_LIST_SEQ.C46:FREE_LIST_SEQ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17689">
                <text:p>0.017689</text:p>
              </table:table-cell>
              <table:table-cell office:value-type="float" office:value="10">
                <text:p>10</text:p>
              </table:table-cell>
              <table:table-cell office:value-type="float" office:value="0.005986">
                <text:p>0.005986</text:p>
              </table:table-cell>
              <table:table-cell office:value-type="float" office:value="10">
                <text:p>10</text:p>
              </table:table-cell>
              <table:table-cell office:value-type="float" office:value="0.009569">
                <text:p>0.009569</text:p>
              </table:table-cell>
              <table:table-cell office:value-type="float" office:value="10">
                <text:p>10</text:p>
              </table:table-cell>
              <table:table-cell office:value-type="float" office:value="0.017501">
                <text:p>0.017501</text:p>
              </table:table-cell>
              <table:table-cell office:value-type="float" office:value="10">
                <text:p>10</text:p>
              </table:table-cell>
              <table:table-cell office:value-type="float" office:value="0.028004">
                <text:p>0.028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35918">
                <text:p>0.135918</text:p>
              </table:table-cell>
              <table:table-cell office:value-type="float" office:value="100">
                <text:p>100</text:p>
              </table:table-cell>
              <table:table-cell office:value-type="float" office:value="0.014035">
                <text:p>0.014035</text:p>
              </table:table-cell>
              <table:table-cell office:value-type="float" office:value="100">
                <text:p>100</text:p>
              </table:table-cell>
              <table:table-cell office:value-type="float" office:value="0.050113">
                <text:p>0.050113</text:p>
              </table:table-cell>
              <table:table-cell office:value-type="float" office:value="100">
                <text:p>100</text:p>
              </table:table-cell>
              <table:table-cell office:value-type="float" office:value="0.139966">
                <text:p>0.139966</text:p>
              </table:table-cell>
              <table:table-cell office:value-type="float" office:value="100">
                <text:p>100</text:p>
              </table:table-cell>
              <table:table-cell office:value-type="float" office:value="0.142241">
                <text:p>0.142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2.04979">
                <text:p>2.04979</text:p>
              </table:table-cell>
              <table:table-cell office:value-type="float" office:value="1000">
                <text:p>1000</text:p>
              </table:table-cell>
              <table:table-cell office:value-type="float" office:value="0.035065">
                <text:p>0.035065</text:p>
              </table:table-cell>
              <table:table-cell office:value-type="float" office:value="1000">
                <text:p>1000</text:p>
              </table:table-cell>
              <table:table-cell office:value-type="float" office:value="0.148588">
                <text:p>0.148588</text:p>
              </table:table-cell>
              <table:table-cell office:value-type="float" office:value="1000">
                <text:p>1000</text:p>
              </table:table-cell>
              <table:table-cell office:value-type="float" office:value="0.638977">
                <text:p>0.638977</text:p>
              </table:table-cell>
              <table:table-cell office:value-type="float" office:value="1000">
                <text:p>1000</text:p>
              </table:table-cell>
              <table:table-cell office:value-type="float" office:value="0.425964">
                <text:p>0.425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0.9567">
                <text:p>20.9567</text:p>
              </table:table-cell>
              <table:table-cell office:value-type="float" office:value="10000">
                <text:p>10000</text:p>
              </table:table-cell>
              <table:table-cell office:value-type="float" office:value="0.222351">
                <text:p>0.222351</text:p>
              </table:table-cell>
              <table:table-cell office:value-type="float" office:value="10000">
                <text:p>10000</text:p>
              </table:table-cell>
              <table:table-cell office:value-type="float" office:value="1.13164">
                <text:p>1.13164</text:p>
              </table:table-cell>
              <table:table-cell office:value-type="float" office:value="10000">
                <text:p>10000</text:p>
              </table:table-cell>
              <table:table-cell office:value-type="float" office:value="4.3583">
                <text:p>4.3583</text:p>
              </table:table-cell>
              <table:table-cell office:value-type="float" office:value="10000">
                <text:p>10000</text:p>
              </table:table-cell>
              <table:table-cell office:value-type="float" office:value="4.81707">
                <text:p>4.81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87.082">
                <text:p>187.082</text:p>
              </table:table-cell>
              <table:table-cell office:value-type="float" office:value="100000">
                <text:p>100000</text:p>
              </table:table-cell>
              <table:table-cell office:value-type="float" office:value="2.04203">
                <text:p>2.04203</text:p>
              </table:table-cell>
              <table:table-cell office:value-type="float" office:value="100000">
                <text:p>100000</text:p>
              </table:table-cell>
              <table:table-cell office:value-type="float" office:value="6.85032">
                <text:p>6.85032</text:p>
              </table:table-cell>
              <table:table-cell office:value-type="float" office:value="100000">
                <text:p>100000</text:p>
              </table:table-cell>
              <table:table-cell office:value-type="float" office:value="38.6508">
                <text:p>38.6508</text:p>
              </table:table-cell>
              <table:table-cell office:value-type="float" office:value="100000">
                <text:p>100000</text:p>
              </table:table-cell>
              <table:table-cell office:value-type="float" office:value="47.5452">
                <text:p>47.5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503.6">
                <text:p>1503.6</text:p>
              </table:table-cell>
              <table:table-cell office:value-type="float" office:value="1000000">
                <text:p>1000000</text:p>
              </table:table-cell>
              <table:table-cell office:value-type="float" office:value="20.3448">
                <text:p>20.3448</text:p>
              </table:table-cell>
              <table:table-cell office:value-type="float" office:value="1000000">
                <text:p>1000000</text:p>
              </table:table-cell>
              <table:table-cell office:value-type="float" office:value="61.0457">
                <text:p>61.0457</text:p>
              </table:table-cell>
              <table:table-cell office:value-type="float" office:value="1000000">
                <text:p>1000000</text:p>
              </table:table-cell>
              <table:table-cell office:value-type="float" office:value="366.667">
                <text:p>366.667</text:p>
              </table:table-cell>
              <table:table-cell office:value-type="float" office:value="1000000">
                <text:p>1000000</text:p>
              </table:table-cell>
              <table:table-cell office:value-type="float" office:value="426.126">
                <text:p>426.12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39cm" svg:height="14.275cm" xlink:href=".." xlink:type="simple" chart:class="chart:scatter" chart:style-name="ch1">
        <chart:title svg:x="5.675cm" svg:y="0.421cm" chart:style-name="ch2">
          <text:p>Time complexity of allocations/free (block size = 4096)</text:p>
        </chart:title>
        <chart:legend chart:legend-position="end" svg:x="18.402cm" svg:y="5.842cm" style:legend-expansion="high" chart:style-name="ch3"/>
        <chart:plot-area chart:style-name="ch4" table:cell-range-address="MALLOC.B46:MALLOC.C52 MALLOC.A1:MALLOC.A1 LINEAR.A1:LINEAR.A1 LINEAR.C46:LINEAR.C52 STACK.A1:STACK.A1 STACK.C46:STACK.C52 POOL.A1:POOL.A1 POOL.C46:POOL.C52 FREE_LIST_SEQ.A1:FREE_LIST_SEQ.A1 FREE_LIST_SEQ.C46:FREE_LIST_SEQ.C52" chart:data-source-has-labels="row" svg:x="1.457cm" svg:y="1.485cm" svg:width="16.499cm" svg:height="11.524cm">
          <chartooo:coordinate-region svg:x="2.264cm" svg:y="1.684cm" svg:width="14.857cm" svg:height="10.678cm"/>
          <chart:axis chart:dimension="x" chart:name="primary-x" chart:style-name="ch5">
            <chart:title svg:x="8.67cm" svg:y="13.294cm" chart:style-name="ch6">
              <text:p>Nº operations</text:p>
            </chart:title>
          </chart:axis>
          <chart:axis chart:dimension="y" chart:name="primary-y" chart:style-name="ch7">
            <chart:title svg:x="0.451cm" svg:y="7.966cm" chart:style-name="ch8">
              <text:p>Time(ms)</text:p>
            </chart:title>
            <chart:grid chart:style-name="ch9" chart:class="major"/>
          </chart:axis>
          <chart:series chart:style-name="ch10" chart:values-cell-range-address="MALLOC.C46:MALLOC.C52" chart:label-cell-address="MALLOC.A1:MALLOC.A1" chart:class="chart:scatter">
            <chart:domain table:cell-range-address="MALLOC.B46:MALLOC.B52"/>
            <chart:data-point chart:repeated="7"/>
          </chart:series>
          <chart:series chart:style-name="ch11" chart:values-cell-range-address="LINEAR.C46:LINEAR.C52" chart:label-cell-address="LINEAR.A1:LINEAR.A1" chart:class="chart:scatter">
            <chart:domain table:cell-range-address="LINEAR.B46:LINEAR.B52"/>
            <chart:data-point chart:repeated="7"/>
          </chart:series>
          <chart:series chart:style-name="ch12" chart:values-cell-range-address="STACK.C46:STACK.C52" chart:label-cell-address="STACK.A1:STACK.A1" chart:class="chart:scatter">
            <chart:domain table:cell-range-address="STACK.B46:STACK.B52"/>
            <chart:data-point chart:repeated="7"/>
          </chart:series>
          <chart:series chart:style-name="ch13" chart:values-cell-range-address="POOL.C46:POOL.C52" chart:label-cell-address="POOL.A1:POOL.A1" chart:class="chart:scatter">
            <chart:domain table:cell-range-address="POOL.B46:POOL.B52"/>
            <chart:data-point chart:repeated="7"/>
          </chart:series>
          <chart:series chart:style-name="ch14" chart:values-cell-range-address="FREE_LIST_SEQ.C46:FREE_LIST_SEQ.C52" chart:label-cell-address="FREE_LIST_SEQ.A1:FREE_LIST_SEQ.A1" chart:class="chart:scatter">
            <chart:domain table:cell-range-address="FREE_LIST_SEQ.B46:FREE_LIST_SEQ.B52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LLOC</text:p>
                <draw:g>
                  <svg:desc>MALLOC.A1:MALLOC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INEAR</text:p>
                <draw:g>
                  <svg:desc>LINEAR.A1:LINEAR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TACK</text:p>
                <draw:g>
                  <svg:desc>STACK.A1:STACK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OL</text:p>
                <draw:g>
                  <svg:desc>POOL.A1:POOL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FREE LIST SEQ</text:p>
                <draw:g>
                  <svg:desc>FREE_LIST_SEQ.A1:FREE_LIST_SEQ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B46:MALLOC.B52</svg:desc>
                </draw:g>
              </table:table-cell>
              <table:table-cell office:value-type="float" office:value="0.00302">
                <text:p>0.00302</text:p>
                <draw:g>
                  <svg:desc>MALLOC.C46:MALLOC.C52</svg:desc>
                </draw:g>
              </table:table-cell>
              <table:table-cell office:value-type="float" office:value="1">
                <text:p>1</text:p>
                <draw:g>
                  <svg:desc>LINEAR.B46:LINEAR.B52</svg:desc>
                </draw:g>
              </table:table-cell>
              <table:table-cell office:value-type="float" office:value="0.001255">
                <text:p>0.001255</text:p>
                <draw:g>
                  <svg:desc>LINEAR.C46:LINEAR.C52</svg:desc>
                </draw:g>
              </table:table-cell>
              <table:table-cell office:value-type="float" office:value="1">
                <text:p>1</text:p>
                <draw:g>
                  <svg:desc>STACK.B46:STACK.B52</svg:desc>
                </draw:g>
              </table:table-cell>
              <table:table-cell office:value-type="float" office:value="0.005942">
                <text:p>0.005942</text:p>
                <draw:g>
                  <svg:desc>STACK.C46:STACK.C52</svg:desc>
                </draw:g>
              </table:table-cell>
              <table:table-cell office:value-type="float" office:value="1">
                <text:p>1</text:p>
                <draw:g>
                  <svg:desc>POOL.B46:POOL.B52</svg:desc>
                </draw:g>
              </table:table-cell>
              <table:table-cell office:value-type="float" office:value="0.003969">
                <text:p>0.003969</text:p>
                <draw:g>
                  <svg:desc>POOL.C46:POOL.C52</svg:desc>
                </draw:g>
              </table:table-cell>
              <table:table-cell office:value-type="float" office:value="1">
                <text:p>1</text:p>
                <draw:g>
                  <svg:desc>FREE_LIST_SEQ.B46:FREE_LIST_SEQ.B52</svg:desc>
                </draw:g>
              </table:table-cell>
              <table:table-cell office:value-type="float" office:value="0.01127">
                <text:p>0.01127</text:p>
                <draw:g>
                  <svg:desc>FREE_LIST_SEQ.C46:FREE_LIST_SEQ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17689">
                <text:p>0.017689</text:p>
              </table:table-cell>
              <table:table-cell office:value-type="float" office:value="10">
                <text:p>10</text:p>
              </table:table-cell>
              <table:table-cell office:value-type="float" office:value="0.005986">
                <text:p>0.005986</text:p>
              </table:table-cell>
              <table:table-cell office:value-type="float" office:value="10">
                <text:p>10</text:p>
              </table:table-cell>
              <table:table-cell office:value-type="float" office:value="0.009569">
                <text:p>0.009569</text:p>
              </table:table-cell>
              <table:table-cell office:value-type="float" office:value="10">
                <text:p>10</text:p>
              </table:table-cell>
              <table:table-cell office:value-type="float" office:value="0.017501">
                <text:p>0.017501</text:p>
              </table:table-cell>
              <table:table-cell office:value-type="float" office:value="10">
                <text:p>10</text:p>
              </table:table-cell>
              <table:table-cell office:value-type="float" office:value="0.028004">
                <text:p>0.028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35918">
                <text:p>0.135918</text:p>
              </table:table-cell>
              <table:table-cell office:value-type="float" office:value="100">
                <text:p>100</text:p>
              </table:table-cell>
              <table:table-cell office:value-type="float" office:value="0.014035">
                <text:p>0.014035</text:p>
              </table:table-cell>
              <table:table-cell office:value-type="float" office:value="100">
                <text:p>100</text:p>
              </table:table-cell>
              <table:table-cell office:value-type="float" office:value="0.050113">
                <text:p>0.050113</text:p>
              </table:table-cell>
              <table:table-cell office:value-type="float" office:value="100">
                <text:p>100</text:p>
              </table:table-cell>
              <table:table-cell office:value-type="float" office:value="0.139966">
                <text:p>0.139966</text:p>
              </table:table-cell>
              <table:table-cell office:value-type="float" office:value="100">
                <text:p>100</text:p>
              </table:table-cell>
              <table:table-cell office:value-type="float" office:value="0.142241">
                <text:p>0.142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2.04979">
                <text:p>2.04979</text:p>
              </table:table-cell>
              <table:table-cell office:value-type="float" office:value="1000">
                <text:p>1000</text:p>
              </table:table-cell>
              <table:table-cell office:value-type="float" office:value="0.035065">
                <text:p>0.035065</text:p>
              </table:table-cell>
              <table:table-cell office:value-type="float" office:value="1000">
                <text:p>1000</text:p>
              </table:table-cell>
              <table:table-cell office:value-type="float" office:value="0.148588">
                <text:p>0.148588</text:p>
              </table:table-cell>
              <table:table-cell office:value-type="float" office:value="1000">
                <text:p>1000</text:p>
              </table:table-cell>
              <table:table-cell office:value-type="float" office:value="0.638977">
                <text:p>0.638977</text:p>
              </table:table-cell>
              <table:table-cell office:value-type="float" office:value="1000">
                <text:p>1000</text:p>
              </table:table-cell>
              <table:table-cell office:value-type="float" office:value="0.425964">
                <text:p>0.425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0.9567">
                <text:p>20.9567</text:p>
              </table:table-cell>
              <table:table-cell office:value-type="float" office:value="10000">
                <text:p>10000</text:p>
              </table:table-cell>
              <table:table-cell office:value-type="float" office:value="0.222351">
                <text:p>0.222351</text:p>
              </table:table-cell>
              <table:table-cell office:value-type="float" office:value="10000">
                <text:p>10000</text:p>
              </table:table-cell>
              <table:table-cell office:value-type="float" office:value="1.13164">
                <text:p>1.13164</text:p>
              </table:table-cell>
              <table:table-cell office:value-type="float" office:value="10000">
                <text:p>10000</text:p>
              </table:table-cell>
              <table:table-cell office:value-type="float" office:value="4.3583">
                <text:p>4.3583</text:p>
              </table:table-cell>
              <table:table-cell office:value-type="float" office:value="10000">
                <text:p>10000</text:p>
              </table:table-cell>
              <table:table-cell office:value-type="float" office:value="4.81707">
                <text:p>4.81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87.082">
                <text:p>187.082</text:p>
              </table:table-cell>
              <table:table-cell office:value-type="float" office:value="100000">
                <text:p>100000</text:p>
              </table:table-cell>
              <table:table-cell office:value-type="float" office:value="2.04203">
                <text:p>2.04203</text:p>
              </table:table-cell>
              <table:table-cell office:value-type="float" office:value="100000">
                <text:p>100000</text:p>
              </table:table-cell>
              <table:table-cell office:value-type="float" office:value="6.85032">
                <text:p>6.85032</text:p>
              </table:table-cell>
              <table:table-cell office:value-type="float" office:value="100000">
                <text:p>100000</text:p>
              </table:table-cell>
              <table:table-cell office:value-type="float" office:value="38.6508">
                <text:p>38.6508</text:p>
              </table:table-cell>
              <table:table-cell office:value-type="float" office:value="100000">
                <text:p>100000</text:p>
              </table:table-cell>
              <table:table-cell office:value-type="float" office:value="47.5452">
                <text:p>47.5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503.6">
                <text:p>1503.6</text:p>
              </table:table-cell>
              <table:table-cell office:value-type="float" office:value="1000000">
                <text:p>1000000</text:p>
              </table:table-cell>
              <table:table-cell office:value-type="float" office:value="20.3448">
                <text:p>20.3448</text:p>
              </table:table-cell>
              <table:table-cell office:value-type="float" office:value="1000000">
                <text:p>1000000</text:p>
              </table:table-cell>
              <table:table-cell office:value-type="float" office:value="61.0457">
                <text:p>61.0457</text:p>
              </table:table-cell>
              <table:table-cell office:value-type="float" office:value="1000000">
                <text:p>1000000</text:p>
              </table:table-cell>
              <table:table-cell office:value-type="float" office:value="366.667">
                <text:p>366.667</text:p>
              </table:table-cell>
              <table:table-cell office:value-type="float" office:value="1000000">
                <text:p>1000000</text:p>
              </table:table-cell>
              <table:table-cell office:value-type="float" office:value="426.126">
                <text:p>426.12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44cm" svg:y="0.316cm" chart:style-name="ch2">
          <text:p>Malloc: multiple allocations</text:p>
        </chart:title>
        <chart:legend chart:legend-position="end" svg:x="13.915cm" svg:y="2.707cm" style:legend-expansion="high" chart:style-name="ch3"/>
        <chart:plot-area chart:style-name="ch4" table:cell-range-address="STACK.B4:STACK.C10 STACK.A4:STACK.A4 STACK.A11:STACK.A11 STACK.C11:STACK.C52 STACK.A18:STACK.A18 STACK.A25:STACK.A25 STACK.A32:STACK.A32 STACK.A39:STACK.A39 STACK.A46:STACK.A46" chart:data-source-has-labels="row" svg:x="1.331cm" svg:y="1.275cm" svg:width="12.264cm" svg:height="6.564cm">
          <chartooo:coordinate-region svg:x="2.138cm" svg:y="1.474cm" svg:width="10.807cm" svg:height="5.718cm"/>
          <chart:axis chart:dimension="x" chart:name="primary-x" chart:style-name="ch5">
            <chart:title svg:x="6.427cm" svg:y="8.019cm" chart:style-name="ch6">
              <text:p>Nº operations</text:p>
            </chart:title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STACK.C4:STACK.C10" chart:label-cell-address="STACK.A4:STACK.A4" chart:class="chart:scatter">
            <chart:domain table:cell-range-address="STACK.B4:STACK.B10"/>
            <chart:data-point chart:repeated="7"/>
          </chart:series>
          <chart:series chart:style-name="ch11" chart:values-cell-range-address="STACK.C11:STACK.C17" chart:label-cell-address="STACK.A11:STACK.A11" chart:class="chart:scatter">
            <chart:domain table:cell-range-address="STACK.B11:STACK.B17"/>
            <chart:data-point chart:repeated="7"/>
          </chart:series>
          <chart:series chart:style-name="ch12" chart:values-cell-range-address="STACK.C18:STACK.C24" chart:label-cell-address="STACK.A18:STACK.A18" chart:class="chart:scatter">
            <chart:domain table:cell-range-address="STACK.B18:STACK.B24"/>
            <chart:data-point chart:repeated="7"/>
          </chart:series>
          <chart:series chart:style-name="ch13" chart:values-cell-range-address="STACK.C25:STACK.C31" chart:label-cell-address="STACK.A25:STACK.A25" chart:class="chart:scatter">
            <chart:domain table:cell-range-address="STACK.B25:STACK.B31"/>
            <chart:data-point chart:repeated="7"/>
          </chart:series>
          <chart:series chart:style-name="ch14" chart:values-cell-range-address="STACK.C32:STACK.C38" chart:label-cell-address="STACK.A32:STACK.A32" chart:class="chart:scatter">
            <chart:domain table:cell-range-address="STACK.B32:STACK.B38"/>
            <chart:data-point chart:repeated="7"/>
          </chart:series>
          <chart:series chart:style-name="ch15" chart:values-cell-range-address="STACK.C39:STACK.C45" chart:label-cell-address="STACK.A39:STACK.A39" chart:class="chart:scatter">
            <chart:domain table:cell-range-address="STACK.B39:STACK.B45"/>
            <chart:data-point chart:repeated="7"/>
          </chart:series>
          <chart:series chart:style-name="ch16" chart:values-cell-range-address="STACK.C46:STACK.C52" chart:label-cell-address="STACK.A46:STACK.A46" chart:class="chart:scatter">
            <chart:domain table:cell-range-address="STACK.B46:STACK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STACK.A4:STACK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STACK.A11:STACK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STACK.A18:STACK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STACK.A25:STACK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STACK.A32:STACK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STACK.A39:STACK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STACK.A46:STACK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TACK.B4:STACK.B10</svg:desc>
                </draw:g>
              </table:table-cell>
              <table:table-cell office:value-type="float" office:value="0.005657">
                <text:p>0.005657</text:p>
                <draw:g>
                  <svg:desc>STACK.C4:STACK.C10</svg:desc>
                </draw:g>
              </table:table-cell>
              <table:table-cell office:value-type="float" office:value="1">
                <text:p>1</text:p>
                <draw:g>
                  <svg:desc>STACK.B11:STACK.B17</svg:desc>
                </draw:g>
              </table:table-cell>
              <table:table-cell office:value-type="float" office:value="0.010739">
                <text:p>0.010739</text:p>
                <draw:g>
                  <svg:desc>STACK.C11:STACK.C17</svg:desc>
                </draw:g>
              </table:table-cell>
              <table:table-cell office:value-type="float" office:value="1">
                <text:p>1</text:p>
                <draw:g>
                  <svg:desc>STACK.B18:STACK.B24</svg:desc>
                </draw:g>
              </table:table-cell>
              <table:table-cell office:value-type="float" office:value="0.00669">
                <text:p>0.00669</text:p>
                <draw:g>
                  <svg:desc>STACK.C18:STACK.C24</svg:desc>
                </draw:g>
              </table:table-cell>
              <table:table-cell office:value-type="float" office:value="1">
                <text:p>1</text:p>
                <draw:g>
                  <svg:desc>STACK.B25:STACK.B31</svg:desc>
                </draw:g>
              </table:table-cell>
              <table:table-cell office:value-type="float" office:value="0.008869">
                <text:p>0.008869</text:p>
                <draw:g>
                  <svg:desc>STACK.C25:STACK.C31</svg:desc>
                </draw:g>
              </table:table-cell>
              <table:table-cell office:value-type="float" office:value="1">
                <text:p>1</text:p>
                <draw:g>
                  <svg:desc>STACK.B32:STACK.B38</svg:desc>
                </draw:g>
              </table:table-cell>
              <table:table-cell office:value-type="float" office:value="0.006253">
                <text:p>0.006253</text:p>
                <draw:g>
                  <svg:desc>STACK.C32:STACK.C38</svg:desc>
                </draw:g>
              </table:table-cell>
              <table:table-cell office:value-type="float" office:value="1">
                <text:p>1</text:p>
                <draw:g>
                  <svg:desc>STACK.B39:STACK.B45</svg:desc>
                </draw:g>
              </table:table-cell>
              <table:table-cell office:value-type="float" office:value="0.006202">
                <text:p>0.006202</text:p>
                <draw:g>
                  <svg:desc>STACK.C39:STACK.C45</svg:desc>
                </draw:g>
              </table:table-cell>
              <table:table-cell office:value-type="float" office:value="1">
                <text:p>1</text:p>
                <draw:g>
                  <svg:desc>STACK.B46:STACK.B52</svg:desc>
                </draw:g>
              </table:table-cell>
              <table:table-cell office:value-type="float" office:value="0.005942">
                <text:p>0.005942</text:p>
                <draw:g>
                  <svg:desc>STACK.C46:STACK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6109">
                <text:p>0.006109</text:p>
              </table:table-cell>
              <table:table-cell office:value-type="float" office:value="10">
                <text:p>10</text:p>
              </table:table-cell>
              <table:table-cell office:value-type="float" office:value="0.011706">
                <text:p>0.011706</text:p>
              </table:table-cell>
              <table:table-cell office:value-type="float" office:value="10">
                <text:p>10</text:p>
              </table:table-cell>
              <table:table-cell office:value-type="float" office:value="0.009521">
                <text:p>0.009521</text:p>
              </table:table-cell>
              <table:table-cell office:value-type="float" office:value="10">
                <text:p>10</text:p>
              </table:table-cell>
              <table:table-cell office:value-type="float" office:value="0.009778">
                <text:p>0.009778</text:p>
              </table:table-cell>
              <table:table-cell office:value-type="float" office:value="10">
                <text:p>10</text:p>
              </table:table-cell>
              <table:table-cell office:value-type="float" office:value="0.009384">
                <text:p>0.009384</text:p>
              </table:table-cell>
              <table:table-cell office:value-type="float" office:value="10">
                <text:p>10</text:p>
              </table:table-cell>
              <table:table-cell office:value-type="float" office:value="0.00873">
                <text:p>0.00873</text:p>
              </table:table-cell>
              <table:table-cell office:value-type="float" office:value="10">
                <text:p>10</text:p>
              </table:table-cell>
              <table:table-cell office:value-type="float" office:value="0.009569">
                <text:p>0.009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9402">
                <text:p>0.009402</text:p>
              </table:table-cell>
              <table:table-cell office:value-type="float" office:value="100">
                <text:p>100</text:p>
              </table:table-cell>
              <table:table-cell office:value-type="float" office:value="0.0179">
                <text:p>0.0179</text:p>
              </table:table-cell>
              <table:table-cell office:value-type="float" office:value="100">
                <text:p>100</text:p>
              </table:table-cell>
              <table:table-cell office:value-type="float" office:value="0.015621">
                <text:p>0.015621</text:p>
              </table:table-cell>
              <table:table-cell office:value-type="float" office:value="100">
                <text:p>100</text:p>
              </table:table-cell>
              <table:table-cell office:value-type="float" office:value="0.020428">
                <text:p>0.020428</text:p>
              </table:table-cell>
              <table:table-cell office:value-type="float" office:value="100">
                <text:p>100</text:p>
              </table:table-cell>
              <table:table-cell office:value-type="float" office:value="0.039924">
                <text:p>0.039924</text:p>
              </table:table-cell>
              <table:table-cell office:value-type="float" office:value="100">
                <text:p>100</text:p>
              </table:table-cell>
              <table:table-cell office:value-type="float" office:value="0.053823">
                <text:p>0.053823</text:p>
              </table:table-cell>
              <table:table-cell office:value-type="float" office:value="100">
                <text:p>100</text:p>
              </table:table-cell>
              <table:table-cell office:value-type="float" office:value="0.050113">
                <text:p>0.050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68254">
                <text:p>0.068254</text:p>
              </table:table-cell>
              <table:table-cell office:value-type="float" office:value="1000">
                <text:p>1000</text:p>
              </table:table-cell>
              <table:table-cell office:value-type="float" office:value="0.073824">
                <text:p>0.073824</text:p>
              </table:table-cell>
              <table:table-cell office:value-type="float" office:value="1000">
                <text:p>1000</text:p>
              </table:table-cell>
              <table:table-cell office:value-type="float" office:value="0.119441">
                <text:p>0.119441</text:p>
              </table:table-cell>
              <table:table-cell office:value-type="float" office:value="1000">
                <text:p>1000</text:p>
              </table:table-cell>
              <table:table-cell office:value-type="float" office:value="0.186064">
                <text:p>0.186064</text:p>
              </table:table-cell>
              <table:table-cell office:value-type="float" office:value="1000">
                <text:p>1000</text:p>
              </table:table-cell>
              <table:table-cell office:value-type="float" office:value="0.339675">
                <text:p>0.339675</text:p>
              </table:table-cell>
              <table:table-cell office:value-type="float" office:value="1000">
                <text:p>1000</text:p>
              </table:table-cell>
              <table:table-cell office:value-type="float" office:value="0.648699">
                <text:p>0.648699</text:p>
              </table:table-cell>
              <table:table-cell office:value-type="float" office:value="1000">
                <text:p>1000</text:p>
              </table:table-cell>
              <table:table-cell office:value-type="float" office:value="0.148588">
                <text:p>0.148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462132">
                <text:p>0.462132</text:p>
              </table:table-cell>
              <table:table-cell office:value-type="float" office:value="10000">
                <text:p>10000</text:p>
              </table:table-cell>
              <table:table-cell office:value-type="float" office:value="0.535434">
                <text:p>0.535434</text:p>
              </table:table-cell>
              <table:table-cell office:value-type="float" office:value="10000">
                <text:p>10000</text:p>
              </table:table-cell>
              <table:table-cell office:value-type="float" office:value="0.943887">
                <text:p>0.943887</text:p>
              </table:table-cell>
              <table:table-cell office:value-type="float" office:value="10000">
                <text:p>10000</text:p>
              </table:table-cell>
              <table:table-cell office:value-type="float" office:value="1.13611">
                <text:p>1.13611</text:p>
              </table:table-cell>
              <table:table-cell office:value-type="float" office:value="10000">
                <text:p>10000</text:p>
              </table:table-cell>
              <table:table-cell office:value-type="float" office:value="1.55571">
                <text:p>1.55571</text:p>
              </table:table-cell>
              <table:table-cell office:value-type="float" office:value="10000">
                <text:p>10000</text:p>
              </table:table-cell>
              <table:table-cell office:value-type="float" office:value="1.99418">
                <text:p>1.99418</text:p>
              </table:table-cell>
              <table:table-cell office:value-type="float" office:value="10000">
                <text:p>10000</text:p>
              </table:table-cell>
              <table:table-cell office:value-type="float" office:value="1.13164">
                <text:p>1.13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4.47386">
                <text:p>4.47386</text:p>
              </table:table-cell>
              <table:table-cell office:value-type="float" office:value="100000">
                <text:p>100000</text:p>
              </table:table-cell>
              <table:table-cell office:value-type="float" office:value="4.85385">
                <text:p>4.85385</text:p>
              </table:table-cell>
              <table:table-cell office:value-type="float" office:value="100000">
                <text:p>100000</text:p>
              </table:table-cell>
              <table:table-cell office:value-type="float" office:value="5.92931">
                <text:p>5.92931</text:p>
              </table:table-cell>
              <table:table-cell office:value-type="float" office:value="100000">
                <text:p>100000</text:p>
              </table:table-cell>
              <table:table-cell office:value-type="float" office:value="8.46396">
                <text:p>8.46396</text:p>
              </table:table-cell>
              <table:table-cell office:value-type="float" office:value="100000">
                <text:p>100000</text:p>
              </table:table-cell>
              <table:table-cell office:value-type="float" office:value="12.7848">
                <text:p>12.7848</text:p>
              </table:table-cell>
              <table:table-cell office:value-type="float" office:value="100000">
                <text:p>100000</text:p>
              </table:table-cell>
              <table:table-cell office:value-type="float" office:value="17.4786">
                <text:p>17.4786</text:p>
              </table:table-cell>
              <table:table-cell office:value-type="float" office:value="100000">
                <text:p>100000</text:p>
              </table:table-cell>
              <table:table-cell office:value-type="float" office:value="6.85032">
                <text:p>6.85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41.312">
                <text:p>41.312</text:p>
              </table:table-cell>
              <table:table-cell office:value-type="float" office:value="1000000">
                <text:p>1000000</text:p>
              </table:table-cell>
              <table:table-cell office:value-type="float" office:value="43.4406">
                <text:p>43.4406</text:p>
              </table:table-cell>
              <table:table-cell office:value-type="float" office:value="1000000">
                <text:p>1000000</text:p>
              </table:table-cell>
              <table:table-cell office:value-type="float" office:value="56.1075">
                <text:p>56.1075</text:p>
              </table:table-cell>
              <table:table-cell office:value-type="float" office:value="1000000">
                <text:p>1000000</text:p>
              </table:table-cell>
              <table:table-cell office:value-type="float" office:value="90.696">
                <text:p>90.696</text:p>
              </table:table-cell>
              <table:table-cell office:value-type="float" office:value="1000000">
                <text:p>1000000</text:p>
              </table:table-cell>
              <table:table-cell office:value-type="float" office:value="130.738">
                <text:p>130.738</text:p>
              </table:table-cell>
              <table:table-cell office:value-type="float" office:value="1000000">
                <text:p>1000000</text:p>
              </table:table-cell>
              <table:table-cell office:value-type="float" office:value="227.565">
                <text:p>227.565</text:p>
              </table:table-cell>
              <table:table-cell office:value-type="float" office:value="1000000">
                <text:p>1000000</text:p>
              </table:table-cell>
              <table:table-cell office:value-type="float" office:value="61.0457">
                <text:p>61.04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39cm" svg:height="14.275cm" xlink:href=".." xlink:type="simple" chart:class="chart:scatter" chart:style-name="ch1">
        <chart:title svg:x="5.529cm" svg:y="0.421cm" chart:style-name="ch2">
          <text:p>Space complexity of allocations/free (block size = 4096)</text:p>
        </chart:title>
        <chart:legend chart:legend-position="end" svg:x="18.402cm" svg:y="6.091cm" style:legend-expansion="high" chart:style-name="ch3"/>
        <chart:plot-area chart:style-name="ch4" table:cell-range-address="LINEAR.B46:LINEAR.B52 LINEAR.A1:LINEAR.A1 LINEAR.D46:LINEAR.D52 STACK.A1:STACK.A1 STACK.D46:STACK.D52 POOL.A1:POOL.A1 POOL.D46:POOL.D52 FREE_LIST_SEQ.A1:FREE_LIST_SEQ.A1 FREE_LIST_SEQ.D46:FREE_LIST_SEQ.D52" chart:data-source-has-labels="row" svg:x="1.457cm" svg:y="1.485cm" svg:width="16.499cm" svg:height="11.524cm">
          <chartooo:coordinate-region svg:x="3.56cm" svg:y="1.684cm" svg:width="14.396cm" svg:height="10.678cm"/>
          <chart:axis chart:dimension="x" chart:name="primary-x" chart:style-name="ch5">
            <chart:title svg:x="8.67cm" svg:y="13.294cm" chart:style-name="ch6">
              <text:p>Nº operations</text:p>
            </chart:title>
          </chart:axis>
          <chart:axis chart:dimension="y" chart:name="primary-y" chart:style-name="ch7">
            <chart:title svg:x="0.451cm" svg:y="8.296cm" chart:style-name="ch8">
              <text:p>Space (bytes)</text:p>
            </chart:title>
            <chart:grid chart:style-name="ch9" chart:class="major"/>
          </chart:axis>
          <chart:series chart:style-name="ch10" chart:values-cell-range-address="LINEAR.D46:LINEAR.D52" chart:label-cell-address="LINEAR.A1:LINEAR.A1" chart:class="chart:scatter">
            <chart:domain table:cell-range-address="LINEAR.B46:LINEAR.B52"/>
            <chart:data-point chart:repeated="7"/>
          </chart:series>
          <chart:series chart:style-name="ch11" chart:values-cell-range-address="STACK.D46:STACK.D52" chart:label-cell-address="STACK.A1:STACK.A1" chart:class="chart:scatter">
            <chart:domain table:cell-range-address="STACK.B46:STACK.B52"/>
            <chart:data-point chart:repeated="7"/>
          </chart:series>
          <chart:series chart:style-name="ch12" chart:values-cell-range-address="POOL.D46:POOL.D52" chart:label-cell-address="POOL.A1:POOL.A1" chart:class="chart:scatter">
            <chart:domain table:cell-range-address="POOL.B46:POOL.B52"/>
            <chart:data-point chart:repeated="7"/>
          </chart:series>
          <chart:series chart:style-name="ch13" chart:values-cell-range-address="FREE_LIST_SEQ.D46:FREE_LIST_SEQ.D52" chart:label-cell-address="FREE_LIST_SEQ.A1:FREE_LIST_SEQ.A1" chart:class="chart:scatter">
            <chart:domain table:cell-range-address="FREE_LIST_SEQ.B46:FREE_LIST_SEQ.B52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INEAR</text:p>
                <draw:g>
                  <svg:desc>LINEAR.A1:LINEAR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TACK</text:p>
                <draw:g>
                  <svg:desc>STACK.A1:STACK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OL</text:p>
                <draw:g>
                  <svg:desc>POOL.A1:POOL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FREE LIST SEQ</text:p>
                <draw:g>
                  <svg:desc>FREE_LIST_SEQ.A1:FREE_LIST_SEQ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NEAR.B46:LINEAR.B52</svg:desc>
                </draw:g>
              </table:table-cell>
              <table:table-cell office:value-type="float" office:value="4096">
                <text:p>4096</text:p>
                <draw:g>
                  <svg:desc>LINEAR.D46:LINEAR.D52</svg:desc>
                </draw:g>
              </table:table-cell>
              <table:table-cell office:value-type="float" office:value="1">
                <text:p>1</text:p>
                <draw:g>
                  <svg:desc>STACK.B46:STACK.B52</svg:desc>
                </draw:g>
              </table:table-cell>
              <table:table-cell office:value-type="float" office:value="4104">
                <text:p>4104</text:p>
                <draw:g>
                  <svg:desc>STACK.D46:STACK.D52</svg:desc>
                </draw:g>
              </table:table-cell>
              <table:table-cell office:value-type="float" office:value="1">
                <text:p>1</text:p>
                <draw:g>
                  <svg:desc>POOL.B46:POOL.B52</svg:desc>
                </draw:g>
              </table:table-cell>
              <table:table-cell office:value-type="float" office:value="4096">
                <text:p>4096</text:p>
                <draw:g>
                  <svg:desc>POOL.D46:POOL.D52</svg:desc>
                </draw:g>
              </table:table-cell>
              <table:table-cell office:value-type="float" office:value="1">
                <text:p>1</text:p>
                <draw:g>
                  <svg:desc>FREE_LIST_SEQ.B46:FREE_LIST_SEQ.B52</svg:desc>
                </draw:g>
              </table:table-cell>
              <table:table-cell office:value-type="float" office:value="4112">
                <text:p>4112</text:p>
                <draw:g>
                  <svg:desc>FREE_LIST_SEQ.D46:FREE_LIST_SEQ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0960">
                <text:p>40960</text:p>
              </table:table-cell>
              <table:table-cell office:value-type="float" office:value="10">
                <text:p>10</text:p>
              </table:table-cell>
              <table:table-cell office:value-type="float" office:value="41040">
                <text:p>41040</text:p>
              </table:table-cell>
              <table:table-cell office:value-type="float" office:value="10">
                <text:p>10</text:p>
              </table:table-cell>
              <table:table-cell office:value-type="float" office:value="40960">
                <text:p>40960</text:p>
              </table:table-cell>
              <table:table-cell office:value-type="float" office:value="10">
                <text:p>10</text:p>
              </table:table-cell>
              <table:table-cell office:value-type="float" office:value="41120">
                <text:p>41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09600">
                <text:p>409600</text:p>
              </table:table-cell>
              <table:table-cell office:value-type="float" office:value="100">
                <text:p>100</text:p>
              </table:table-cell>
              <table:table-cell office:value-type="float" office:value="410400">
                <text:p>410400</text:p>
              </table:table-cell>
              <table:table-cell office:value-type="float" office:value="100">
                <text:p>100</text:p>
              </table:table-cell>
              <table:table-cell office:value-type="float" office:value="409600">
                <text:p>409600</text:p>
              </table:table-cell>
              <table:table-cell office:value-type="float" office:value="100">
                <text:p>100</text:p>
              </table:table-cell>
              <table:table-cell office:value-type="float" office:value="411200">
                <text:p>411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4096000">
                <text:p>4096000</text:p>
              </table:table-cell>
              <table:table-cell office:value-type="float" office:value="1000">
                <text:p>1000</text:p>
              </table:table-cell>
              <table:table-cell office:value-type="float" office:value="4104000">
                <text:p>4104000</text:p>
              </table:table-cell>
              <table:table-cell office:value-type="float" office:value="1000">
                <text:p>1000</text:p>
              </table:table-cell>
              <table:table-cell office:value-type="float" office:value="4096000">
                <text:p>4096000</text:p>
              </table:table-cell>
              <table:table-cell office:value-type="float" office:value="1000">
                <text:p>1000</text:p>
              </table:table-cell>
              <table:table-cell office:value-type="float" office:value="4112000">
                <text:p>4112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40960000">
                <text:p>40960000</text:p>
              </table:table-cell>
              <table:table-cell office:value-type="float" office:value="10000">
                <text:p>10000</text:p>
              </table:table-cell>
              <table:table-cell office:value-type="float" office:value="41040000">
                <text:p>41040000</text:p>
              </table:table-cell>
              <table:table-cell office:value-type="float" office:value="10000">
                <text:p>10000</text:p>
              </table:table-cell>
              <table:table-cell office:value-type="float" office:value="40960000">
                <text:p>40960000</text:p>
              </table:table-cell>
              <table:table-cell office:value-type="float" office:value="10000">
                <text:p>10000</text:p>
              </table:table-cell>
              <table:table-cell office:value-type="float" office:value="41120000">
                <text:p>4112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409600000">
                <text:p>409600000</text:p>
              </table:table-cell>
              <table:table-cell office:value-type="float" office:value="100000">
                <text:p>100000</text:p>
              </table:table-cell>
              <table:table-cell office:value-type="float" office:value="410400000">
                <text:p>410400000</text:p>
              </table:table-cell>
              <table:table-cell office:value-type="float" office:value="100000">
                <text:p>100000</text:p>
              </table:table-cell>
              <table:table-cell office:value-type="float" office:value="409600000">
                <text:p>409600000</text:p>
              </table:table-cell>
              <table:table-cell office:value-type="float" office:value="100000">
                <text:p>100000</text:p>
              </table:table-cell>
              <table:table-cell office:value-type="float" office:value="411200000">
                <text:p>4112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4096000000">
                <text:p>4096000000</text:p>
              </table:table-cell>
              <table:table-cell office:value-type="float" office:value="1000000">
                <text:p>1000000</text:p>
              </table:table-cell>
              <table:table-cell office:value-type="float" office:value="4104000000">
                <text:p>4104000000</text:p>
              </table:table-cell>
              <table:table-cell office:value-type="float" office:value="1000000">
                <text:p>1000000</text:p>
              </table:table-cell>
              <table:table-cell office:value-type="float" office:value="4096000000">
                <text:p>4096000000</text:p>
              </table:table-cell>
              <table:table-cell office:value-type="float" office:value="1000000">
                <text:p>1000000</text:p>
              </table:table-cell>
              <table:table-cell office:value-type="float" office:value="4112000000">
                <text:p>411200000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44cm" svg:y="0.316cm" chart:style-name="ch2">
          <text:p>Malloc: multiple allocations</text:p>
        </chart:title>
        <chart:legend chart:legend-position="end" svg:x="13.915cm" svg:y="2.707cm" style:legend-expansion="high" chart:style-name="ch3"/>
        <chart:plot-area chart:style-name="ch4" table:cell-range-address="FREE_LIST_SEQ.B4:FREE_LIST_SEQ.C10 FREE_LIST_SEQ.A4:FREE_LIST_SEQ.A4 FREE_LIST_SEQ.A11:FREE_LIST_SEQ.A11 FREE_LIST_SEQ.C11:FREE_LIST_SEQ.C52 FREE_LIST_SEQ.A18:FREE_LIST_SEQ.A18 FREE_LIST_SEQ.A25:FREE_LIST_SEQ.A25 FREE_LIST_SEQ.A32:FREE_LIST_SEQ.A32 FREE_LIST_SEQ.A39:FREE_LIST_SEQ.A39 FREE_LIST_SEQ.A46:FREE_LIST_SEQ.A46" chart:data-source-has-labels="row" svg:x="1.331cm" svg:y="1.275cm" svg:width="12.264cm" svg:height="6.564cm">
          <chartooo:coordinate-region svg:x="2.429cm" svg:y="1.474cm" svg:width="10.516cm" svg:height="5.718cm"/>
          <chart:axis chart:dimension="x" chart:name="primary-x" chart:style-name="ch5">
            <chart:title svg:x="6.427cm" svg:y="8.019cm" chart:style-name="ch6">
              <text:p>Nº operations</text:p>
            </chart:title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FREE_LIST_SEQ.C4:FREE_LIST_SEQ.C10" chart:label-cell-address="FREE_LIST_SEQ.A4:FREE_LIST_SEQ.A4" chart:class="chart:scatter">
            <chart:domain table:cell-range-address="FREE_LIST_SEQ.B4:FREE_LIST_SEQ.B10"/>
            <chart:data-point chart:repeated="7"/>
          </chart:series>
          <chart:series chart:style-name="ch11" chart:values-cell-range-address="FREE_LIST_SEQ.C11:FREE_LIST_SEQ.C17" chart:label-cell-address="FREE_LIST_SEQ.A11:FREE_LIST_SEQ.A11" chart:class="chart:scatter">
            <chart:domain table:cell-range-address="FREE_LIST_SEQ.B11:FREE_LIST_SEQ.B17"/>
            <chart:data-point chart:repeated="7"/>
          </chart:series>
          <chart:series chart:style-name="ch12" chart:values-cell-range-address="FREE_LIST_SEQ.C18:FREE_LIST_SEQ.C24" chart:label-cell-address="FREE_LIST_SEQ.A18:FREE_LIST_SEQ.A18" chart:class="chart:scatter">
            <chart:domain table:cell-range-address="FREE_LIST_SEQ.B18:FREE_LIST_SEQ.B24"/>
            <chart:data-point chart:repeated="7"/>
          </chart:series>
          <chart:series chart:style-name="ch13" chart:values-cell-range-address="FREE_LIST_SEQ.C25:FREE_LIST_SEQ.C31" chart:label-cell-address="FREE_LIST_SEQ.A25:FREE_LIST_SEQ.A25" chart:class="chart:scatter">
            <chart:domain table:cell-range-address="FREE_LIST_SEQ.B25:FREE_LIST_SEQ.B31"/>
            <chart:data-point chart:repeated="7"/>
          </chart:series>
          <chart:series chart:style-name="ch14" chart:values-cell-range-address="FREE_LIST_SEQ.C32:FREE_LIST_SEQ.C38" chart:label-cell-address="FREE_LIST_SEQ.A32:FREE_LIST_SEQ.A32" chart:class="chart:scatter">
            <chart:domain table:cell-range-address="FREE_LIST_SEQ.B32:FREE_LIST_SEQ.B38"/>
            <chart:data-point chart:repeated="7"/>
          </chart:series>
          <chart:series chart:style-name="ch15" chart:values-cell-range-address="FREE_LIST_SEQ.C39:FREE_LIST_SEQ.C45" chart:label-cell-address="FREE_LIST_SEQ.A39:FREE_LIST_SEQ.A39" chart:class="chart:scatter">
            <chart:domain table:cell-range-address="FREE_LIST_SEQ.B39:FREE_LIST_SEQ.B45"/>
            <chart:data-point chart:repeated="7"/>
          </chart:series>
          <chart:series chart:style-name="ch16" chart:values-cell-range-address="FREE_LIST_SEQ.C46:FREE_LIST_SEQ.C52" chart:label-cell-address="FREE_LIST_SEQ.A46:FREE_LIST_SEQ.A46" chart:class="chart:scatter">
            <chart:domain table:cell-range-address="FREE_LIST_SEQ.B46:FREE_LIST_SEQ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FREE_LIST_SEQ.A4:FREE_LIST_SEQ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FREE_LIST_SEQ.A11:FREE_LIST_SEQ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FREE_LIST_SEQ.A18:FREE_LIST_SEQ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FREE_LIST_SEQ.A25:FREE_LIST_SEQ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FREE_LIST_SEQ.A32:FREE_LIST_SEQ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FREE_LIST_SEQ.A39:FREE_LIST_SEQ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FREE_LIST_SEQ.A46:FREE_LIST_SEQ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EE_LIST_SEQ.B4:FREE_LIST_SEQ.B10</svg:desc>
                </draw:g>
              </table:table-cell>
              <table:table-cell office:value-type="float" office:value="0.00734">
                <text:p>0.00734</text:p>
                <draw:g>
                  <svg:desc>FREE_LIST_SEQ.C4:FREE_LIST_SEQ.C10</svg:desc>
                </draw:g>
              </table:table-cell>
              <table:table-cell office:value-type="float" office:value="1">
                <text:p>1</text:p>
                <draw:g>
                  <svg:desc>FREE_LIST_SEQ.B11:FREE_LIST_SEQ.B17</svg:desc>
                </draw:g>
              </table:table-cell>
              <table:table-cell office:value-type="float" office:value="0.020182">
                <text:p>0.020182</text:p>
                <draw:g>
                  <svg:desc>FREE_LIST_SEQ.C11:FREE_LIST_SEQ.C17</svg:desc>
                </draw:g>
              </table:table-cell>
              <table:table-cell office:value-type="float" office:value="1">
                <text:p>1</text:p>
                <draw:g>
                  <svg:desc>FREE_LIST_SEQ.B18:FREE_LIST_SEQ.B24</svg:desc>
                </draw:g>
              </table:table-cell>
              <table:table-cell office:value-type="float" office:value="0.016221">
                <text:p>0.016221</text:p>
                <draw:g>
                  <svg:desc>FREE_LIST_SEQ.C18:FREE_LIST_SEQ.C24</svg:desc>
                </draw:g>
              </table:table-cell>
              <table:table-cell office:value-type="float" office:value="1">
                <text:p>1</text:p>
                <draw:g>
                  <svg:desc>FREE_LIST_SEQ.B25:FREE_LIST_SEQ.B31</svg:desc>
                </draw:g>
              </table:table-cell>
              <table:table-cell office:value-type="float" office:value="0.016726">
                <text:p>0.016726</text:p>
                <draw:g>
                  <svg:desc>FREE_LIST_SEQ.C25:FREE_LIST_SEQ.C31</svg:desc>
                </draw:g>
              </table:table-cell>
              <table:table-cell office:value-type="float" office:value="1">
                <text:p>1</text:p>
                <draw:g>
                  <svg:desc>FREE_LIST_SEQ.B32:FREE_LIST_SEQ.B38</svg:desc>
                </draw:g>
              </table:table-cell>
              <table:table-cell office:value-type="float" office:value="0.016418">
                <text:p>0.016418</text:p>
                <draw:g>
                  <svg:desc>FREE_LIST_SEQ.C32:FREE_LIST_SEQ.C38</svg:desc>
                </draw:g>
              </table:table-cell>
              <table:table-cell office:value-type="float" office:value="1">
                <text:p>1</text:p>
                <draw:g>
                  <svg:desc>FREE_LIST_SEQ.B39:FREE_LIST_SEQ.B45</svg:desc>
                </draw:g>
              </table:table-cell>
              <table:table-cell office:value-type="float" office:value="0.013845">
                <text:p>0.013845</text:p>
                <draw:g>
                  <svg:desc>FREE_LIST_SEQ.C39:FREE_LIST_SEQ.C45</svg:desc>
                </draw:g>
              </table:table-cell>
              <table:table-cell office:value-type="float" office:value="1">
                <text:p>1</text:p>
                <draw:g>
                  <svg:desc>FREE_LIST_SEQ.B46:FREE_LIST_SEQ.B52</svg:desc>
                </draw:g>
              </table:table-cell>
              <table:table-cell office:value-type="float" office:value="0.01127">
                <text:p>0.01127</text:p>
                <draw:g>
                  <svg:desc>FREE_LIST_SEQ.C46:FREE_LIST_SEQ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11646">
                <text:p>0.011646</text:p>
              </table:table-cell>
              <table:table-cell office:value-type="float" office:value="10">
                <text:p>10</text:p>
              </table:table-cell>
              <table:table-cell office:value-type="float" office:value="0.019931">
                <text:p>0.019931</text:p>
              </table:table-cell>
              <table:table-cell office:value-type="float" office:value="10">
                <text:p>10</text:p>
              </table:table-cell>
              <table:table-cell office:value-type="float" office:value="0.008824">
                <text:p>0.008824</text:p>
              </table:table-cell>
              <table:table-cell office:value-type="float" office:value="10">
                <text:p>10</text:p>
              </table:table-cell>
              <table:table-cell office:value-type="float" office:value="0.008194">
                <text:p>0.008194</text:p>
              </table:table-cell>
              <table:table-cell office:value-type="float" office:value="10">
                <text:p>10</text:p>
              </table:table-cell>
              <table:table-cell office:value-type="float" office:value="0.011213">
                <text:p>0.011213</text:p>
              </table:table-cell>
              <table:table-cell office:value-type="float" office:value="10">
                <text:p>10</text:p>
              </table:table-cell>
              <table:table-cell office:value-type="float" office:value="0.016574">
                <text:p>0.016574</text:p>
              </table:table-cell>
              <table:table-cell office:value-type="float" office:value="10">
                <text:p>10</text:p>
              </table:table-cell>
              <table:table-cell office:value-type="float" office:value="0.028004">
                <text:p>0.028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4548">
                <text:p>0.014548</text:p>
              </table:table-cell>
              <table:table-cell office:value-type="float" office:value="100">
                <text:p>100</text:p>
              </table:table-cell>
              <table:table-cell office:value-type="float" office:value="0.022528">
                <text:p>0.022528</text:p>
              </table:table-cell>
              <table:table-cell office:value-type="float" office:value="100">
                <text:p>100</text:p>
              </table:table-cell>
              <table:table-cell office:value-type="float" office:value="0.023447">
                <text:p>0.023447</text:p>
              </table:table-cell>
              <table:table-cell office:value-type="float" office:value="100">
                <text:p>100</text:p>
              </table:table-cell>
              <table:table-cell office:value-type="float" office:value="0.028463">
                <text:p>0.028463</text:p>
              </table:table-cell>
              <table:table-cell office:value-type="float" office:value="100">
                <text:p>100</text:p>
              </table:table-cell>
              <table:table-cell office:value-type="float" office:value="0.041396">
                <text:p>0.041396</text:p>
              </table:table-cell>
              <table:table-cell office:value-type="float" office:value="100">
                <text:p>100</text:p>
              </table:table-cell>
              <table:table-cell office:value-type="float" office:value="0.059912">
                <text:p>0.059912</text:p>
              </table:table-cell>
              <table:table-cell office:value-type="float" office:value="100">
                <text:p>100</text:p>
              </table:table-cell>
              <table:table-cell office:value-type="float" office:value="0.142241">
                <text:p>0.142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128951">
                <text:p>0.128951</text:p>
              </table:table-cell>
              <table:table-cell office:value-type="float" office:value="1000">
                <text:p>1000</text:p>
              </table:table-cell>
              <table:table-cell office:value-type="float" office:value="0.153239">
                <text:p>0.153239</text:p>
              </table:table-cell>
              <table:table-cell office:value-type="float" office:value="1000">
                <text:p>1000</text:p>
              </table:table-cell>
              <table:table-cell office:value-type="float" office:value="0.201095">
                <text:p>0.201095</text:p>
              </table:table-cell>
              <table:table-cell office:value-type="float" office:value="1000">
                <text:p>1000</text:p>
              </table:table-cell>
              <table:table-cell office:value-type="float" office:value="0.270546">
                <text:p>0.270546</text:p>
              </table:table-cell>
              <table:table-cell office:value-type="float" office:value="1000">
                <text:p>1000</text:p>
              </table:table-cell>
              <table:table-cell office:value-type="float" office:value="0.417626">
                <text:p>0.417626</text:p>
              </table:table-cell>
              <table:table-cell office:value-type="float" office:value="1000">
                <text:p>1000</text:p>
              </table:table-cell>
              <table:table-cell office:value-type="float" office:value="0.686793">
                <text:p>0.686793</text:p>
              </table:table-cell>
              <table:table-cell office:value-type="float" office:value="1000">
                <text:p>1000</text:p>
              </table:table-cell>
              <table:table-cell office:value-type="float" office:value="0.425964">
                <text:p>0.425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26913">
                <text:p>1.26913</text:p>
              </table:table-cell>
              <table:table-cell office:value-type="float" office:value="10000">
                <text:p>10000</text:p>
              </table:table-cell>
              <table:table-cell office:value-type="float" office:value="1.26759">
                <text:p>1.26759</text:p>
              </table:table-cell>
              <table:table-cell office:value-type="float" office:value="10000">
                <text:p>10000</text:p>
              </table:table-cell>
              <table:table-cell office:value-type="float" office:value="1.20978">
                <text:p>1.20978</text:p>
              </table:table-cell>
              <table:table-cell office:value-type="float" office:value="10000">
                <text:p>10000</text:p>
              </table:table-cell>
              <table:table-cell office:value-type="float" office:value="1.6318">
                <text:p>1.6318</text:p>
              </table:table-cell>
              <table:table-cell office:value-type="float" office:value="10000">
                <text:p>10000</text:p>
              </table:table-cell>
              <table:table-cell office:value-type="float" office:value="2.25137">
                <text:p>2.25137</text:p>
              </table:table-cell>
              <table:table-cell office:value-type="float" office:value="10000">
                <text:p>10000</text:p>
              </table:table-cell>
              <table:table-cell office:value-type="float" office:value="2.88681">
                <text:p>2.88681</text:p>
              </table:table-cell>
              <table:table-cell office:value-type="float" office:value="10000">
                <text:p>10000</text:p>
              </table:table-cell>
              <table:table-cell office:value-type="float" office:value="4.81707">
                <text:p>4.81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8.55807">
                <text:p>8.55807</text:p>
              </table:table-cell>
              <table:table-cell office:value-type="float" office:value="100000">
                <text:p>100000</text:p>
              </table:table-cell>
              <table:table-cell office:value-type="float" office:value="9.38115">
                <text:p>9.38115</text:p>
              </table:table-cell>
              <table:table-cell office:value-type="float" office:value="100000">
                <text:p>100000</text:p>
              </table:table-cell>
              <table:table-cell office:value-type="float" office:value="14.7972">
                <text:p>14.7972</text:p>
              </table:table-cell>
              <table:table-cell office:value-type="float" office:value="100000">
                <text:p>100000</text:p>
              </table:table-cell>
              <table:table-cell office:value-type="float" office:value="15.4123">
                <text:p>15.4123</text:p>
              </table:table-cell>
              <table:table-cell office:value-type="float" office:value="100000">
                <text:p>100000</text:p>
              </table:table-cell>
              <table:table-cell office:value-type="float" office:value="19.1262">
                <text:p>19.1262</text:p>
              </table:table-cell>
              <table:table-cell office:value-type="float" office:value="100000">
                <text:p>100000</text:p>
              </table:table-cell>
              <table:table-cell office:value-type="float" office:value="26.1886">
                <text:p>26.1886</text:p>
              </table:table-cell>
              <table:table-cell office:value-type="float" office:value="100000">
                <text:p>100000</text:p>
              </table:table-cell>
              <table:table-cell office:value-type="float" office:value="47.5452">
                <text:p>47.5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426.126">
                <text:p>426.1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1.292cm" svg:height="8.662cm" xlink:href=".." xlink:type="simple" chart:class="chart:scatter" chart:style-name="ch1">
        <chart:title svg:x="2.441cm" svg:y="0.309cm" chart:style-name="ch2">
          <text:p>Malloc: multiple allocations/free</text:p>
        </chart:title>
        <chart:legend chart:legend-position="end" svg:x="9.207cm" svg:y="2.538cm" style:legend-expansion="high" chart:style-name="ch3"/>
        <chart:plot-area chart:style-name="ch4" table:cell-range-address="MALLOC.G4:MALLOC.H10 MALLOC.F4:MALLOC.F4 MALLOC.F11:MALLOC.F11 MALLOC.H11:MALLOC.H52 MALLOC.F18:MALLOC.F18 MALLOC.F25:MALLOC.F25 MALLOC.F32:MALLOC.F32 MALLOC.F39:MALLOC.F39 MALLOC.F46:MALLOC.F46" chart:data-source-has-labels="row" svg:x="1.236cm" svg:y="1.261cm" svg:width="7.746cm" svg:height="6.247cm">
          <chartooo:coordinate-region svg:x="2.519cm" svg:y="1.261cm" svg:width="6.322cm" svg:height="4.601cm"/>
          <chart:axis chart:dimension="x" chart:name="primary-x" chart:style-name="ch5">
            <chart:title svg:x="4.073cm" svg:y="7.681cm" chart:style-name="ch6">
              <text:p>Nº operations</text:p>
            </chart:title>
          </chart:axis>
          <chart:axis chart:dimension="y" chart:name="primary-y" chart:style-name="ch7">
            <chart:title svg:x="0.451cm" svg:y="5.103cm" chart:style-name="ch8">
              <text:p>Time(ms)</text:p>
            </chart:title>
            <chart:grid chart:style-name="ch9" chart:class="major"/>
          </chart:axis>
          <chart:series chart:style-name="ch10" chart:values-cell-range-address="MALLOC.H4:MALLOC.H10" chart:label-cell-address="MALLOC.F4:MALLOC.F4" chart:class="chart:scatter">
            <chart:domain table:cell-range-address="MALLOC.G4:MALLOC.G10"/>
            <chart:data-point chart:repeated="7"/>
          </chart:series>
          <chart:series chart:style-name="ch11" chart:values-cell-range-address="MALLOC.H11:MALLOC.H17" chart:label-cell-address="MALLOC.F11:MALLOC.F11" chart:class="chart:scatter">
            <chart:domain table:cell-range-address="MALLOC.G11:MALLOC.G17"/>
            <chart:data-point chart:repeated="7"/>
          </chart:series>
          <chart:series chart:style-name="ch12" chart:values-cell-range-address="MALLOC.H18:MALLOC.H24" chart:label-cell-address="MALLOC.F18:MALLOC.F18" chart:class="chart:scatter">
            <chart:domain table:cell-range-address="MALLOC.G18:MALLOC.G24"/>
            <chart:data-point chart:repeated="7"/>
          </chart:series>
          <chart:series chart:style-name="ch13" chart:values-cell-range-address="MALLOC.H25:MALLOC.H31" chart:label-cell-address="MALLOC.F25:MALLOC.F25" chart:class="chart:scatter">
            <chart:domain table:cell-range-address="MALLOC.G25:MALLOC.G31"/>
            <chart:data-point chart:repeated="7"/>
          </chart:series>
          <chart:series chart:style-name="ch14" chart:values-cell-range-address="MALLOC.H32:MALLOC.H38" chart:label-cell-address="MALLOC.F32:MALLOC.F32" chart:class="chart:scatter">
            <chart:domain table:cell-range-address="MALLOC.G32:MALLOC.G38"/>
            <chart:data-point chart:repeated="7"/>
          </chart:series>
          <chart:series chart:style-name="ch15" chart:values-cell-range-address="MALLOC.H39:MALLOC.H45" chart:label-cell-address="MALLOC.F39:MALLOC.F39" chart:class="chart:scatter">
            <chart:domain table:cell-range-address="MALLOC.G39:MALLOC.G45"/>
            <chart:data-point chart:repeated="7"/>
          </chart:series>
          <chart:series chart:style-name="ch16" chart:values-cell-range-address="MALLOC.H46:MALLOC.H52" chart:label-cell-address="MALLOC.F46:MALLOC.F46" chart:class="chart:scatter">
            <chart:domain table:cell-range-address="MALLOC.G46:MALLOC.G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32</text:p>
                <draw:g>
                  <svg:desc>MALLOC.F4:MALLOC.F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4</text:p>
                <draw:g>
                  <svg:desc>MALLOC.F11:MALLOC.F1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56</text:p>
                <draw:g>
                  <svg:desc>MALLOC.F18:MALLOC.F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512</text:p>
                <draw:g>
                  <svg:desc>MALLOC.F25:MALLOC.F2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24</text:p>
                <draw:g>
                  <svg:desc>MALLOC.F32:MALLOC.F3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48</text:p>
                <draw:g>
                  <svg:desc>MALLOC.F39:MALLOC.F3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4096</text:p>
                <draw:g>
                  <svg:desc>MALLOC.F46:MALLOC.F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G4:MALLOC.G10</svg:desc>
                </draw:g>
              </table:table-cell>
              <table:table-cell office:value-type="float" office:value="0.001895">
                <text:p>0.001895</text:p>
                <draw:g>
                  <svg:desc>MALLOC.H4:MALLOC.H10</svg:desc>
                </draw:g>
              </table:table-cell>
              <table:table-cell office:value-type="float" office:value="1">
                <text:p>1</text:p>
                <draw:g>
                  <svg:desc>MALLOC.G11:MALLOC.G17</svg:desc>
                </draw:g>
              </table:table-cell>
              <table:table-cell office:value-type="float" office:value="0.000562">
                <text:p>0.000562</text:p>
                <draw:g>
                  <svg:desc>MALLOC.H11:MALLOC.H17</svg:desc>
                </draw:g>
              </table:table-cell>
              <table:table-cell office:value-type="float" office:value="1">
                <text:p>1</text:p>
                <draw:g>
                  <svg:desc>MALLOC.G18:MALLOC.G24</svg:desc>
                </draw:g>
              </table:table-cell>
              <table:table-cell office:value-type="float" office:value="0.000793">
                <text:p>0.000793</text:p>
                <draw:g>
                  <svg:desc>MALLOC.H18:MALLOC.H24</svg:desc>
                </draw:g>
              </table:table-cell>
              <table:table-cell office:value-type="float" office:value="1">
                <text:p>1</text:p>
                <draw:g>
                  <svg:desc>MALLOC.G25:MALLOC.G31</svg:desc>
                </draw:g>
              </table:table-cell>
              <table:table-cell office:value-type="float" office:value="0.000677">
                <text:p>0.000677</text:p>
                <draw:g>
                  <svg:desc>MALLOC.H25:MALLOC.H31</svg:desc>
                </draw:g>
              </table:table-cell>
              <table:table-cell office:value-type="float" office:value="1">
                <text:p>1</text:p>
                <draw:g>
                  <svg:desc>MALLOC.G32:MALLOC.G38</svg:desc>
                </draw:g>
              </table:table-cell>
              <table:table-cell office:value-type="float" office:value="0.000589">
                <text:p>0.000589</text:p>
                <draw:g>
                  <svg:desc>MALLOC.H32:MALLOC.H38</svg:desc>
                </draw:g>
              </table:table-cell>
              <table:table-cell office:value-type="float" office:value="1">
                <text:p>1</text:p>
                <draw:g>
                  <svg:desc>MALLOC.G39:MALLOC.G45</svg:desc>
                </draw:g>
              </table:table-cell>
              <table:table-cell office:value-type="float" office:value="0.000586">
                <text:p>0.000586</text:p>
                <draw:g>
                  <svg:desc>MALLOC.H39:MALLOC.H45</svg:desc>
                </draw:g>
              </table:table-cell>
              <table:table-cell office:value-type="float" office:value="1">
                <text:p>1</text:p>
                <draw:g>
                  <svg:desc>MALLOC.G46:MALLOC.G52</svg:desc>
                </draw:g>
              </table:table-cell>
              <table:table-cell office:value-type="float" office:value="0.00302">
                <text:p>0.00302</text:p>
                <draw:g>
                  <svg:desc>MALLOC.H46:MALLOC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3229">
                <text:p>0.003229</text:p>
              </table:table-cell>
              <table:table-cell office:value-type="float" office:value="10">
                <text:p>10</text:p>
              </table:table-cell>
              <table:table-cell office:value-type="float" office:value="0.001698">
                <text:p>0.001698</text:p>
              </table:table-cell>
              <table:table-cell office:value-type="float" office:value="10">
                <text:p>10</text:p>
              </table:table-cell>
              <table:table-cell office:value-type="float" office:value="0.00525">
                <text:p>0.00525</text:p>
              </table:table-cell>
              <table:table-cell office:value-type="float" office:value="10">
                <text:p>10</text:p>
              </table:table-cell>
              <table:table-cell office:value-type="float" office:value="0.001656">
                <text:p>0.001656</text:p>
              </table:table-cell>
              <table:table-cell office:value-type="float" office:value="10">
                <text:p>10</text:p>
              </table:table-cell>
              <table:table-cell office:value-type="float" office:value="0.00398">
                <text:p>0.00398</text:p>
              </table:table-cell>
              <table:table-cell office:value-type="float" office:value="10">
                <text:p>10</text:p>
              </table:table-cell>
              <table:table-cell office:value-type="float" office:value="0.005687">
                <text:p>0.005687</text:p>
              </table:table-cell>
              <table:table-cell office:value-type="float" office:value="10">
                <text:p>10</text:p>
              </table:table-cell>
              <table:table-cell office:value-type="float" office:value="0.017689">
                <text:p>0.017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713">
                <text:p>0.00713</text:p>
              </table:table-cell>
              <table:table-cell office:value-type="float" office:value="100">
                <text:p>100</text:p>
              </table:table-cell>
              <table:table-cell office:value-type="float" office:value="0.006975">
                <text:p>0.006975</text:p>
              </table:table-cell>
              <table:table-cell office:value-type="float" office:value="100">
                <text:p>100</text:p>
              </table:table-cell>
              <table:table-cell office:value-type="float" office:value="0.016167">
                <text:p>0.016167</text:p>
              </table:table-cell>
              <table:table-cell office:value-type="float" office:value="100">
                <text:p>100</text:p>
              </table:table-cell>
              <table:table-cell office:value-type="float" office:value="0.007916">
                <text:p>0.007916</text:p>
              </table:table-cell>
              <table:table-cell office:value-type="float" office:value="100">
                <text:p>100</text:p>
              </table:table-cell>
              <table:table-cell office:value-type="float" office:value="0.016672">
                <text:p>0.016672</text:p>
              </table:table-cell>
              <table:table-cell office:value-type="float" office:value="100">
                <text:p>100</text:p>
              </table:table-cell>
              <table:table-cell office:value-type="float" office:value="0.05249">
                <text:p>0.05249</text:p>
              </table:table-cell>
              <table:table-cell office:value-type="float" office:value="100">
                <text:p>100</text:p>
              </table:table-cell>
              <table:table-cell office:value-type="float" office:value="0.135918">
                <text:p>0.135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105218">
                <text:p>0.105218</text:p>
              </table:table-cell>
              <table:table-cell office:value-type="float" office:value="1000">
                <text:p>1000</text:p>
              </table:table-cell>
              <table:table-cell office:value-type="float" office:value="0.100991">
                <text:p>0.100991</text:p>
              </table:table-cell>
              <table:table-cell office:value-type="float" office:value="1000">
                <text:p>1000</text:p>
              </table:table-cell>
              <table:table-cell office:value-type="float" office:value="0.248523">
                <text:p>0.248523</text:p>
              </table:table-cell>
              <table:table-cell office:value-type="float" office:value="1000">
                <text:p>1000</text:p>
              </table:table-cell>
              <table:table-cell office:value-type="float" office:value="0.323191">
                <text:p>0.323191</text:p>
              </table:table-cell>
              <table:table-cell office:value-type="float" office:value="1000">
                <text:p>1000</text:p>
              </table:table-cell>
              <table:table-cell office:value-type="float" office:value="0.635087">
                <text:p>0.635087</text:p>
              </table:table-cell>
              <table:table-cell office:value-type="float" office:value="1000">
                <text:p>1000</text:p>
              </table:table-cell>
              <table:table-cell office:value-type="float" office:value="1.29467">
                <text:p>1.29467</text:p>
              </table:table-cell>
              <table:table-cell office:value-type="float" office:value="1000">
                <text:p>1000</text:p>
              </table:table-cell>
              <table:table-cell office:value-type="float" office:value="2.04979">
                <text:p>2.04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751669">
                <text:p>0.751669</text:p>
              </table:table-cell>
              <table:table-cell office:value-type="float" office:value="10000">
                <text:p>10000</text:p>
              </table:table-cell>
              <table:table-cell office:value-type="float" office:value="0.854215">
                <text:p>0.854215</text:p>
              </table:table-cell>
              <table:table-cell office:value-type="float" office:value="10000">
                <text:p>10000</text:p>
              </table:table-cell>
              <table:table-cell office:value-type="float" office:value="2.38059">
                <text:p>2.38059</text:p>
              </table:table-cell>
              <table:table-cell office:value-type="float" office:value="10000">
                <text:p>10000</text:p>
              </table:table-cell>
              <table:table-cell office:value-type="float" office:value="3.48181">
                <text:p>3.48181</text:p>
              </table:table-cell>
              <table:table-cell office:value-type="float" office:value="10000">
                <text:p>10000</text:p>
              </table:table-cell>
              <table:table-cell office:value-type="float" office:value="6.98682">
                <text:p>6.98682</text:p>
              </table:table-cell>
              <table:table-cell office:value-type="float" office:value="10000">
                <text:p>10000</text:p>
              </table:table-cell>
              <table:table-cell office:value-type="float" office:value="11.7552">
                <text:p>11.7552</text:p>
              </table:table-cell>
              <table:table-cell office:value-type="float" office:value="10000">
                <text:p>10000</text:p>
              </table:table-cell>
              <table:table-cell office:value-type="float" office:value="20.9567">
                <text:p>20.9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7.62509">
                <text:p>7.62509</text:p>
              </table:table-cell>
              <table:table-cell office:value-type="float" office:value="100000">
                <text:p>100000</text:p>
              </table:table-cell>
              <table:table-cell office:value-type="float" office:value="8.60663">
                <text:p>8.60663</text:p>
              </table:table-cell>
              <table:table-cell office:value-type="float" office:value="100000">
                <text:p>100000</text:p>
              </table:table-cell>
              <table:table-cell office:value-type="float" office:value="23.7456">
                <text:p>23.7456</text:p>
              </table:table-cell>
              <table:table-cell office:value-type="float" office:value="100000">
                <text:p>100000</text:p>
              </table:table-cell>
              <table:table-cell office:value-type="float" office:value="31.0932">
                <text:p>31.0932</text:p>
              </table:table-cell>
              <table:table-cell office:value-type="float" office:value="100000">
                <text:p>100000</text:p>
              </table:table-cell>
              <table:table-cell office:value-type="float" office:value="52.9962">
                <text:p>52.9962</text:p>
              </table:table-cell>
              <table:table-cell office:value-type="float" office:value="100000">
                <text:p>100000</text:p>
              </table:table-cell>
              <table:table-cell office:value-type="float" office:value="98.4038">
                <text:p>98.4038</text:p>
              </table:table-cell>
              <table:table-cell office:value-type="float" office:value="100000">
                <text:p>100000</text:p>
              </table:table-cell>
              <table:table-cell office:value-type="float" office:value="187.082">
                <text:p>187.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2.784cm" svg:y="3.739cm" style:legend-expansion="high" chart:style-name="ch3"/>
        <chart:plot-area chart:style-name="ch4" table:cell-range-address="MALLOC.L4:MALLOC.M10 MALLOC.K2:MALLOC.K2 MALLOC.P2:MALLOC.P2 MALLOC.R4:MALLOC.R10" chart:data-source-has-labels="row" svg:x="1.367cm" svg:y="1.257cm" svg:width="11.061cm" svg:height="6.166cm">
          <chartooo:coordinate-region svg:x="2.465cm" svg:y="1.456cm" svg:width="9.313cm" svg:height="5.32cm"/>
          <chart:axis chart:dimension="x" chart:name="primary-x" chart:style-name="ch5">
            <chart:title svg:x="5.861cm" svg:y="7.594cm" chart:style-name="ch6">
              <text:p>Nº operations</text:p>
            </chart:title>
          </chart:axis>
          <chart:axis chart:dimension="y" chart:name="primary-y" chart:style-name="ch7">
            <chart:title svg:x="0.451cm" svg:y="5.059cm" chart:style-name="ch8">
              <text:p>Time(ms)</text:p>
            </chart:title>
            <chart:grid chart:style-name="ch9" chart:class="major"/>
          </chart:axis>
          <chart:series chart:style-name="ch10" chart:values-cell-range-address="MALLOC.M4:MALLOC.M10" chart:label-cell-address="MALLOC.K2:MALLOC.K2" chart:class="chart:scatter">
            <chart:domain table:cell-range-address="MALLOC.L4:MALLOC.L10"/>
            <chart:data-point chart:repeated="7"/>
          </chart:series>
          <chart:series chart:style-name="ch11" chart:values-cell-range-address="MALLOC.R4:MALLOC.R10" chart:label-cell-address="MALLOC.P2:MALLOC.P2" chart:class="chart:scatter">
            <chart:domain table:cell-range-address="MALLOC.Q4:MALLOC.Q10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MALLOC.K2:MALLOC.K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Random allocations/free</text:p>
                <draw:g>
                  <svg:desc>MALLOC.P2:MALLOC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L4:MALLOC.L10</svg:desc>
                </draw:g>
              </table:table-cell>
              <table:table-cell office:value-type="float" office:value="0.001772">
                <text:p>0.001772</text:p>
                <draw:g>
                  <svg:desc>MALLOC.M4:MALLOC.M10</svg:desc>
                </draw:g>
              </table:table-cell>
              <table:table-cell office:value-type="float" office:value="1">
                <text:p>1</text:p>
                <draw:g>
                  <svg:desc>MALLOC.Q4:MALLOC.Q10</svg:desc>
                </draw:g>
              </table:table-cell>
              <table:table-cell office:value-type="float" office:value="0.001917">
                <text:p>0.001917</text:p>
                <draw:g>
                  <svg:desc>MALLOC.R4:MALLOC.R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3543">
                <text:p>0.003543</text:p>
              </table:table-cell>
              <table:table-cell office:value-type="float" office:value="10">
                <text:p>10</text:p>
              </table:table-cell>
              <table:table-cell office:value-type="float" office:value="0.016624">
                <text:p>0.016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31124">
                <text:p>0.031124</text:p>
              </table:table-cell>
              <table:table-cell office:value-type="float" office:value="100">
                <text:p>100</text:p>
              </table:table-cell>
              <table:table-cell office:value-type="float" office:value="0.061873">
                <text:p>0.061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46396">
                <text:p>0.46396</text:p>
              </table:table-cell>
              <table:table-cell office:value-type="float" office:value="1000">
                <text:p>1000</text:p>
              </table:table-cell>
              <table:table-cell office:value-type="float" office:value="0.568359">
                <text:p>0.568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3.94001">
                <text:p>3.94001</text:p>
              </table:table-cell>
              <table:table-cell office:value-type="float" office:value="10000">
                <text:p>10000</text:p>
              </table:table-cell>
              <table:table-cell office:value-type="float" office:value="6.36195">
                <text:p>6.36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35.7745">
                <text:p>35.7745</text:p>
              </table:table-cell>
              <table:table-cell office:value-type="float" office:value="100000">
                <text:p>100000</text:p>
              </table:table-cell>
              <table:table-cell office:value-type="float" office:value="46.9835">
                <text:p>46.9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347.672">
                <text:p>347.672</text:p>
              </table:table-cell>
              <table:table-cell office:value-type="float" office:value="1000000">
                <text:p>1000000</text:p>
              </table:table-cell>
              <table:table-cell office:value-type="float" office:value="393.789">
                <text:p>393.7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94cm" svg:height="8.657cm" xlink:href=".." xlink:type="simple" chart:class="chart:scatter" chart:style-name="ch1">
        <chart:title svg:x="5.441cm" svg:y="0.309cm" chart:style-name="ch2">
          <text:p>Malloc: multiple allocations</text:p>
        </chart:title>
        <chart:legend chart:legend-position="end" svg:x="14.309cm" svg:y="2.535cm" style:legend-expansion="high" chart:style-name="ch3"/>
        <chart:plot-area chart:style-name="ch4" table:cell-range-address="LINEAR.B4:LINEAR.C10 LINEAR.A4:LINEAR.A4 LINEAR.A11:LINEAR.A11 LINEAR.C11:LINEAR.C52 LINEAR.A18:LINEAR.A18 LINEAR.A25:LINEAR.A25 LINEAR.A32:LINEAR.A32 LINEAR.A39:LINEAR.A39 LINEAR.A46:LINEAR.A46" chart:data-source-has-labels="row" svg:x="1.338cm" svg:y="1.261cm" svg:width="12.644cm" svg:height="6.242cm">
          <chartooo:coordinate-region svg:x="1.959cm" svg:y="1.46cm" svg:width="11.373cm" svg:height="5.396cm"/>
          <chart:axis chart:dimension="x" chart:name="primary-x" chart:style-name="ch5">
            <chart:title svg:x="6.624cm" svg:y="7.676cm" chart:style-name="ch6">
              <text:p>Nº operations</text:p>
            </chart:title>
          </chart:axis>
          <chart:axis chart:dimension="y" chart:name="primary-y" chart:style-name="ch7">
            <chart:title svg:x="0.451cm" svg:y="5.101cm" chart:style-name="ch8">
              <text:p>Time(ms)</text:p>
            </chart:title>
            <chart:grid chart:style-name="ch9" chart:class="major"/>
          </chart:axis>
          <chart:series chart:style-name="ch10" chart:values-cell-range-address="LINEAR.C4:LINEAR.C10" chart:label-cell-address="LINEAR.A4:LINEAR.A4" chart:class="chart:scatter">
            <chart:domain table:cell-range-address="LINEAR.B4:LINEAR.B10"/>
            <chart:data-point chart:repeated="7"/>
          </chart:series>
          <chart:series chart:style-name="ch11" chart:values-cell-range-address="LINEAR.C11:LINEAR.C17" chart:label-cell-address="LINEAR.A11:LINEAR.A11" chart:class="chart:scatter">
            <chart:domain table:cell-range-address="LINEAR.B11:LINEAR.B17"/>
            <chart:data-point chart:repeated="7"/>
          </chart:series>
          <chart:series chart:style-name="ch12" chart:values-cell-range-address="LINEAR.C18:LINEAR.C24" chart:label-cell-address="LINEAR.A18:LINEAR.A18" chart:class="chart:scatter">
            <chart:domain table:cell-range-address="LINEAR.B18:LINEAR.B24"/>
            <chart:data-point chart:repeated="7"/>
          </chart:series>
          <chart:series chart:style-name="ch13" chart:values-cell-range-address="LINEAR.C25:LINEAR.C31" chart:label-cell-address="LINEAR.A25:LINEAR.A25" chart:class="chart:scatter">
            <chart:domain table:cell-range-address="LINEAR.B25:LINEAR.B31"/>
            <chart:data-point chart:repeated="7"/>
          </chart:series>
          <chart:series chart:style-name="ch14" chart:values-cell-range-address="LINEAR.C32:LINEAR.C38" chart:label-cell-address="LINEAR.A32:LINEAR.A32" chart:class="chart:scatter">
            <chart:domain table:cell-range-address="LINEAR.B32:LINEAR.B38"/>
            <chart:data-point chart:repeated="7"/>
          </chart:series>
          <chart:series chart:style-name="ch15" chart:values-cell-range-address="LINEAR.C39:LINEAR.C45" chart:label-cell-address="LINEAR.A39:LINEAR.A39" chart:class="chart:scatter">
            <chart:domain table:cell-range-address="LINEAR.B39:LINEAR.B45"/>
            <chart:data-point chart:repeated="7"/>
          </chart:series>
          <chart:series chart:style-name="ch16" chart:values-cell-range-address="LINEAR.C46:LINEAR.C52" chart:label-cell-address="LINEAR.A46:LINEAR.A46" chart:class="chart:scatter">
            <chart:domain table:cell-range-address="LINEAR.B46:LINEAR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LINEAR.A4:LINEAR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LINEAR.A11:LINEAR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LINEAR.A18:LINEAR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LINEAR.A25:LINEAR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LINEAR.A32:LINEAR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LINEAR.A39:LINEAR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LINEAR.A46:LINEAR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NEAR.B4:LINEAR.B10</svg:desc>
                </draw:g>
              </table:table-cell>
              <table:table-cell office:value-type="float" office:value="NaN">
                <text:p>NaN</text:p>
                <draw:g>
                  <svg:desc>LINEAR.C4:LINEAR.C10</svg:desc>
                </draw:g>
              </table:table-cell>
              <table:table-cell office:value-type="float" office:value="1">
                <text:p>1</text:p>
                <draw:g>
                  <svg:desc>LINEAR.B11:LINEAR.B17</svg:desc>
                </draw:g>
              </table:table-cell>
              <table:table-cell office:value-type="float" office:value="NaN">
                <text:p>NaN</text:p>
                <draw:g>
                  <svg:desc>LINEAR.C11:LINEAR.C17</svg:desc>
                </draw:g>
              </table:table-cell>
              <table:table-cell office:value-type="float" office:value="1">
                <text:p>1</text:p>
                <draw:g>
                  <svg:desc>LINEAR.B18:LINEAR.B24</svg:desc>
                </draw:g>
              </table:table-cell>
              <table:table-cell office:value-type="float" office:value="NaN">
                <text:p>NaN</text:p>
                <draw:g>
                  <svg:desc>LINEAR.C18:LINEAR.C24</svg:desc>
                </draw:g>
              </table:table-cell>
              <table:table-cell office:value-type="float" office:value="1">
                <text:p>1</text:p>
                <draw:g>
                  <svg:desc>LINEAR.B25:LINEAR.B31</svg:desc>
                </draw:g>
              </table:table-cell>
              <table:table-cell office:value-type="float" office:value="NaN">
                <text:p>NaN</text:p>
                <draw:g>
                  <svg:desc>LINEAR.C25:LINEAR.C31</svg:desc>
                </draw:g>
              </table:table-cell>
              <table:table-cell office:value-type="float" office:value="1">
                <text:p>1</text:p>
                <draw:g>
                  <svg:desc>LINEAR.B32:LINEAR.B38</svg:desc>
                </draw:g>
              </table:table-cell>
              <table:table-cell office:value-type="float" office:value="NaN">
                <text:p>NaN</text:p>
                <draw:g>
                  <svg:desc>LINEAR.C32:LINEAR.C38</svg:desc>
                </draw:g>
              </table:table-cell>
              <table:table-cell office:value-type="float" office:value="1">
                <text:p>1</text:p>
                <draw:g>
                  <svg:desc>LINEAR.B39:LINEAR.B45</svg:desc>
                </draw:g>
              </table:table-cell>
              <table:table-cell office:value-type="float" office:value="NaN">
                <text:p>NaN</text:p>
                <draw:g>
                  <svg:desc>LINEAR.C39:LINEAR.C45</svg:desc>
                </draw:g>
              </table:table-cell>
              <table:table-cell office:value-type="float" office:value="1">
                <text:p>1</text:p>
                <draw:g>
                  <svg:desc>LINEAR.B46:LINEAR.B52</svg:desc>
                </draw:g>
              </table:table-cell>
              <table:table-cell office:value-type="float" office:value="0.001255">
                <text:p>0.001255</text:p>
                <draw:g>
                  <svg:desc>LINEAR.C46:LINEAR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8129">
                <text:p>0.008129</text:p>
              </table:table-cell>
              <table:table-cell office:value-type="float" office:value="10">
                <text:p>10</text:p>
              </table:table-cell>
              <table:table-cell office:value-type="float" office:value="0.012072">
                <text:p>0.012072</text:p>
              </table:table-cell>
              <table:table-cell office:value-type="float" office:value="10">
                <text:p>10</text:p>
              </table:table-cell>
              <table:table-cell office:value-type="float" office:value="0.009224">
                <text:p>0.009224</text:p>
              </table:table-cell>
              <table:table-cell office:value-type="float" office:value="10">
                <text:p>10</text:p>
              </table:table-cell>
              <table:table-cell office:value-type="float" office:value="0.00787">
                <text:p>0.00787</text:p>
              </table:table-cell>
              <table:table-cell office:value-type="float" office:value="10">
                <text:p>10</text:p>
              </table:table-cell>
              <table:table-cell office:value-type="float" office:value="0.007246">
                <text:p>0.007246</text:p>
              </table:table-cell>
              <table:table-cell office:value-type="float" office:value="10">
                <text:p>10</text:p>
              </table:table-cell>
              <table:table-cell office:value-type="float" office:value="0.00631">
                <text:p>0.00631</text:p>
              </table:table-cell>
              <table:table-cell office:value-type="float" office:value="10">
                <text:p>10</text:p>
              </table:table-cell>
              <table:table-cell office:value-type="float" office:value="0.005986">
                <text:p>0.005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0298">
                <text:p>0.010298</text:p>
              </table:table-cell>
              <table:table-cell office:value-type="float" office:value="100">
                <text:p>100</text:p>
              </table:table-cell>
              <table:table-cell office:value-type="float" office:value="0.014466">
                <text:p>0.014466</text:p>
              </table:table-cell>
              <table:table-cell office:value-type="float" office:value="100">
                <text:p>100</text:p>
              </table:table-cell>
              <table:table-cell office:value-type="float" office:value="0.011665">
                <text:p>0.011665</text:p>
              </table:table-cell>
              <table:table-cell office:value-type="float" office:value="100">
                <text:p>100</text:p>
              </table:table-cell>
              <table:table-cell office:value-type="float" office:value="0.01138">
                <text:p>0.01138</text:p>
              </table:table-cell>
              <table:table-cell office:value-type="float" office:value="100">
                <text:p>100</text:p>
              </table:table-cell>
              <table:table-cell office:value-type="float" office:value="0.01097">
                <text:p>0.01097</text:p>
              </table:table-cell>
              <table:table-cell office:value-type="float" office:value="100">
                <text:p>100</text:p>
              </table:table-cell>
              <table:table-cell office:value-type="float" office:value="0.013101">
                <text:p>0.013101</text:p>
              </table:table-cell>
              <table:table-cell office:value-type="float" office:value="100">
                <text:p>100</text:p>
              </table:table-cell>
              <table:table-cell office:value-type="float" office:value="0.014035">
                <text:p>0.014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34397">
                <text:p>0.034397</text:p>
              </table:table-cell>
              <table:table-cell office:value-type="float" office:value="1000">
                <text:p>1000</text:p>
              </table:table-cell>
              <table:table-cell office:value-type="float" office:value="0.039045">
                <text:p>0.039045</text:p>
              </table:table-cell>
              <table:table-cell office:value-type="float" office:value="1000">
                <text:p>1000</text:p>
              </table:table-cell>
              <table:table-cell office:value-type="float" office:value="0.035544">
                <text:p>0.035544</text:p>
              </table:table-cell>
              <table:table-cell office:value-type="float" office:value="1000">
                <text:p>1000</text:p>
              </table:table-cell>
              <table:table-cell office:value-type="float" office:value="0.034218">
                <text:p>0.034218</text:p>
              </table:table-cell>
              <table:table-cell office:value-type="float" office:value="1000">
                <text:p>1000</text:p>
              </table:table-cell>
              <table:table-cell office:value-type="float" office:value="0.034602">
                <text:p>0.034602</text:p>
              </table:table-cell>
              <table:table-cell office:value-type="float" office:value="1000">
                <text:p>1000</text:p>
              </table:table-cell>
              <table:table-cell office:value-type="float" office:value="0.034504">
                <text:p>0.034504</text:p>
              </table:table-cell>
              <table:table-cell office:value-type="float" office:value="1000">
                <text:p>1000</text:p>
              </table:table-cell>
              <table:table-cell office:value-type="float" office:value="0.035065">
                <text:p>0.035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20782">
                <text:p>0.20782</text:p>
              </table:table-cell>
              <table:table-cell office:value-type="float" office:value="10000">
                <text:p>10000</text:p>
              </table:table-cell>
              <table:table-cell office:value-type="float" office:value="0.209361">
                <text:p>0.209361</text:p>
              </table:table-cell>
              <table:table-cell office:value-type="float" office:value="10000">
                <text:p>10000</text:p>
              </table:table-cell>
              <table:table-cell office:value-type="float" office:value="0.2056">
                <text:p>0.2056</text:p>
              </table:table-cell>
              <table:table-cell office:value-type="float" office:value="10000">
                <text:p>10000</text:p>
              </table:table-cell>
              <table:table-cell office:value-type="float" office:value="0.289944">
                <text:p>0.289944</text:p>
              </table:table-cell>
              <table:table-cell office:value-type="float" office:value="10000">
                <text:p>10000</text:p>
              </table:table-cell>
              <table:table-cell office:value-type="float" office:value="0.303389">
                <text:p>0.303389</text:p>
              </table:table-cell>
              <table:table-cell office:value-type="float" office:value="10000">
                <text:p>10000</text:p>
              </table:table-cell>
              <table:table-cell office:value-type="float" office:value="0.298474">
                <text:p>0.298474</text:p>
              </table:table-cell>
              <table:table-cell office:value-type="float" office:value="10000">
                <text:p>10000</text:p>
              </table:table-cell>
              <table:table-cell office:value-type="float" office:value="0.222351">
                <text:p>0.222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.9955">
                <text:p>1.9955</text:p>
              </table:table-cell>
              <table:table-cell office:value-type="float" office:value="100000">
                <text:p>100000</text:p>
              </table:table-cell>
              <table:table-cell office:value-type="float" office:value="2.01789">
                <text:p>2.01789</text:p>
              </table:table-cell>
              <table:table-cell office:value-type="float" office:value="100000">
                <text:p>100000</text:p>
              </table:table-cell>
              <table:table-cell office:value-type="float" office:value="2.01376">
                <text:p>2.01376</text:p>
              </table:table-cell>
              <table:table-cell office:value-type="float" office:value="100000">
                <text:p>100000</text:p>
              </table:table-cell>
              <table:table-cell office:value-type="float" office:value="2.04587">
                <text:p>2.04587</text:p>
              </table:table-cell>
              <table:table-cell office:value-type="float" office:value="100000">
                <text:p>100000</text:p>
              </table:table-cell>
              <table:table-cell office:value-type="float" office:value="1.99606">
                <text:p>1.99606</text:p>
              </table:table-cell>
              <table:table-cell office:value-type="float" office:value="100000">
                <text:p>100000</text:p>
              </table:table-cell>
              <table:table-cell office:value-type="float" office:value="1.76823">
                <text:p>1.76823</text:p>
              </table:table-cell>
              <table:table-cell office:value-type="float" office:value="100000">
                <text:p>100000</text:p>
              </table:table-cell>
              <table:table-cell office:value-type="float" office:value="2.04203">
                <text:p>2.04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27.5002">
                <text:p>27.5002</text:p>
              </table:table-cell>
              <table:table-cell office:value-type="float" office:value="1000000">
                <text:p>1000000</text:p>
              </table:table-cell>
              <table:table-cell office:value-type="float" office:value="25.9282">
                <text:p>25.9282</text:p>
              </table:table-cell>
              <table:table-cell office:value-type="float" office:value="1000000">
                <text:p>1000000</text:p>
              </table:table-cell>
              <table:table-cell office:value-type="float" office:value="19.7775">
                <text:p>19.7775</text:p>
              </table:table-cell>
              <table:table-cell office:value-type="float" office:value="1000000">
                <text:p>1000000</text:p>
              </table:table-cell>
              <table:table-cell office:value-type="float" office:value="19.1557">
                <text:p>19.1557</text:p>
              </table:table-cell>
              <table:table-cell office:value-type="float" office:value="1000000">
                <text:p>1000000</text:p>
              </table:table-cell>
              <table:table-cell office:value-type="float" office:value="15.9899">
                <text:p>15.9899</text:p>
              </table:table-cell>
              <table:table-cell office:value-type="float" office:value="1000000">
                <text:p>1000000</text:p>
              </table:table-cell>
              <table:table-cell office:value-type="float" office:value="16.0963">
                <text:p>16.0963</text:p>
              </table:table-cell>
              <table:table-cell office:value-type="float" office:value="1000000">
                <text:p>1000000</text:p>
              </table:table-cell>
              <table:table-cell office:value-type="float" office:value="20.3448">
                <text:p>20.34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2.784cm" svg:y="3.739cm" style:legend-expansion="high" chart:style-name="ch3"/>
        <chart:plot-area chart:style-name="ch4" table:cell-range-address="STACK.L4:STACK.M10 STACK.K2:STACK.K2 STACK.P2:STACK.P2 STACK.R4:STACK.R10" chart:data-source-has-labels="row" svg:x="1.367cm" svg:y="1.257cm" svg:width="11.061cm" svg:height="6.166cm">
          <chartooo:coordinate-region svg:x="2.465cm" svg:y="1.456cm" svg:width="9.313cm" svg:height="5.32cm"/>
          <chart:axis chart:dimension="x" chart:name="primary-x" chart:style-name="ch5">
            <chart:title svg:x="5.861cm" svg:y="7.594cm" chart:style-name="ch6">
              <text:p>Nº operations</text:p>
            </chart:title>
          </chart:axis>
          <chart:axis chart:dimension="y" chart:name="primary-y" chart:style-name="ch7">
            <chart:title svg:x="0.451cm" svg:y="5.059cm" chart:style-name="ch8">
              <text:p>Time(ms)</text:p>
            </chart:title>
            <chart:grid chart:style-name="ch9" chart:class="major"/>
          </chart:axis>
          <chart:series chart:style-name="ch10" chart:values-cell-range-address="STACK.M4:STACK.M10" chart:label-cell-address="STACK.K2:STACK.K2" chart:class="chart:scatter">
            <chart:domain table:cell-range-address="STACK.L4:STACK.L10"/>
            <chart:data-point chart:repeated="7"/>
          </chart:series>
          <chart:series chart:style-name="ch11" chart:values-cell-range-address="STACK.R4:STACK.R10" chart:label-cell-address="STACK.P2:STACK.P2" chart:class="chart:scatter">
            <chart:domain table:cell-range-address="STACK.Q4:STACK.Q10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STACK.K2:STACK.K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Random allocations/free</text:p>
                <draw:g>
                  <svg:desc>STACK.P2:STACK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TACK.L4:STACK.L10</svg:desc>
                </draw:g>
              </table:table-cell>
              <table:table-cell office:value-type="float" office:value="NaN">
                <text:p>NaN</text:p>
                <draw:g>
                  <svg:desc>STACK.M4:STACK.M10</svg:desc>
                </draw:g>
              </table:table-cell>
              <table:table-cell office:value-type="float" office:value="1">
                <text:p>1</text:p>
                <draw:g>
                  <svg:desc>STACK.Q4:STACK.Q10</svg:desc>
                </draw:g>
              </table:table-cell>
              <table:table-cell office:value-type="float" office:value="NaN">
                <text:p>NaN</text:p>
                <draw:g>
                  <svg:desc>STACK.R4:STACK.R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766">
                <text:p>0.00766</text:p>
              </table:table-cell>
              <table:table-cell office:value-type="float" office:value="10">
                <text:p>10</text:p>
              </table:table-cell>
              <table:table-cell office:value-type="float" office:value="0.009559">
                <text:p>0.009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5295">
                <text:p>0.05295</text:p>
              </table:table-cell>
              <table:table-cell office:value-type="float" office:value="100">
                <text:p>100</text:p>
              </table:table-cell>
              <table:table-cell office:value-type="float" office:value="0.040415">
                <text:p>0.040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310997">
                <text:p>0.310997</text:p>
              </table:table-cell>
              <table:table-cell office:value-type="float" office:value="1000">
                <text:p>1000</text:p>
              </table:table-cell>
              <table:table-cell office:value-type="float" office:value="0.499395">
                <text:p>0.499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91945">
                <text:p>1.91945</text:p>
              </table:table-cell>
              <table:table-cell office:value-type="float" office:value="10000">
                <text:p>10000</text:p>
              </table:table-cell>
              <table:table-cell office:value-type="float" office:value="1.99166">
                <text:p>1.99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8.0965">
                <text:p>18.0965</text:p>
              </table:table-cell>
              <table:table-cell office:value-type="float" office:value="100000">
                <text:p>100000</text:p>
              </table:table-cell>
              <table:table-cell office:value-type="float" office:value="22.2024">
                <text:p>22.2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44.445">
                <text:p>144.445</text:p>
              </table:table-cell>
              <table:table-cell office:value-type="float" office:value="1000000">
                <text:p>1000000</text:p>
              </table:table-cell>
              <table:table-cell office:value-type="float" office:value="175.455">
                <text:p>175.4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3.472cm" svg:y="3.988cm" style:legend-expansion="high" chart:style-name="ch3"/>
        <chart:plot-area chart:style-name="ch4" table:cell-range-address="LINEAR.L4:LINEAR.M10 LINEAR.K2:LINEAR.K2" chart:data-source-has-labels="row" svg:x="1.367cm" svg:y="1.257cm" svg:width="11.749cm" svg:height="6.166cm">
          <chartooo:coordinate-region svg:x="2.465cm" svg:y="1.456cm" svg:width="10.001cm" svg:height="5.32cm"/>
          <chart:axis chart:dimension="x" chart:name="primary-x" chart:style-name="ch5">
            <chart:title svg:x="6.205cm" svg:y="7.594cm" chart:style-name="ch6">
              <text:p>Nº operations</text:p>
            </chart:title>
          </chart:axis>
          <chart:axis chart:dimension="y" chart:name="primary-y" chart:style-name="ch7">
            <chart:title svg:x="0.451cm" svg:y="5.059cm" chart:style-name="ch8">
              <text:p>Time(ms)</text:p>
            </chart:title>
            <chart:grid chart:style-name="ch9" chart:class="major"/>
          </chart:axis>
          <chart:series chart:style-name="ch10" chart:values-cell-range-address="LINEAR.M4:LINEAR.M10" chart:label-cell-address="LINEAR.K2:LINEAR.K2" chart:class="chart:scatter">
            <chart:domain table:cell-range-address="LINEAR.L4:LINEAR.L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LINEAR.K2:LINEAR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NEAR.L4:LINEAR.L10</svg:desc>
                </draw:g>
              </table:table-cell>
              <table:table-cell office:value-type="float" office:value="NaN">
                <text:p>NaN</text:p>
                <draw:g>
                  <svg:desc>LINEAR.M4:LINEAR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8495">
                <text:p>0.008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0236">
                <text:p>0.010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79353">
                <text:p>0.079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583192">
                <text:p>0.583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4.94377">
                <text:p>4.94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51.9729">
                <text:p>51.97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3.472cm" svg:y="3.988cm" style:legend-expansion="high" chart:style-name="ch3"/>
        <chart:plot-area chart:style-name="ch4" table:cell-range-address="LINEAR.N4:LINEAR.N10 LINEAR.L4:LINEAR.L10 LINEAR.K2:LINEAR.K2" chart:data-source-has-labels="both" svg:x="1.367cm" svg:y="1.257cm" svg:width="11.749cm" svg:height="6.166cm">
          <chartooo:coordinate-region svg:x="2.729cm" svg:y="1.456cm" svg:width="8.811cm" svg:height="5.32cm"/>
          <chart:axis chart:dimension="x" chart:name="primary-x" chart:style-name="ch5" chartooo:axis-type="auto">
            <chart:title svg:x="6.205cm" svg:y="7.594cm" chart:style-name="ch6">
              <text:p>Nº operations</text:p>
            </chart:title>
            <chart:categories table:cell-range-address="LINEAR.N4:LINEAR.N10"/>
          </chart:axis>
          <chart:axis chart:dimension="y" chart:name="primary-y" chart:style-name="ch7">
            <chart:title svg:x="0.451cm" svg:y="5.244cm" chart:style-name="ch8">
              <text:p>Size (bytes)</text:p>
            </chart:title>
            <chart:grid chart:style-name="ch9" chart:class="major"/>
          </chart:axis>
          <chart:series chart:style-name="ch10" chart:values-cell-range-address="LINEAR.N4:LINEAR.N10" chart:label-cell-address="LINEAR.K2:LINEAR.K2" chart:class="chart:scatter">
            <chart:domain table:cell-range-address="LINEAR.L4:LINEAR.L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LINEAR.K2:LINEAR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LINEAR.N4:LINEAR.N10</svg:desc>
                </draw:g>
              </table:table-cell>
              <table:table-cell office:value-type="float" office:value="1">
                <text:p>1</text:p>
                <draw:g>
                  <svg:desc>LINEAR.L4:LINEAR.L10</svg:desc>
                </draw:g>
              </table:table-cell>
              <table:table-cell office:value-type="float" office:value="NaN">
                <text:p>NaN</text:p>
                <draw:g>
                  <svg:desc>LINEAR.N4:LINEAR.N10</svg:desc>
                </draw:g>
              </table:table-cell>
            </table:table-row>
            <table:table-row>
              <table:table-cell office:value-type="float" office:value="5312">
                <text:p>5312</text:p>
              </table:table-cell>
              <table:table-cell office:value-type="float" office:value="10">
                <text:p>10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90976">
                <text:p>90976</text:p>
              </table:table-cell>
              <table:table-cell office:value-type="float" office:value="100">
                <text:p>100</text:p>
              </table:table-cell>
              <table:table-cell office:value-type="float" office:value="90976">
                <text:p>90976</text:p>
              </table:table-cell>
            </table:table-row>
            <table:table-row>
              <table:table-cell office:value-type="float" office:value="1112224">
                <text:p>1112224</text:p>
              </table:table-cell>
              <table:table-cell office:value-type="float" office:value="1000">
                <text:p>1000</text:p>
              </table:table-cell>
              <table:table-cell office:value-type="float" office:value="1112224">
                <text:p>1112224</text:p>
              </table:table-cell>
            </table:table-row>
            <table:table-row>
              <table:table-cell office:value-type="float" office:value="11630336">
                <text:p>11630336</text:p>
              </table:table-cell>
              <table:table-cell office:value-type="float" office:value="10000">
                <text:p>10000</text:p>
              </table:table-cell>
              <table:table-cell office:value-type="float" office:value="11630336">
                <text:p>11630336</text:p>
              </table:table-cell>
            </table:table-row>
            <table:table-row>
              <table:table-cell office:value-type="float" office:value="115325504">
                <text:p>115325504</text:p>
              </table:table-cell>
              <table:table-cell office:value-type="float" office:value="100000">
                <text:p>100000</text:p>
              </table:table-cell>
              <table:table-cell office:value-type="float" office:value="115325504">
                <text:p>115325504</text:p>
              </table:table-cell>
            </table:table-row>
            <table:table-row>
              <table:table-cell office:value-type="float" office:value="1148913184">
                <text:p>1148913184</text:p>
              </table:table-cell>
              <table:table-cell office:value-type="float" office:value="1000000">
                <text:p>1000000</text:p>
              </table:table-cell>
              <table:table-cell office:value-type="float" office:value="1148913184">
                <text:p>114891318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